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text-indent="0cm" fo:line-height="115%" fo:margin-left="-0.053cm" style:writing-mode="lr-tb"/>
    </style:style>
    <style:style style:name="T1_1" style:family="text"/>
    <style:style style:name="T1_2" style:family="text"/>
    <style:style style:name="P2" style:family="paragraph" style:parent-style-name="Title">
      <style:paragraph-properties fo:text-align="center" fo:break-before="auto" fo:text-indent="0cm" fo:line-height="115%" fo:margin-left="-0.053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text-indent="1.27cm" fo:line-height="115%" fo:margin-left="2.54cm" style:writing-mode="lr-tb"/>
    </style:style>
    <style:style style:name="P4" style:family="paragraph" style:parent-style-name="Standard">
      <style:paragraph-properties fo:break-before="auto" fo:text-indent="1.27cm" fo:line-height="115%" fo:margin-left="2.54cm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>
      <style:text-properties style:font-name="Courier New" style:font-name-asian="Courier New" style:font-name-complex="Courier New"/>
    </style:style>
    <style:style style:name="T5_31" style:family="text">
      <style:text-properties style:font-name="Courier New" style:font-name-asian="Courier New" style:font-name-complex="Courier New"/>
    </style:style>
    <style:style style:name="T5_32" style:family="text">
      <style:text-properties style:font-name="Courier New" style:font-name-asian="Courier New" style:font-name-complex="Courier New"/>
    </style:style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>
      <style:text-properties style:font-name="Courier New" style:font-name-asian="Courier New" style:font-name-complex="Courier New"/>
    </style:style>
    <style:style style:name="T5_39" style:family="text">
      <style:text-properties style:font-name="Courier New" style:font-name-asian="Courier New" style:font-name-complex="Courier New"/>
    </style:style>
    <style:style style:name="T5_40" style:family="text">
      <style:text-properties style:font-name="Courier New" style:font-name-asian="Courier New" style:font-name-complex="Courier New"/>
    </style:style>
    <style:style style:name="T5_41" style:family="text">
      <style:text-properties style:font-name="Courier New" style:font-name-asian="Courier New" style:font-name-complex="Courier New"/>
    </style:style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P6" style:family="paragraph" style:parent-style-name="Heading_20_2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text-indent="0cm" fo:line-height="115%" fo:margin-left="1.27cm" style:writing-mode="lr-tb"/>
    </style:style>
    <style:style style:name="T10_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10_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10_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break-before="auto" fo:text-indent="0cm" fo:line-height="115%" fo:margin-left="1.27cm" style:writing-mode="lr-tb"/>
    </style:style>
    <style:style style:name="T11_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11_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11_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12_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break-before="auto" fo:text-indent="0cm" fo:line-height="115%" fo:margin-left="1.27cm" style:writing-mode="lr-tb"/>
    </style:style>
    <style:style style:name="T14_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14_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14_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>
      <style:text-properties style:font-name="Courier New" style:font-name-asian="Courier New" style:font-name-complex="Courier New"/>
    </style:style>
    <style:style style:name="T16_18" style:family="text">
      <style:text-properties style:font-name="Courier New" style:font-name-asian="Courier New" style:font-name-complex="Courier New"/>
    </style:style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>
      <style:text-properties style:font-name="Courier New" style:font-name-asian="Courier New" style:font-name-complex="Courier New"/>
    </style:style>
    <style:style style:name="T16_49" style:family="text">
      <style:text-properties style:font-name="Courier New" style:font-name-asian="Courier New" style:font-name-complex="Courier New"/>
    </style:style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T16_115" style:family="text"/>
    <style:style style:name="T16_116" style:family="text"/>
    <style:style style:name="T16_117" style:family="text"/>
    <style:style style:name="T16_118" style:family="text"/>
    <style:style style:name="T16_119" style:family="text"/>
    <style:style style:name="T16_120" style:family="text"/>
    <style:style style:name="T16_121" style:family="text"/>
    <style:style style:name="T16_122" style:family="text"/>
    <style:style style:name="T16_123" style:family="text"/>
    <style:style style:name="T16_124" style:family="text"/>
    <style:style style:name="T16_125" style:family="text"/>
    <style:style style:name="T16_126" style:family="text"/>
    <style:style style:name="T16_127" style:family="text"/>
    <style:style style:name="T16_128" style:family="text"/>
    <style:style style:name="T16_129" style:family="text"/>
    <style:style style:name="T16_130" style:family="text"/>
    <style:style style:name="T16_131" style:family="text"/>
    <style:style style:name="T16_132" style:family="text"/>
    <style:style style:name="T16_133" style:family="text"/>
    <style:style style:name="T16_134" style:family="text"/>
    <style:style style:name="T16_135" style:family="text"/>
    <style:style style:name="T16_136" style:family="text"/>
    <style:style style:name="T16_137" style:family="text"/>
    <style:style style:name="T16_138" style:family="text"/>
    <style:style style:name="T16_139" style:family="text"/>
    <style:style style:name="T16_140" style:family="text"/>
    <style:style style:name="T16_141" style:family="text"/>
    <style:style style:name="T16_142" style:family="text"/>
    <style:style style:name="T16_143" style:family="text"/>
    <style:style style:name="T16_144" style:family="text"/>
    <style:style style:name="T16_145" style:family="text"/>
    <style:style style:name="T16_146" style:family="text"/>
    <style:style style:name="T16_147" style:family="text"/>
    <style:style style:name="T16_148" style:family="text"/>
    <style:style style:name="T16_149" style:family="text"/>
    <style:style style:name="T16_150" style:family="text"/>
    <style:style style:name="T16_151" style:family="text"/>
    <style:style style:name="T16_152" style:family="text"/>
    <style:style style:name="T16_153" style:family="text"/>
    <style:style style:name="T16_154" style:family="text"/>
    <style:style style:name="T16_155" style:family="text"/>
    <style:style style:name="T16_156" style:family="text"/>
    <style:style style:name="T16_157" style:family="text">
      <style:text-properties style:font-name="Courier New" style:font-name-asian="Courier New" style:font-name-complex="Courier New"/>
    </style:style>
    <style:style style:name="T16_158" style:family="text">
      <style:text-properties style:font-name="Courier New" style:font-name-asian="Courier New" style:font-name-complex="Courier New"/>
    </style:style>
    <style:style style:name="T16_159" style:family="text"/>
    <style:style style:name="T16_160" style:family="text"/>
    <style:style style:name="T16_161" style:family="text"/>
    <style:style style:name="T16_162" style:family="text"/>
    <style:style style:name="T16_163" style:family="text"/>
    <style:style style:name="T16_164" style:family="text"/>
    <style:style style:name="T16_165" style:family="text"/>
    <style:style style:name="T16_166" style:family="text"/>
    <style:style style:name="T16_167" style:family="text"/>
    <style:style style:name="T16_168" style:family="text"/>
    <style:style style:name="T16_169" style:family="text"/>
    <style:style style:name="T16_170" style:family="text"/>
    <style:style style:name="T16_171" style:family="text"/>
    <style:style style:name="T16_172" style:family="text"/>
    <style:style style:name="T16_173" style:family="text"/>
    <style:style style:name="T16_174" style:family="text"/>
    <style:style style:name="T16_175" style:family="text"/>
    <style:style style:name="T16_176" style:family="text"/>
    <style:style style:name="T16_177" style:family="text"/>
    <style:style style:name="T16_178" style:family="text"/>
    <style:style style:name="T16_179" style:family="text"/>
    <style:style style:name="T16_180" style:family="text"/>
    <style:style style:name="T16_181" style:family="text"/>
    <style:style style:name="T16_182" style:family="text"/>
    <style:style style:name="T16_183" style:family="text"/>
    <style:style style:name="T16_184" style:family="text"/>
    <style:style style:name="T16_185" style:family="text"/>
    <style:style style:name="T16_186" style:family="text"/>
    <style:style style:name="T16_187" style:family="text"/>
    <style:style style:name="T16_188" style:family="text"/>
    <style:style style:name="T16_189" style:family="text"/>
    <style:style style:name="T16_190" style:family="text"/>
    <style:style style:name="T16_191" style:family="text"/>
    <style:style style:name="T16_192" style:family="text"/>
    <style:style style:name="T16_193" style:family="text"/>
    <style:style style:name="T16_194" style:family="text"/>
    <style:style style:name="T16_195" style:family="text"/>
    <style:style style:name="T16_196" style:family="text"/>
    <style:style style:name="T16_197" style:family="text"/>
    <style:style style:name="T16_198" style:family="text"/>
    <style:style style:name="T16_199" style:family="text"/>
    <style:style style:name="T16_200" style:family="text"/>
    <style:style style:name="T16_201" style:family="text"/>
    <style:style style:name="T16_202" style:family="text"/>
    <style:style style:name="T16_203" style:family="text"/>
    <style:style style:name="T16_204" style:family="text"/>
    <style:style style:name="T16_205" style:family="text"/>
    <style:style style:name="T16_206" style:family="text"/>
    <style:style style:name="T16_207" style:family="text"/>
    <style:style style:name="T16_208" style:family="text"/>
    <style:style style:name="T16_209" style:family="text"/>
    <style:style style:name="T16_210" style:family="text"/>
    <style:style style:name="T16_211" style:family="text"/>
    <style:style style:name="T16_212" style:family="text"/>
    <style:style style:name="T16_213" style:family="text"/>
    <style:style style:name="T16_214" style:family="text"/>
    <style:style style:name="T16_215" style:family="text"/>
    <style:style style:name="T16_216" style:family="text"/>
    <style:style style:name="T16_217" style:family="text"/>
    <style:style style:name="T16_218" style:family="text"/>
    <style:style style:name="T16_219" style:family="text"/>
    <style:style style:name="T16_220" style:family="text"/>
    <style:style style:name="T16_221" style:family="text"/>
    <style:style style:name="T16_222" style:family="text"/>
    <style:style style:name="T16_223" style:family="text"/>
    <style:style style:name="T16_224" style:family="text"/>
    <style:style style:name="T16_225" style:family="text"/>
    <style:style style:name="T16_226" style:family="text"/>
    <style:style style:name="T16_227" style:family="text"/>
    <style:style style:name="T16_228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>
      <style:text-properties style:font-name="Courier New" style:font-name-asian="Courier New" style:font-name-complex="Courier New"/>
    </style:style>
    <style:style style:name="T18_8" style:family="text">
      <style:text-properties style:font-name="Courier New" style:font-name-asian="Courier New" style:font-name-complex="Courier New"/>
    </style:style>
    <style:style style:name="T18_9" style:family="text">
      <style:text-properties style:font-name="Courier New" style:font-name-asian="Courier New" style:font-name-complex="Courier New"/>
    </style:style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>
      <style:text-properties style:font-name="Courier New" style:font-name-asian="Courier New" style:font-name-complex="Courier New"/>
    </style:style>
    <style:style style:name="T18_18" style:family="text">
      <style:text-properties style:font-name="Courier New" style:font-name-asian="Courier New" style:font-name-complex="Courier New"/>
    </style:style>
    <style:style style:name="T18_19" style:family="text">
      <style:text-properties style:font-name="Courier New" style:font-name-asian="Courier New" style:font-name-complex="Courier New"/>
    </style:style>
    <style:style style:name="T18_20" style:family="text">
      <style:text-properties style:font-name="Courier New" style:font-name-asian="Courier New" style:font-name-complex="Courier New"/>
    </style:style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>
      <style:text-properties style:font-name="Courier New" style:font-name-asian="Courier New" style:font-name-complex="Courier New"/>
    </style:style>
    <style:style style:name="T18_84" style:family="text">
      <style:text-properties style:font-name="Courier New" style:font-name-asian="Courier New" style:font-name-complex="Courier New"/>
    </style:style>
    <style:style style:name="T18_85" style:family="text"/>
    <style:style style:name="T18_86" style:family="text"/>
    <style:style style:name="T18_87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style="italic" style:font-style-asian="italic" style:font-style-complex="italic"/>
    </style:style>
    <style:style style:name="T20_2" style:family="text">
      <style:text-properties fo:font-style="italic" style:font-style-asian="italic" style:font-style-complex="italic"/>
    </style:style>
    <style:style style:name="T20_3" style:family="text">
      <style:text-properties style:font-name="Courier New" style:font-name-asian="Courier New" style:font-name-complex="Courier New"/>
    </style:style>
    <style:style style:name="T20_4" style:family="text">
      <style:text-properties style:font-name="Courier New" style:font-name-asian="Courier New" style:font-name-complex="Courier New"/>
    </style:style>
    <style:style style:name="T20_5" style:family="text">
      <style:text-properties style:font-name="Courier New" style:font-name-asian="Courier New" style:font-name-complex="Courier New"/>
    </style:style>
    <style:style style:name="T20_6" style:family="text">
      <style:text-properties style:font-name="Courier New" style:font-name-asian="Courier New" style:font-name-complex="Courier New"/>
    </style:style>
    <style:style style:name="T20_7" style:family="text">
      <style:text-properties style:font-name="Courier New" style:font-name-asian="Courier New" style:font-name-complex="Courier New"/>
    </style:style>
    <style:style style:name="T20_8" style:family="text">
      <style:text-properties style:font-name="Courier New" style:font-name-asian="Courier New" style:font-name-complex="Courier New"/>
    </style:style>
    <style:style style:name="T20_9" style:family="text">
      <style:text-properties style:font-name="Courier New" style:font-name-asian="Courier New" style:font-name-complex="Courier New"/>
    </style:style>
    <style:style style:name="T20_10" style:family="text"/>
    <style:style style:name="T20_11" style:family="text"/>
    <style:style style:name="T20_12" style:family="text"/>
    <style:style style:name="T20_13" style:family="text">
      <style:text-properties style:font-name="Courier New" style:font-name-asian="Courier New" style:font-name-complex="Courier New"/>
    </style:style>
    <style:style style:name="T20_14" style:family="text">
      <style:text-properties style:font-name="Courier New" style:font-name-asian="Courier New" style:font-name-complex="Courier New"/>
    </style:style>
    <style:style style:name="T20_15" style:family="text">
      <style:text-properties style:font-name="Courier New" style:font-name-asian="Courier New" style:font-name-complex="Courier New"/>
    </style:style>
    <style:style style:name="T20_16" style:family="text">
      <style:text-properties style:font-name="Courier New" style:font-name-asian="Courier New" style:font-name-complex="Courier New"/>
    </style:style>
    <style:style style:name="T20_17" style:family="text">
      <style:text-properties style:font-name="Courier New" style:font-name-asian="Courier New" style:font-name-complex="Courier New"/>
    </style:style>
    <style:style style:name="T20_18" style:family="text">
      <style:text-properties style:font-name="Courier New" style:font-name-asian="Courier New" style:font-name-complex="Courier New"/>
    </style:style>
    <style:style style:name="T20_19" style:family="text">
      <style:text-properties style:font-name="Courier New" style:font-name-asian="Courier New" style:font-name-complex="Courier New"/>
    </style:style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>
      <style:text-properties style:font-name="Courier New" style:font-name-asian="Courier New" style:font-name-complex="Courier New"/>
    </style:style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>
      <style:text-properties style:font-name="Courier New" style:font-name-asian="Courier New" style:font-name-complex="Courier New"/>
    </style:style>
    <style:style style:name="T20_74" style:family="text">
      <style:text-properties style:font-name="Courier New" style:font-name-asian="Courier New" style:font-name-complex="Courier New"/>
    </style:style>
    <style:style style:name="T20_75" style:family="text">
      <style:text-properties style:font-name="Courier New" style:font-name-asian="Courier New" style:font-name-complex="Courier New"/>
    </style:style>
    <style:style style:name="T20_76" style:family="text">
      <style:text-properties style:font-name="Courier New" style:font-name-asian="Courier New" style:font-name-complex="Courier New"/>
    </style:style>
    <style:style style:name="T20_77" style:family="text">
      <style:text-properties style:font-name="Courier New" style:font-name-asian="Courier New" style:font-name-complex="Courier New"/>
    </style:style>
    <style:style style:name="T20_78" style:family="text">
      <style:text-properties style:font-name="Courier New" style:font-name-asian="Courier New" style:font-name-complex="Courier New"/>
    </style:style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>
      <style:text-properties style:font-name="Courier New" style:font-name-asian="Courier New" style:font-name-complex="Courier New"/>
    </style:style>
    <style:style style:name="T20_93" style:family="text">
      <style:text-properties style:font-name="Courier New" style:font-name-asian="Courier New" style:font-name-complex="Courier New"/>
    </style:style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T20_129" style:family="text"/>
    <style:style style:name="T20_130" style:family="text"/>
    <style:style style:name="T20_131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style:font-name="Courier New" style:font-name-asian="Courier New" style:font-name-complex="Courier New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3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3_3" style:family="text">
      <style:text-properties fo:font-style="italic" style:font-style-asian="italic" style:font-style-complex="italic" style:font-name="Courier New" style:font-name-asian="Courier New" style:font-name-complex="Courier New" fo:font-weight="bold" style:font-weight-asian="bold" style:font-weight-complex="bold"/>
    </style:style>
    <style:style style:name="T23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3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3_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3_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3_8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3_9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3_10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3_1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3_1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3_1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3_1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3_1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3_1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3_1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3_18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3_19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3_20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3_2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3_2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style:font-name="Courier New" style:font-name-asian="Courier New" style:font-name-complex="Courier New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fo:margin-top="0cm" fo:margin-bottom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>
      <style:text-properties style:font-name="Courier New" style:font-name-asian="Courier New" style:font-name-complex="Courier New"/>
    </style:style>
    <style:style style:name="T29_8" style:family="text">
      <style:text-properties style:font-name="Courier New" style:font-name-asian="Courier New" style:font-name-complex="Courier New"/>
    </style:style>
    <style:style style:name="T29_9" style:family="text">
      <style:text-properties style:font-name="Courier New" style:font-name-asian="Courier New" style:font-name-complex="Courier New"/>
    </style:style>
    <style:style style:name="T29_10" style:family="text">
      <style:text-properties style:font-name="Courier New" style:font-name-asian="Courier New" style:font-name-complex="Courier New"/>
    </style:style>
    <style:style style:name="T29_11" style:family="text">
      <style:text-properties style:font-name="Courier New" style:font-name-asian="Courier New" style:font-name-complex="Courier New"/>
    </style:style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>
      <style:text-properties style:font-name="Courier New" style:font-name-asian="Courier New" style:font-name-complex="Courier New"/>
    </style:style>
    <style:style style:name="T29_38" style:family="text">
      <style:text-properties style:font-name="Courier New" style:font-name-asian="Courier New" style:font-name-complex="Courier New"/>
    </style:style>
    <style:style style:name="T29_39" style:family="text">
      <style:text-properties style:font-name="Courier New" style:font-name-asian="Courier New" style:font-name-complex="Courier New"/>
    </style:style>
    <style:style style:name="T29_40" style:family="text">
      <style:text-properties style:font-name="Courier New" style:font-name-asian="Courier New" style:font-name-complex="Courier New"/>
    </style:style>
    <style:style style:name="T29_41" style:family="text">
      <style:text-properties style:font-name="Courier New" style:font-name-asian="Courier New" style:font-name-complex="Courier New"/>
    </style:style>
    <style:style style:name="T29_42" style:family="text"/>
    <style:style style:name="T29_43" style:family="text"/>
    <style:style style:name="T29_44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text-indent="0cm" fo:line-height="115%" fo:margin-left="1.27cm" style:writing-mode="lr-tb"/>
    </style:style>
    <style:style style:name="T31_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1_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1_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1_4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1_5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1_6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1_7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1_8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1_9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1_10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1_1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1_1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1_1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1_14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P32" style:family="paragraph" style:parent-style-name="Standard">
      <style:paragraph-properties fo:break-before="auto" fo:text-indent="0cm" fo:line-height="115%" fo:margin-left="1.27cm" style:writing-mode="lr-tb"/>
    </style:style>
    <style:style style:name="T32_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2_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2_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2_4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2_5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2_6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2_7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2_8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2_9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2_10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2_1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2_1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2_1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2_14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2_15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2_16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2_17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2_18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2_19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2_20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P33" style:family="paragraph" style:parent-style-name="Standard">
      <style:paragraph-properties fo:break-before="auto" fo:text-indent="0cm" fo:line-height="115%" fo:margin-left="1.27cm" style:writing-mode="lr-tb"/>
    </style:style>
    <style:style style:name="T33_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3_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3_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3_4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3_5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3_6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3_7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3_8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3_9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3_10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3_1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3_1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3_1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3_14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3_15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3_16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3_17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3_18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P34" style:family="paragraph" style:parent-style-name="Standard">
      <style:paragraph-properties fo:break-before="auto" fo:text-indent="0cm" fo:line-height="115%" fo:margin-left="1.27cm" style:writing-mode="lr-tb"/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P35" style:family="paragraph" style:parent-style-name="Standard">
      <style:paragraph-properties fo:break-before="auto" fo:text-indent="0cm" fo:line-height="115%" fo:margin-left="1.27cm" style:writing-mode="lr-tb"/>
    </style:style>
    <style:style style:name="T35_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5_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5_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5_4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5_5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5_6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P36" style:family="paragraph" style:parent-style-name="Standard">
      <style:paragraph-properties fo:break-before="auto" fo:text-indent="0cm" fo:line-height="115%" fo:margin-left="1.27cm" style:writing-mode="lr-tb"/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P37" style:family="paragraph" style:parent-style-name="Standard">
      <style:paragraph-properties fo:break-before="auto" fo:text-indent="0cm" fo:line-height="115%" fo:margin-left="1.27cm" style:writing-mode="lr-tb"/>
    </style:style>
    <style:style style:name="T37_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7_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7_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7_4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7_5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7_6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7_7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7_8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7_9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7_10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7_1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P38" style:family="paragraph" style:parent-style-name="Standard">
      <style:paragraph-properties fo:break-before="auto" fo:text-indent="0cm" fo:line-height="115%" fo:margin-left="1.27cm" style:writing-mode="lr-tb"/>
    </style:style>
    <style:style style:name="T38_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8_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8_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8_4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8_5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8_6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8_7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8_8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8_9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8_10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8_1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8_1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8_1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8_14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8_15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8_16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8_17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8_18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8_19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8_20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8_2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8_2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8_2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8_24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8_25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P39" style:family="paragraph" style:parent-style-name="Standard">
      <style:paragraph-properties fo:break-before="auto" fo:text-indent="0cm" fo:line-height="115%" fo:margin-left="1.27cm" style:writing-mode="lr-tb"/>
    </style:style>
    <style:style style:name="T39_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9_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9_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9_4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9_5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39_6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P40" style:family="paragraph" style:parent-style-name="Standard">
      <style:paragraph-properties fo:break-before="auto" fo:text-indent="0cm" fo:line-height="115%" fo:margin-left="1.27cm" style:writing-mode="lr-tb"/>
    </style:style>
    <style:style style:name="T40_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0_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0_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0_4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0_5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0_6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0_7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0_8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0_9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0_10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weight="bold" style:font-weight-asian="bold" style:font-weight-complex="bold"/>
    </style:style>
    <style:style style:name="T42_2" style:family="text">
      <style:text-properties fo:font-weight="bold" style:font-weight-asian="bold" style:font-weight-complex="bold"/>
    </style:style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>
      <style:text-properties style:font-name="Courier New" style:font-name-asian="Courier New" style:font-name-complex="Courier New"/>
    </style:style>
    <style:style style:name="T42_9" style:family="text">
      <style:text-properties style:font-name="Courier New" style:font-name-asian="Courier New" style:font-name-complex="Courier New"/>
    </style:style>
    <style:style style:name="T42_10" style:family="text">
      <style:text-properties style:font-name="Courier New" style:font-name-asian="Courier New" style:font-name-complex="Courier New"/>
    </style:style>
    <style:style style:name="T42_11" style:family="text">
      <style:text-properties style:font-name="Courier New" style:font-name-asian="Courier New" style:font-name-complex="Courier New"/>
    </style:style>
    <style:style style:name="T42_12" style:family="text">
      <style:text-properties style:font-name="Courier New" style:font-name-asian="Courier New" style:font-name-complex="Courier New"/>
    </style:style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>
      <style:text-properties style:font-name="Courier New" style:font-name-asian="Courier New" style:font-name-complex="Courier New"/>
    </style:style>
    <style:style style:name="T42_55" style:family="text"/>
    <style:style style:name="T42_56" style:family="text"/>
    <style:style style:name="T42_57" style:family="text"/>
    <style:style style:name="T42_58" style:family="text">
      <style:text-properties style:font-name="Courier New" style:font-name-asian="Courier New" style:font-name-complex="Courier New"/>
    </style:style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>
      <style:text-properties style:font-name="Courier New" style:font-name-asian="Courier New" style:font-name-complex="Courier New"/>
    </style:style>
    <style:style style:name="T42_69" style:family="text">
      <style:text-properties style:font-name="Courier New" style:font-name-asian="Courier New" style:font-name-complex="Courier New"/>
    </style:style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T42_84" style:family="text"/>
    <style:style style:name="T42_85" style:family="text"/>
    <style:style style:name="T42_86" style:family="text"/>
    <style:style style:name="T42_87" style:family="text"/>
    <style:style style:name="T42_88" style:family="text"/>
    <style:style style:name="T42_89" style:family="text"/>
    <style:style style:name="T42_90" style:family="text"/>
    <style:style style:name="T42_91" style:family="text"/>
    <style:style style:name="T42_92" style:family="text"/>
    <style:style style:name="T42_93" style:family="text"/>
    <style:style style:name="T42_94" style:family="text"/>
    <style:style style:name="T42_95" style:family="text"/>
    <style:style style:name="T42_96" style:family="text"/>
    <style:style style:name="T42_97" style:family="text"/>
    <style:style style:name="T42_98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weight="bold" style:font-weight-asian="bold" style:font-weight-complex="bold"/>
    </style:style>
    <style:style style:name="P44" style:family="paragraph" style:parent-style-name="Standard">
      <style:paragraph-properties fo:break-before="auto" fo:text-indent="0cm" fo:line-height="115%" fo:margin-left="1.27cm" style:writing-mode="lr-tb"/>
    </style:style>
    <style:style style:name="T44_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4_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4_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4_4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4_5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4_6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4_7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4_8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4_9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4_10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4_1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4_1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P45" style:family="paragraph" style:parent-style-name="Standard">
      <style:paragraph-properties fo:break-before="auto" fo:text-indent="0cm" fo:line-height="115%" fo:margin-left="1.27cm" style:writing-mode="lr-tb"/>
    </style:style>
    <style:style style:name="T45_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5_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5_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5_4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5_5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5_6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5_7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5_8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5_9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5_10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P46" style:family="paragraph" style:parent-style-name="Standard">
      <style:paragraph-properties fo:break-before="auto" fo:text-indent="0cm" fo:line-height="115%" fo:margin-left="1.27cm" style:writing-mode="lr-tb"/>
    </style:style>
    <style:style style:name="T46_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6_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6_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6_4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6_5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6_6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6_7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6_8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6_9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6_10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6_1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6_1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6_1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6_14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6_15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P47" style:family="paragraph" style:parent-style-name="Standard">
      <style:paragraph-properties fo:break-before="auto" fo:text-indent="0cm" fo:line-height="115%" fo:margin-left="1.27cm" style:writing-mode="lr-tb"/>
    </style:style>
    <style:style style:name="T47_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7_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7_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7_4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7_5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7_6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7_7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7_8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7_9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7_10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7_1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7_1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7_1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7_14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P48" style:family="paragraph" style:parent-style-name="Standard">
      <style:paragraph-properties fo:break-before="auto" fo:text-indent="0cm" fo:line-height="115%" fo:margin-left="1.27cm" style:writing-mode="lr-tb"/>
    </style:style>
    <style:style style:name="T48_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8_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8_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8_4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8_5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8_6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8_7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8_8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8_9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8_10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8_1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8_1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8_1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8_14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8_15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P49" style:family="paragraph" style:parent-style-name="Standard">
      <style:paragraph-properties fo:break-before="auto" fo:text-indent="0cm" fo:line-height="115%" fo:margin-left="1.27cm" style:writing-mode="lr-tb"/>
    </style:style>
    <style:style style:name="T49_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9_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9_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9_4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9_5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9_6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9_7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49_8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P50" style:family="paragraph" style:parent-style-name="Standard">
      <style:paragraph-properties fo:break-before="auto" fo:text-indent="0cm" fo:line-height="115%" fo:margin-left="1.27cm" style:writing-mode="lr-tb"/>
    </style:style>
    <style:style style:name="T50_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P51" style:family="paragraph" style:parent-style-name="Standard">
      <style:paragraph-properties fo:break-before="auto" fo:text-indent="0cm" fo:line-height="115%" fo:margin-left="1.27cm" style:writing-mode="lr-tb"/>
    </style:style>
    <style:style style:name="T51_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51_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51_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51_4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P52" style:family="paragraph" style:parent-style-name="Standard">
      <style:paragraph-properties fo:break-before="auto" fo:text-indent="0cm" fo:line-height="115%" fo:margin-left="1.27cm" style:writing-mode="lr-tb"/>
    </style:style>
    <style:style style:name="T52_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52_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52_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52_4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52_5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52_6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P53" style:family="paragraph" style:parent-style-name="Standard">
      <style:paragraph-properties fo:break-before="auto" fo:text-indent="0cm" fo:line-height="115%" fo:margin-left="1.27cm" style:writing-mode="lr-tb"/>
    </style:style>
    <style:style style:name="T53_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53_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53_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53_4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53_5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53_6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53_7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53_8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53_9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53_10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53_1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53_1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53_1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53_14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53_15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53_16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P54" style:family="paragraph" style:parent-style-name="Standard">
      <style:paragraph-properties fo:break-before="auto" fo:text-indent="0cm" fo:line-height="115%" fo:margin-left="1.27cm" style:writing-mode="lr-tb"/>
    </style:style>
    <style:style style:name="T54_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54_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54_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54_4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54_5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54_6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54_7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54_8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54_9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54_10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style:font-name="Courier New" style:font-name-asian="Courier New" style:font-name-complex="Courier New"/>
    </style:style>
    <style:style style:name="T56_2" style:family="text">
      <style:text-properties style:font-name="Courier New" style:font-name-asian="Courier New" style:font-name-complex="Courier New"/>
    </style:style>
    <style:style style:name="T56_3" style:family="text">
      <style:text-properties style:font-name="Courier New" style:font-name-asian="Courier New" style:font-name-complex="Courier New"/>
    </style:style>
    <style:style style:name="T56_4" style:family="text">
      <style:text-properties style:font-name="Courier New" style:font-name-asian="Courier New" style:font-name-complex="Courier New"/>
    </style:style>
    <style:style style:name="T56_5" style:family="text">
      <style:text-properties style:font-name="Courier New" style:font-name-asian="Courier New" style:font-name-complex="Courier New"/>
    </style:style>
    <style:style style:name="T56_6" style:family="text"/>
    <style:style style:name="T56_7" style:family="text"/>
    <style:style style:name="T56_8" style:family="text"/>
    <style:style style:name="T56_9" style:family="text">
      <style:text-properties style:font-name="Courier New" style:font-name-asian="Courier New" style:font-name-complex="Courier New"/>
    </style:style>
    <style:style style:name="T56_10" style:family="text">
      <style:text-properties style:font-name="Courier New" style:font-name-asian="Courier New" style:font-name-complex="Courier New"/>
    </style:style>
    <style:style style:name="T56_11" style:family="text">
      <style:text-properties style:font-name="Courier New" style:font-name-asian="Courier New" style:font-name-complex="Courier New"/>
    </style:style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T56_71" style:family="text"/>
    <style:style style:name="T56_72" style:family="text"/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Heading_20_2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/>
    <style:style style:name="T60_81" style:family="text"/>
    <style:style style:name="T60_82" style:family="text"/>
    <style:style style:name="T60_83" style:family="text"/>
    <style:style style:name="T60_84" style:family="text"/>
    <style:style style:name="T60_85" style:family="text"/>
    <style:style style:name="T60_86" style:family="text"/>
    <style:style style:name="T60_87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>
      <style:text-properties style:font-name="Courier New" style:font-name-asian="Courier New" style:font-name-complex="Courier New"/>
    </style:style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>
      <style:text-properties style:font-name="Courier New" style:font-name-asian="Courier New" style:font-name-complex="Courier New"/>
    </style:style>
    <style:style style:name="T62_19" style:family="text">
      <style:text-properties style:font-name="Courier New" style:font-name-asian="Courier New" style:font-name-complex="Courier New"/>
    </style:style>
    <style:style style:name="T62_20" style:family="text">
      <style:text-properties style:font-name="Courier New" style:font-name-asian="Courier New" style:font-name-complex="Courier New"/>
    </style:style>
    <style:style style:name="T62_21" style:family="text">
      <style:text-properties style:font-name="Courier New" style:font-name-asian="Courier New" style:font-name-complex="Courier New"/>
    </style:style>
    <style:style style:name="T62_22" style:family="text">
      <style:text-properties style:font-name="Courier New" style:font-name-asian="Courier New" style:font-name-complex="Courier New"/>
    </style:style>
    <style:style style:name="T62_23" style:family="text">
      <style:text-properties style:font-name="Courier New" style:font-name-asian="Courier New" style:font-name-complex="Courier New"/>
    </style:style>
    <style:style style:name="T62_24" style:family="text"/>
    <style:style style:name="T62_25" style:family="text"/>
    <style:style style:name="T62_26" style:family="text"/>
    <style:style style:name="T62_27" style:family="text">
      <style:text-properties style:font-name="Courier New" style:font-name-asian="Courier New" style:font-name-complex="Courier New"/>
    </style:style>
    <style:style style:name="T62_28" style:family="text">
      <style:text-properties style:font-name="Courier New" style:font-name-asian="Courier New" style:font-name-complex="Courier New"/>
    </style:style>
    <style:style style:name="T62_29" style:family="text">
      <style:text-properties style:font-name="Courier New" style:font-name-asian="Courier New" style:font-name-complex="Courier New"/>
    </style:style>
    <style:style style:name="T62_30" style:family="text">
      <style:text-properties style:font-name="Courier New" style:font-name-asian="Courier New" style:font-name-complex="Courier New"/>
    </style:style>
    <style:style style:name="T62_31" style:family="text">
      <style:text-properties style:font-name="Courier New" style:font-name-asian="Courier New" style:font-name-complex="Courier New"/>
    </style:style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>
      <style:text-properties style:font-name="Courier New" style:font-name-asian="Courier New" style:font-name-complex="Courier New"/>
    </style:style>
    <style:style style:name="T62_74" style:family="text">
      <style:text-properties style:font-name="Courier New" style:font-name-asian="Courier New" style:font-name-complex="Courier New"/>
    </style:style>
    <style:style style:name="T62_75" style:family="text"/>
    <style:style style:name="T62_76" style:family="text"/>
    <style:style style:name="T62_77" style:family="text"/>
    <style:style style:name="T62_78" style:family="text"/>
    <style:style style:name="T62_79" style:family="text"/>
    <style:style style:name="T62_80" style:family="text"/>
    <style:style style:name="T62_81" style:family="text"/>
    <style:style style:name="T62_82" style:family="text"/>
    <style:style style:name="T62_83" style:family="text"/>
    <style:style style:name="T62_84" style:family="text">
      <style:text-properties style:font-name="Courier New" style:font-name-asian="Courier New" style:font-name-complex="Courier New"/>
    </style:style>
    <style:style style:name="T62_85" style:family="text">
      <style:text-properties style:font-name="Courier New" style:font-name-asian="Courier New" style:font-name-complex="Courier New"/>
    </style:style>
    <style:style style:name="T62_86" style:family="text"/>
    <style:style style:name="T62_87" style:family="text"/>
    <style:style style:name="T62_88" style:family="text"/>
    <style:style style:name="T62_89" style:family="text"/>
    <style:style style:name="T62_90" style:family="text"/>
    <style:style style:name="T62_91" style:family="text"/>
    <style:style style:name="T62_92" style:family="text"/>
    <style:style style:name="T62_93" style:family="text"/>
    <style:style style:name="T62_94" style:family="text"/>
    <style:style style:name="T62_95" style:family="text"/>
    <style:style style:name="T62_96" style:family="text"/>
    <style:style style:name="T62_97" style:family="text"/>
    <style:style style:name="T62_98" style:family="text"/>
    <style:style style:name="T62_99" style:family="text"/>
    <style:style style:name="T62_100" style:family="text"/>
    <style:style style:name="T62_101" style:family="text"/>
    <style:style style:name="T62_102" style:family="text"/>
    <style:style style:name="T62_103" style:family="text"/>
    <style:style style:name="T62_104" style:family="text"/>
    <style:style style:name="T62_105" style:family="text"/>
    <style:style style:name="T62_106" style:family="text"/>
    <style:style style:name="T62_107" style:family="text"/>
    <style:style style:name="T62_108" style:family="text"/>
    <style:style style:name="T62_109" style:family="text"/>
    <style:style style:name="T62_110" style:family="text"/>
    <style:style style:name="T62_111" style:family="text"/>
    <style:style style:name="T62_112" style:family="text"/>
    <style:style style:name="T62_113" style:family="text"/>
    <style:style style:name="T62_114" style:family="text"/>
    <style:style style:name="T62_115" style:family="text"/>
    <style:style style:name="T62_116" style:family="text"/>
    <style:style style:name="T62_117" style:family="text"/>
    <style:style style:name="T62_118" style:family="text"/>
    <style:style style:name="T62_119" style:family="text"/>
    <style:style style:name="T62_120" style:family="text"/>
    <style:style style:name="T62_121" style:family="text"/>
    <style:style style:name="T62_122" style:family="text"/>
    <style:style style:name="T62_123" style:family="text"/>
    <style:style style:name="T62_124" style:family="text"/>
    <style:style style:name="T62_125" style:family="text"/>
    <style:style style:name="T62_126" style:family="text"/>
    <style:style style:name="T62_127" style:family="text"/>
    <style:style style:name="T62_128" style:family="text"/>
    <style:style style:name="T62_129" style:family="text"/>
    <style:style style:name="T62_130" style:family="text"/>
    <style:style style:name="T62_131" style:family="text"/>
    <style:style style:name="T62_132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>
      <style:text-properties style:font-name="Courier New" style:font-name-asian="Courier New" style:font-name-complex="Courier New"/>
    </style:style>
    <style:style style:name="T64_14" style:family="text">
      <style:text-properties style:font-name="Courier New" style:font-name-asian="Courier New" style:font-name-complex="Courier New"/>
    </style:style>
    <style:style style:name="T64_15" style:family="text">
      <style:text-properties style:font-name="Courier New" style:font-name-asian="Courier New" style:font-name-complex="Courier New"/>
    </style:style>
    <style:style style:name="T64_16" style:family="text">
      <style:text-properties style:font-name="Courier New" style:font-name-asian="Courier New" style:font-name-complex="Courier New"/>
    </style:style>
    <style:style style:name="T64_17" style:family="text">
      <style:text-properties style:font-name="Courier New" style:font-name-asian="Courier New" style:font-name-complex="Courier New"/>
    </style:style>
    <style:style style:name="T64_18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style:font-name="Courier New" style:font-name-asian="Courier New" style:font-name-complex="Courier New"/>
    </style:style>
    <style:style style:name="T66_2" style:family="text">
      <style:text-properties style:font-name="Courier New" style:font-name-asian="Courier New" style:font-name-complex="Courier New"/>
    </style:style>
    <style:style style:name="T66_3" style:family="text">
      <style:text-properties style:font-name="Courier New" style:font-name-asian="Courier New" style:font-name-complex="Courier New"/>
    </style:style>
    <style:style style:name="T66_4" style:family="text">
      <style:text-properties style:font-name="Courier New" style:font-name-asian="Courier New" style:font-name-complex="Courier New"/>
    </style:style>
    <style:style style:name="T66_5" style:family="text">
      <style:text-properties style:font-name="Courier New" style:font-name-asian="Courier New" style:font-name-complex="Courier New"/>
    </style:style>
    <style:style style:name="T66_6" style:family="text">
      <style:text-properties style:font-name="Courier New" style:font-name-asian="Courier New" style:font-name-complex="Courier New"/>
    </style:style>
    <style:style style:name="T66_7" style:family="text">
      <style:text-properties style:font-name="Courier New" style:font-name-asian="Courier New" style:font-name-complex="Courier New"/>
    </style:style>
    <style:style style:name="T66_8" style:family="text">
      <style:text-properties style:font-name="Courier New" style:font-name-asian="Courier New" style:font-name-complex="Courier New"/>
    </style:style>
    <style:style style:name="T66_9" style:family="text">
      <style:text-properties style:font-name="Courier New" style:font-name-asian="Courier New" style:font-name-complex="Courier New"/>
    </style:style>
    <style:style style:name="T66_10" style:family="text">
      <style:text-properties style:font-name="Courier New" style:font-name-asian="Courier New" style:font-name-complex="Courier New"/>
    </style:style>
    <style:style style:name="T66_11" style:family="text">
      <style:text-properties style:font-name="Courier New" style:font-name-asian="Courier New" style:font-name-complex="Courier New"/>
    </style:style>
    <style:style style:name="T66_12" style:family="text">
      <style:text-properties style:font-name="Courier New" style:font-name-asian="Courier New" style:font-name-complex="Courier New"/>
    </style:style>
    <style:style style:name="T66_13" style:family="text">
      <style:text-properties style:font-name="Courier New" style:font-name-asian="Courier New" style:font-name-complex="Courier New"/>
    </style:style>
    <style:style style:name="T66_14" style:family="text">
      <style:text-properties style:font-name="Courier New" style:font-name-asian="Courier New" style:font-name-complex="Courier New"/>
    </style:style>
    <style:style style:name="T66_15" style:family="text">
      <style:text-properties style:font-name="Courier New" style:font-name-asian="Courier New" style:font-name-complex="Courier New"/>
    </style:style>
    <style:style style:name="T66_16" style:family="text">
      <style:text-properties style:font-name="Courier New" style:font-name-asian="Courier New" style:font-name-complex="Courier New"/>
    </style:style>
    <style:style style:name="T66_17" style:family="text">
      <style:text-properties style:font-name="Courier New" style:font-name-asian="Courier New" style:font-name-complex="Courier New"/>
    </style:style>
    <style:style style:name="T66_18" style:family="text">
      <style:text-properties style:font-name="Courier New" style:font-name-asian="Courier New" style:font-name-complex="Courier New"/>
    </style:style>
    <style:style style:name="T66_19" style:family="text">
      <style:text-properties style:font-name="Courier New" style:font-name-asian="Courier New" style:font-name-complex="Courier New"/>
    </style:style>
    <style:style style:name="T66_20" style:family="text">
      <style:text-properties style:font-name="Courier New" style:font-name-asian="Courier New" style:font-name-complex="Courier New"/>
    </style:style>
    <style:style style:name="T66_21" style:family="text">
      <style:text-properties style:font-name="Courier New" style:font-name-asian="Courier New" style:font-name-complex="Courier New"/>
    </style:style>
    <style:style style:name="T66_22" style:family="text">
      <style:text-properties style:font-name="Courier New" style:font-name-asian="Courier New" style:font-name-complex="Courier New"/>
    </style:style>
    <style:style style:name="T66_23" style:family="text">
      <style:text-properties style:font-name="Courier New" style:font-name-asian="Courier New" style:font-name-complex="Courier New"/>
    </style:style>
    <style:style style:name="T66_24" style:family="text">
      <style:text-properties style:font-name="Courier New" style:font-name-asian="Courier New" style:font-name-complex="Courier New"/>
    </style:style>
    <style:style style:name="T66_25" style:family="text">
      <style:text-properties style:font-name="Courier New" style:font-name-asian="Courier New" style:font-name-complex="Courier New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style:font-name="Courier New" style:font-name-asian="Courier New" style:font-name-complex="Courier New"/>
    </style:style>
    <style:style style:name="T67_2" style:family="text">
      <style:text-properties style:font-name="Courier New" style:font-name-asian="Courier New" style:font-name-complex="Courier New"/>
    </style:style>
    <style:style style:name="T67_3" style:family="text">
      <style:text-properties style:font-name="Courier New" style:font-name-asian="Courier New" style:font-name-complex="Courier New"/>
    </style:style>
    <style:style style:name="T67_4" style:family="text">
      <style:text-properties style:font-name="Courier New" style:font-name-asian="Courier New" style:font-name-complex="Courier New"/>
    </style:style>
    <style:style style:name="T67_5" style:family="text">
      <style:text-properties style:font-name="Courier New" style:font-name-asian="Courier New" style:font-name-complex="Courier New"/>
    </style:style>
    <style:style style:name="T67_6" style:family="text">
      <style:text-properties style:font-name="Courier New" style:font-name-asian="Courier New" style:font-name-complex="Courier New"/>
    </style:style>
    <style:style style:name="T67_7" style:family="text">
      <style:text-properties style:font-name="Courier New" style:font-name-asian="Courier New" style:font-name-complex="Courier New"/>
    </style:style>
    <style:style style:name="T67_8" style:family="text">
      <style:text-properties style:font-name="Courier New" style:font-name-asian="Courier New" style:font-name-complex="Courier New"/>
    </style:style>
    <style:style style:name="T67_9" style:family="text">
      <style:text-properties style:font-name="Courier New" style:font-name-asian="Courier New" style:font-name-complex="Courier New"/>
    </style:style>
    <style:style style:name="T67_10" style:family="text">
      <style:text-properties style:font-name="Courier New" style:font-name-asian="Courier New" style:font-name-complex="Courier New"/>
    </style:style>
    <style:style style:name="T67_11" style:family="text">
      <style:text-properties style:font-name="Courier New" style:font-name-asian="Courier New" style:font-name-complex="Courier New"/>
    </style:style>
    <style:style style:name="T67_12" style:family="text">
      <style:text-properties style:font-name="Courier New" style:font-name-asian="Courier New" style:font-name-complex="Courier New"/>
    </style:style>
    <style:style style:name="T67_13" style:family="text">
      <style:text-properties style:font-name="Courier New" style:font-name-asian="Courier New" style:font-name-complex="Courier New"/>
    </style:style>
    <style:style style:name="T67_14" style:family="text">
      <style:text-properties style:font-name="Courier New" style:font-name-asian="Courier New" style:font-name-complex="Courier New"/>
    </style:style>
    <style:style style:name="T67_15" style:family="text">
      <style:text-properties style:font-name="Courier New" style:font-name-asian="Courier New" style:font-name-complex="Courier New"/>
    </style:style>
    <style:style style:name="T67_16" style:family="text">
      <style:text-properties style:font-name="Courier New" style:font-name-asian="Courier New" style:font-name-complex="Courier New"/>
    </style:style>
    <style:style style:name="T67_17" style:family="text">
      <style:text-properties style:font-name="Courier New" style:font-name-asian="Courier New" style:font-name-complex="Courier New"/>
    </style:style>
    <style:style style:name="T67_18" style:family="text">
      <style:text-properties style:font-name="Courier New" style:font-name-asian="Courier New" style:font-name-complex="Courier New"/>
    </style:style>
    <style:style style:name="T67_19" style:family="text">
      <style:text-properties style:font-name="Courier New" style:font-name-asian="Courier New" style:font-name-complex="Courier New"/>
    </style:style>
    <style:style style:name="T67_20" style:family="text">
      <style:text-properties style:font-name="Courier New" style:font-name-asian="Courier New" style:font-name-complex="Courier New"/>
    </style:style>
    <style:style style:name="T67_21" style:family="text">
      <style:text-properties style:font-name="Courier New" style:font-name-asian="Courier New" style:font-name-complex="Courier New"/>
    </style:style>
    <style:style style:name="T67_22" style:family="text">
      <style:text-properties style:font-name="Courier New" style:font-name-asian="Courier New" style:font-name-complex="Courier New"/>
    </style:style>
    <style:style style:name="T67_23" style:family="text">
      <style:text-properties style:font-name="Courier New" style:font-name-asian="Courier New" style:font-name-complex="Courier New"/>
    </style:style>
    <style:style style:name="T67_24" style:family="text">
      <style:text-properties style:font-name="Courier New" style:font-name-asian="Courier New" style:font-name-complex="Courier New"/>
    </style:style>
    <style:style style:name="T67_25" style:family="text">
      <style:text-properties style:font-name="Courier New" style:font-name-asian="Courier New" style:font-name-complex="Courier New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style:font-name="Courier New" style:font-name-asian="Courier New" style:font-name-complex="Courier New"/>
    </style:style>
    <style:style style:name="T68_2" style:family="text">
      <style:text-properties style:font-name="Courier New" style:font-name-asian="Courier New" style:font-name-complex="Courier New"/>
    </style:style>
    <style:style style:name="T68_3" style:family="text">
      <style:text-properties style:font-name="Courier New" style:font-name-asian="Courier New" style:font-name-complex="Courier New"/>
    </style:style>
    <style:style style:name="T68_4" style:family="text">
      <style:text-properties style:font-name="Courier New" style:font-name-asian="Courier New" style:font-name-complex="Courier New"/>
    </style:style>
    <style:style style:name="T68_5" style:family="text">
      <style:text-properties style:font-name="Courier New" style:font-name-asian="Courier New" style:font-name-complex="Courier New"/>
    </style:style>
    <style:style style:name="T68_6" style:family="text">
      <style:text-properties style:font-name="Courier New" style:font-name-asian="Courier New" style:font-name-complex="Courier New"/>
    </style:style>
    <style:style style:name="T68_7" style:family="text">
      <style:text-properties style:font-name="Courier New" style:font-name-asian="Courier New" style:font-name-complex="Courier New"/>
    </style:style>
    <style:style style:name="T68_8" style:family="text">
      <style:text-properties style:font-name="Courier New" style:font-name-asian="Courier New" style:font-name-complex="Courier New"/>
    </style:style>
    <style:style style:name="T68_9" style:family="text">
      <style:text-properties style:font-name="Courier New" style:font-name-asian="Courier New" style:font-name-complex="Courier New"/>
    </style:style>
    <style:style style:name="T68_10" style:family="text">
      <style:text-properties style:font-name="Courier New" style:font-name-asian="Courier New" style:font-name-complex="Courier New"/>
    </style:style>
    <style:style style:name="T68_11" style:family="text">
      <style:text-properties style:font-name="Courier New" style:font-name-asian="Courier New" style:font-name-complex="Courier New"/>
    </style:style>
    <style:style style:name="T68_12" style:family="text">
      <style:text-properties style:font-name="Courier New" style:font-name-asian="Courier New" style:font-name-complex="Courier New"/>
    </style:style>
    <style:style style:name="T68_13" style:family="text">
      <style:text-properties style:font-name="Courier New" style:font-name-asian="Courier New" style:font-name-complex="Courier New"/>
    </style:style>
    <style:style style:name="T68_14" style:family="text">
      <style:text-properties style:font-name="Courier New" style:font-name-asian="Courier New" style:font-name-complex="Courier New"/>
    </style:style>
    <style:style style:name="T68_15" style:family="text">
      <style:text-properties style:font-name="Courier New" style:font-name-asian="Courier New" style:font-name-complex="Courier New"/>
    </style:style>
    <style:style style:name="T68_16" style:family="text">
      <style:text-properties style:font-name="Courier New" style:font-name-asian="Courier New" style:font-name-complex="Courier New"/>
    </style:style>
    <style:style style:name="T68_17" style:family="text">
      <style:text-properties style:font-name="Courier New" style:font-name-asian="Courier New" style:font-name-complex="Courier New"/>
    </style:style>
    <style:style style:name="T68_18" style:family="text">
      <style:text-properties style:font-name="Courier New" style:font-name-asian="Courier New" style:font-name-complex="Courier New"/>
    </style:style>
    <style:style style:name="T68_19" style:family="text">
      <style:text-properties style:font-name="Courier New" style:font-name-asian="Courier New" style:font-name-complex="Courier New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style:font-name="Courier New" style:font-name-asian="Courier New" style:font-name-complex="Courier New"/>
    </style:style>
    <style:style style:name="T69_2" style:family="text">
      <style:text-properties style:font-name="Courier New" style:font-name-asian="Courier New" style:font-name-complex="Courier New"/>
    </style:style>
    <style:style style:name="T69_3" style:family="text">
      <style:text-properties style:font-name="Courier New" style:font-name-asian="Courier New" style:font-name-complex="Courier New"/>
    </style:style>
    <style:style style:name="T69_4" style:family="text">
      <style:text-properties style:font-name="Courier New" style:font-name-asian="Courier New" style:font-name-complex="Courier New"/>
    </style:style>
    <style:style style:name="T69_5" style:family="text">
      <style:text-properties style:font-name="Courier New" style:font-name-asian="Courier New" style:font-name-complex="Courier New"/>
    </style:style>
    <style:style style:name="T69_6" style:family="text">
      <style:text-properties style:font-name="Courier New" style:font-name-asian="Courier New" style:font-name-complex="Courier New"/>
    </style:style>
    <style:style style:name="T69_7" style:family="text">
      <style:text-properties style:font-name="Courier New" style:font-name-asian="Courier New" style:font-name-complex="Courier New"/>
    </style:style>
    <style:style style:name="T69_8" style:family="text">
      <style:text-properties style:font-name="Courier New" style:font-name-asian="Courier New" style:font-name-complex="Courier New"/>
    </style:style>
    <style:style style:name="T69_9" style:family="text">
      <style:text-properties style:font-name="Courier New" style:font-name-asian="Courier New" style:font-name-complex="Courier New"/>
    </style:style>
    <style:style style:name="T69_10" style:family="text">
      <style:text-properties style:font-name="Courier New" style:font-name-asian="Courier New" style:font-name-complex="Courier New"/>
    </style:style>
    <style:style style:name="T69_11" style:family="text">
      <style:text-properties style:font-name="Courier New" style:font-name-asian="Courier New" style:font-name-complex="Courier New"/>
    </style:style>
    <style:style style:name="T69_12" style:family="text">
      <style:text-properties style:font-name="Courier New" style:font-name-asian="Courier New" style:font-name-complex="Courier New"/>
    </style:style>
    <style:style style:name="T69_13" style:family="text">
      <style:text-properties style:font-name="Courier New" style:font-name-asian="Courier New" style:font-name-complex="Courier New"/>
    </style:style>
    <style:style style:name="T69_14" style:family="text">
      <style:text-properties style:font-name="Courier New" style:font-name-asian="Courier New" style:font-name-complex="Courier New"/>
    </style:style>
    <style:style style:name="T69_15" style:family="text">
      <style:text-properties style:font-name="Courier New" style:font-name-asian="Courier New" style:font-name-complex="Courier New"/>
    </style:style>
    <style:style style:name="T69_16" style:family="text">
      <style:text-properties style:font-name="Courier New" style:font-name-asian="Courier New" style:font-name-complex="Courier New"/>
    </style:style>
    <style:style style:name="T69_17" style:family="text">
      <style:text-properties style:font-name="Courier New" style:font-name-asian="Courier New" style:font-name-complex="Courier New"/>
    </style:style>
    <style:style style:name="T69_18" style:family="text">
      <style:text-properties style:font-name="Courier New" style:font-name-asian="Courier New" style:font-name-complex="Courier New"/>
    </style:style>
    <style:style style:name="T69_19" style:family="text">
      <style:text-properties style:font-name="Courier New" style:font-name-asian="Courier New" style:font-name-complex="Courier New"/>
    </style:style>
    <style:style style:name="T69_20" style:family="text">
      <style:text-properties style:font-name="Courier New" style:font-name-asian="Courier New" style:font-name-complex="Courier New"/>
    </style:style>
    <style:style style:name="T69_21" style:family="text">
      <style:text-properties style:font-name="Courier New" style:font-name-asian="Courier New" style:font-name-complex="Courier New"/>
    </style:style>
    <style:style style:name="T69_22" style:family="text">
      <style:text-properties style:font-name="Courier New" style:font-name-asian="Courier New" style:font-name-complex="Courier New"/>
    </style:style>
    <style:style style:name="T69_23" style:family="text">
      <style:text-properties style:font-name="Courier New" style:font-name-asian="Courier New" style:font-name-complex="Courier New"/>
    </style:style>
    <style:style style:name="T69_24" style:family="text">
      <style:text-properties style:font-name="Courier New" style:font-name-asian="Courier New" style:font-name-complex="Courier New"/>
    </style:style>
    <style:style style:name="T69_25" style:family="text">
      <style:text-properties style:font-name="Courier New" style:font-name-asian="Courier New" style:font-name-complex="Courier New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style:font-name="Courier New" style:font-name-asian="Courier New" style:font-name-complex="Courier New"/>
    </style:style>
    <style:style style:name="T70_2" style:family="text">
      <style:text-properties style:font-name="Courier New" style:font-name-asian="Courier New" style:font-name-complex="Courier New"/>
    </style:style>
    <style:style style:name="T70_3" style:family="text">
      <style:text-properties style:font-name="Courier New" style:font-name-asian="Courier New" style:font-name-complex="Courier New"/>
    </style:style>
    <style:style style:name="T70_4" style:family="text">
      <style:text-properties style:font-name="Courier New" style:font-name-asian="Courier New" style:font-name-complex="Courier New"/>
    </style:style>
    <style:style style:name="T70_5" style:family="text">
      <style:text-properties style:font-name="Courier New" style:font-name-asian="Courier New" style:font-name-complex="Courier New"/>
    </style:style>
    <style:style style:name="T70_6" style:family="text">
      <style:text-properties style:font-name="Courier New" style:font-name-asian="Courier New" style:font-name-complex="Courier New"/>
    </style:style>
    <style:style style:name="T70_7" style:family="text">
      <style:text-properties style:font-name="Courier New" style:font-name-asian="Courier New" style:font-name-complex="Courier New"/>
    </style:style>
    <style:style style:name="T70_8" style:family="text">
      <style:text-properties style:font-name="Courier New" style:font-name-asian="Courier New" style:font-name-complex="Courier New"/>
    </style:style>
    <style:style style:name="T70_9" style:family="text">
      <style:text-properties style:font-name="Courier New" style:font-name-asian="Courier New" style:font-name-complex="Courier New"/>
    </style:style>
    <style:style style:name="T70_10" style:family="text">
      <style:text-properties style:font-name="Courier New" style:font-name-asian="Courier New" style:font-name-complex="Courier New"/>
    </style:style>
    <style:style style:name="T70_11" style:family="text">
      <style:text-properties style:font-name="Courier New" style:font-name-asian="Courier New" style:font-name-complex="Courier New"/>
    </style:style>
    <style:style style:name="T70_12" style:family="text">
      <style:text-properties style:font-name="Courier New" style:font-name-asian="Courier New" style:font-name-complex="Courier New"/>
    </style:style>
    <style:style style:name="T70_13" style:family="text">
      <style:text-properties style:font-name="Courier New" style:font-name-asian="Courier New" style:font-name-complex="Courier New"/>
    </style:style>
    <style:style style:name="T70_14" style:family="text">
      <style:text-properties style:font-name="Courier New" style:font-name-asian="Courier New" style:font-name-complex="Courier New"/>
    </style:style>
    <style:style style:name="T70_15" style:family="text">
      <style:text-properties style:font-name="Courier New" style:font-name-asian="Courier New" style:font-name-complex="Courier New"/>
    </style:style>
    <style:style style:name="T70_16" style:family="text">
      <style:text-properties style:font-name="Courier New" style:font-name-asian="Courier New" style:font-name-complex="Courier New"/>
    </style:style>
    <style:style style:name="T70_17" style:family="text">
      <style:text-properties style:font-name="Courier New" style:font-name-asian="Courier New" style:font-name-complex="Courier New"/>
    </style:style>
    <style:style style:name="T70_18" style:family="text">
      <style:text-properties style:font-name="Courier New" style:font-name-asian="Courier New" style:font-name-complex="Courier New"/>
    </style:style>
    <style:style style:name="T70_19" style:family="text">
      <style:text-properties style:font-name="Courier New" style:font-name-asian="Courier New" style:font-name-complex="Courier New"/>
    </style:style>
    <style:style style:name="T70_20" style:family="text">
      <style:text-properties style:font-name="Courier New" style:font-name-asian="Courier New" style:font-name-complex="Courier New"/>
    </style:style>
    <style:style style:name="T70_21" style:family="text">
      <style:text-properties style:font-name="Courier New" style:font-name-asian="Courier New" style:font-name-complex="Courier New"/>
    </style:style>
    <style:style style:name="T70_22" style:family="text">
      <style:text-properties style:font-name="Courier New" style:font-name-asian="Courier New" style:font-name-complex="Courier New"/>
    </style:style>
    <style:style style:name="T70_23" style:family="text">
      <style:text-properties style:font-name="Courier New" style:font-name-asian="Courier New" style:font-name-complex="Courier New"/>
    </style:style>
    <style:style style:name="T70_24" style:family="text">
      <style:text-properties style:font-name="Courier New" style:font-name-asian="Courier New" style:font-name-complex="Courier New"/>
    </style:style>
    <style:style style:name="T70_25" style:family="text">
      <style:text-properties style:font-name="Courier New" style:font-name-asian="Courier New" style:font-name-complex="Courier New"/>
    </style:style>
    <style:style style:name="T70_26" style:family="text">
      <style:text-properties style:font-name="Courier New" style:font-name-asian="Courier New" style:font-name-complex="Courier New"/>
    </style:style>
    <style:style style:name="T70_27" style:family="text">
      <style:text-properties style:font-name="Courier New" style:font-name-asian="Courier New" style:font-name-complex="Courier New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style:font-name="Courier New" style:font-name-asian="Courier New" style:font-name-complex="Courier New"/>
    </style:style>
    <style:style style:name="T71_2" style:family="text">
      <style:text-properties style:font-name="Courier New" style:font-name-asian="Courier New" style:font-name-complex="Courier New"/>
    </style:style>
    <style:style style:name="T71_3" style:family="text">
      <style:text-properties style:font-name="Courier New" style:font-name-asian="Courier New" style:font-name-complex="Courier New"/>
    </style:style>
    <style:style style:name="T71_4" style:family="text">
      <style:text-properties style:font-name="Courier New" style:font-name-asian="Courier New" style:font-name-complex="Courier New"/>
    </style:style>
    <style:style style:name="T71_5" style:family="text">
      <style:text-properties style:font-name="Courier New" style:font-name-asian="Courier New" style:font-name-complex="Courier New"/>
    </style:style>
    <style:style style:name="T71_6" style:family="text">
      <style:text-properties style:font-name="Courier New" style:font-name-asian="Courier New" style:font-name-complex="Courier New"/>
    </style:style>
    <style:style style:name="T71_7" style:family="text">
      <style:text-properties style:font-name="Courier New" style:font-name-asian="Courier New" style:font-name-complex="Courier New"/>
    </style:style>
    <style:style style:name="T71_8" style:family="text">
      <style:text-properties style:font-name="Courier New" style:font-name-asian="Courier New" style:font-name-complex="Courier New"/>
    </style:style>
    <style:style style:name="T71_9" style:family="text">
      <style:text-properties style:font-name="Courier New" style:font-name-asian="Courier New" style:font-name-complex="Courier New"/>
    </style:style>
    <style:style style:name="T71_10" style:family="text">
      <style:text-properties style:font-name="Courier New" style:font-name-asian="Courier New" style:font-name-complex="Courier New"/>
    </style:style>
    <style:style style:name="T71_11" style:family="text">
      <style:text-properties style:font-name="Courier New" style:font-name-asian="Courier New" style:font-name-complex="Courier New"/>
    </style:style>
    <style:style style:name="T71_12" style:family="text">
      <style:text-properties style:font-name="Courier New" style:font-name-asian="Courier New" style:font-name-complex="Courier New"/>
    </style:style>
    <style:style style:name="T71_13" style:family="text">
      <style:text-properties style:font-name="Courier New" style:font-name-asian="Courier New" style:font-name-complex="Courier New"/>
    </style:style>
    <style:style style:name="T71_14" style:family="text">
      <style:text-properties style:font-name="Courier New" style:font-name-asian="Courier New" style:font-name-complex="Courier New"/>
    </style:style>
    <style:style style:name="T71_15" style:family="text">
      <style:text-properties style:font-name="Courier New" style:font-name-asian="Courier New" style:font-name-complex="Courier New"/>
    </style:style>
    <style:style style:name="T71_16" style:family="text">
      <style:text-properties style:font-name="Courier New" style:font-name-asian="Courier New" style:font-name-complex="Courier New"/>
    </style:style>
    <style:style style:name="T71_17" style:family="text">
      <style:text-properties style:font-name="Courier New" style:font-name-asian="Courier New" style:font-name-complex="Courier New"/>
    </style:style>
    <style:style style:name="T71_18" style:family="text">
      <style:text-properties style:font-name="Courier New" style:font-name-asian="Courier New" style:font-name-complex="Courier New"/>
    </style:style>
    <style:style style:name="T71_19" style:family="text">
      <style:text-properties style:font-name="Courier New" style:font-name-asian="Courier New" style:font-name-complex="Courier New"/>
    </style:style>
    <style:style style:name="T71_20" style:family="text">
      <style:text-properties style:font-name="Courier New" style:font-name-asian="Courier New" style:font-name-complex="Courier New"/>
    </style:style>
    <style:style style:name="T71_21" style:family="text">
      <style:text-properties style:font-name="Courier New" style:font-name-asian="Courier New" style:font-name-complex="Courier New"/>
    </style:style>
    <style:style style:name="T71_22" style:family="text">
      <style:text-properties style:font-name="Courier New" style:font-name-asian="Courier New" style:font-name-complex="Courier New"/>
    </style:style>
    <style:style style:name="T71_23" style:family="text">
      <style:text-properties style:font-name="Courier New" style:font-name-asian="Courier New" style:font-name-complex="Courier New"/>
    </style:style>
    <style:style style:name="T71_24" style:family="text">
      <style:text-properties style:font-name="Courier New" style:font-name-asian="Courier New" style:font-name-complex="Courier New"/>
    </style:style>
    <style:style style:name="T71_25" style:family="text">
      <style:text-properties style:font-name="Courier New" style:font-name-asian="Courier New" style:font-name-complex="Courier New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style:font-name="Courier New" style:font-name-asian="Courier New" style:font-name-complex="Courier New"/>
    </style:style>
    <style:style style:name="T72_2" style:family="text">
      <style:text-properties style:font-name="Courier New" style:font-name-asian="Courier New" style:font-name-complex="Courier New"/>
    </style:style>
    <style:style style:name="T72_3" style:family="text">
      <style:text-properties style:font-name="Courier New" style:font-name-asian="Courier New" style:font-name-complex="Courier New"/>
    </style:style>
    <style:style style:name="P73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style:font-name="Courier New" style:font-name-asian="Courier New" style:font-name-complex="Courier New"/>
    </style:style>
    <style:style style:name="T74_2" style:family="text">
      <style:text-properties style:font-name="Courier New" style:font-name-asian="Courier New" style:font-name-complex="Courier New"/>
    </style:style>
    <style:style style:name="T74_3" style:family="text">
      <style:text-properties style:font-name="Courier New" style:font-name-asian="Courier New" style:font-name-complex="Courier New"/>
    </style:style>
    <style:style style:name="T74_4" style:family="text">
      <style:text-properties style:font-name="Courier New" style:font-name-asian="Courier New" style:font-name-complex="Courier New"/>
    </style:style>
    <style:style style:name="T74_5" style:family="text">
      <style:text-properties style:font-name="Courier New" style:font-name-asian="Courier New" style:font-name-complex="Courier New"/>
    </style:style>
    <style:style style:name="T74_6" style:family="text">
      <style:text-properties style:font-name="Courier New" style:font-name-asian="Courier New" style:font-name-complex="Courier New"/>
    </style:style>
    <style:style style:name="T74_7" style:family="text">
      <style:text-properties style:font-name="Courier New" style:font-name-asian="Courier New" style:font-name-complex="Courier New"/>
    </style:style>
    <style:style style:name="T74_8" style:family="text">
      <style:text-properties style:font-name="Courier New" style:font-name-asian="Courier New" style:font-name-complex="Courier New"/>
    </style:style>
    <style:style style:name="T74_9" style:family="text">
      <style:text-properties style:font-name="Courier New" style:font-name-asian="Courier New" style:font-name-complex="Courier New"/>
    </style:style>
    <style:style style:name="T74_10" style:family="text">
      <style:text-properties style:font-name="Courier New" style:font-name-asian="Courier New" style:font-name-complex="Courier New"/>
    </style:style>
    <style:style style:name="T74_11" style:family="text">
      <style:text-properties style:font-name="Courier New" style:font-name-asian="Courier New" style:font-name-complex="Courier New"/>
    </style:style>
    <style:style style:name="T74_12" style:family="text">
      <style:text-properties style:font-name="Courier New" style:font-name-asian="Courier New" style:font-name-complex="Courier New"/>
    </style:style>
    <style:style style:name="T74_13" style:family="text">
      <style:text-properties style:font-name="Courier New" style:font-name-asian="Courier New" style:font-name-complex="Courier New"/>
    </style:style>
    <style:style style:name="T74_14" style:family="text">
      <style:text-properties style:font-name="Courier New" style:font-name-asian="Courier New" style:font-name-complex="Courier New"/>
    </style:style>
    <style:style style:name="T74_15" style:family="text">
      <style:text-properties style:font-name="Courier New" style:font-name-asian="Courier New" style:font-name-complex="Courier New"/>
    </style:style>
    <style:style style:name="T74_16" style:family="text">
      <style:text-properties style:font-name="Courier New" style:font-name-asian="Courier New" style:font-name-complex="Courier New"/>
    </style:style>
    <style:style style:name="P75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style:font-name="Courier New" style:font-name-asian="Courier New" style:font-name-complex="Courier New"/>
    </style:style>
    <style:style style:name="T76_2" style:family="text">
      <style:text-properties style:font-name="Courier New" style:font-name-asian="Courier New" style:font-name-complex="Courier New"/>
    </style:style>
    <style:style style:name="T76_3" style:family="text">
      <style:text-properties style:font-name="Courier New" style:font-name-asian="Courier New" style:font-name-complex="Courier New"/>
    </style:style>
    <style:style style:name="T76_4" style:family="text">
      <style:text-properties style:font-name="Courier New" style:font-name-asian="Courier New" style:font-name-complex="Courier New"/>
    </style:style>
    <style:style style:name="T76_5" style:family="text">
      <style:text-properties style:font-name="Courier New" style:font-name-asian="Courier New" style:font-name-complex="Courier New"/>
    </style:style>
    <style:style style:name="T76_6" style:family="text">
      <style:text-properties style:font-name="Courier New" style:font-name-asian="Courier New" style:font-name-complex="Courier New"/>
    </style:style>
    <style:style style:name="T76_7" style:family="text">
      <style:text-properties style:font-name="Courier New" style:font-name-asian="Courier New" style:font-name-complex="Courier New"/>
    </style:style>
    <style:style style:name="T76_8" style:family="text">
      <style:text-properties style:font-name="Courier New" style:font-name-asian="Courier New" style:font-name-complex="Courier New"/>
    </style:style>
    <style:style style:name="T76_9" style:family="text">
      <style:text-properties style:font-name="Courier New" style:font-name-asian="Courier New" style:font-name-complex="Courier New"/>
    </style:style>
    <style:style style:name="T76_10" style:family="text">
      <style:text-properties style:font-name="Courier New" style:font-name-asian="Courier New" style:font-name-complex="Courier New"/>
    </style:style>
    <style:style style:name="T76_11" style:family="text">
      <style:text-properties style:font-name="Courier New" style:font-name-asian="Courier New" style:font-name-complex="Courier New"/>
    </style:style>
    <style:style style:name="T76_12" style:family="text">
      <style:text-properties style:font-name="Courier New" style:font-name-asian="Courier New" style:font-name-complex="Courier New"/>
    </style:style>
    <style:style style:name="T76_13" style:family="text">
      <style:text-properties style:font-name="Courier New" style:font-name-asian="Courier New" style:font-name-complex="Courier New"/>
    </style:style>
    <style:style style:name="T76_14" style:family="text">
      <style:text-properties style:font-name="Courier New" style:font-name-asian="Courier New" style:font-name-complex="Courier New"/>
    </style:style>
    <style:style style:name="T76_15" style:family="text">
      <style:text-properties style:font-name="Courier New" style:font-name-asian="Courier New" style:font-name-complex="Courier New"/>
    </style:style>
    <style:style style:name="T76_16" style:family="text">
      <style:text-properties style:font-name="Courier New" style:font-name-asian="Courier New" style:font-name-complex="Courier New"/>
    </style:style>
    <style:style style:name="T76_17" style:family="text">
      <style:text-properties style:font-name="Courier New" style:font-name-asian="Courier New" style:font-name-complex="Courier New"/>
    </style:style>
    <style:style style:name="T76_18" style:family="text">
      <style:text-properties style:font-name="Courier New" style:font-name-asian="Courier New" style:font-name-complex="Courier New"/>
    </style:style>
    <style:style style:name="P77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style:font-name="Courier New" style:font-name-asian="Courier New" style:font-name-complex="Courier New"/>
    </style:style>
    <style:style style:name="T78_2" style:family="text">
      <style:text-properties style:font-name="Courier New" style:font-name-asian="Courier New" style:font-name-complex="Courier New"/>
    </style:style>
    <style:style style:name="T78_3" style:family="text">
      <style:text-properties style:font-name="Courier New" style:font-name-asian="Courier New" style:font-name-complex="Courier New"/>
    </style:style>
    <style:style style:name="T78_4" style:family="text">
      <style:text-properties style:font-name="Courier New" style:font-name-asian="Courier New" style:font-name-complex="Courier New"/>
    </style:style>
    <style:style style:name="T78_5" style:family="text">
      <style:text-properties style:font-name="Courier New" style:font-name-asian="Courier New" style:font-name-complex="Courier New"/>
    </style:style>
    <style:style style:name="T78_6" style:family="text">
      <style:text-properties style:font-name="Courier New" style:font-name-asian="Courier New" style:font-name-complex="Courier New"/>
    </style:style>
    <style:style style:name="T78_7" style:family="text">
      <style:text-properties style:font-name="Courier New" style:font-name-asian="Courier New" style:font-name-complex="Courier New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style:font-name="Courier New" style:font-name-asian="Courier New" style:font-name-complex="Courier New"/>
    </style:style>
    <style:style style:name="T79_2" style:family="text">
      <style:text-properties style:font-name="Courier New" style:font-name-asian="Courier New" style:font-name-complex="Courier New"/>
    </style:style>
    <style:style style:name="T79_3" style:family="text">
      <style:text-properties style:font-name="Courier New" style:font-name-asian="Courier New" style:font-name-complex="Courier New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style:font-name="Courier New" style:font-name-asian="Courier New" style:font-name-complex="Courier New"/>
    </style:style>
    <style:style style:name="T80_2" style:family="text">
      <style:text-properties style:font-name="Courier New" style:font-name-asian="Courier New" style:font-name-complex="Courier New"/>
    </style:style>
    <style:style style:name="T80_3" style:family="text">
      <style:text-properties style:font-name="Courier New" style:font-name-asian="Courier New" style:font-name-complex="Courier New"/>
    </style:style>
    <style:style style:name="T80_4" style:family="text">
      <style:text-properties style:font-name="Courier New" style:font-name-asian="Courier New" style:font-name-complex="Courier New"/>
    </style:style>
    <style:style style:name="T80_5" style:family="text">
      <style:text-properties style:font-name="Courier New" style:font-name-asian="Courier New" style:font-name-complex="Courier New"/>
    </style:style>
    <style:style style:name="T80_6" style:family="text">
      <style:text-properties style:font-name="Courier New" style:font-name-asian="Courier New" style:font-name-complex="Courier New"/>
    </style:style>
    <style:style style:name="T80_7" style:family="text">
      <style:text-properties style:font-name="Courier New" style:font-name-asian="Courier New" style:font-name-complex="Courier New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style:font-name="Courier New" style:font-name-asian="Courier New" style:font-name-complex="Courier New"/>
    </style:style>
    <style:style style:name="T81_2" style:family="text">
      <style:text-properties style:font-name="Courier New" style:font-name-asian="Courier New" style:font-name-complex="Courier New"/>
    </style:style>
    <style:style style:name="T81_3" style:family="text">
      <style:text-properties style:font-name="Courier New" style:font-name-asian="Courier New" style:font-name-complex="Courier New"/>
    </style:style>
    <style:style style:name="T81_4" style:family="text">
      <style:text-properties style:font-name="Courier New" style:font-name-asian="Courier New" style:font-name-complex="Courier New"/>
    </style:style>
    <style:style style:name="T81_5" style:family="text">
      <style:text-properties style:font-name="Courier New" style:font-name-asian="Courier New" style:font-name-complex="Courier New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style:font-name="Courier New" style:font-name-asian="Courier New" style:font-name-complex="Courier New"/>
    </style:style>
    <style:style style:name="T82_2" style:family="text">
      <style:text-properties style:font-name="Courier New" style:font-name-asian="Courier New" style:font-name-complex="Courier New"/>
    </style:style>
    <style:style style:name="T82_3" style:family="text">
      <style:text-properties style:font-name="Courier New" style:font-name-asian="Courier New" style:font-name-complex="Courier New"/>
    </style:style>
    <style:style style:name="T82_4" style:family="text">
      <style:text-properties style:font-name="Courier New" style:font-name-asian="Courier New" style:font-name-complex="Courier New"/>
    </style:style>
    <style:style style:name="T82_5" style:family="text">
      <style:text-properties style:font-name="Courier New" style:font-name-asian="Courier New" style:font-name-complex="Courier New"/>
    </style:style>
    <style:style style:name="T82_6" style:family="text">
      <style:text-properties style:font-name="Courier New" style:font-name-asian="Courier New" style:font-name-complex="Courier New"/>
    </style:style>
    <style:style style:name="T82_7" style:family="text">
      <style:text-properties style:font-name="Courier New" style:font-name-asian="Courier New" style:font-name-complex="Courier New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style:font-name="Courier New" style:font-name-asian="Courier New" style:font-name-complex="Courier New"/>
    </style:style>
    <style:style style:name="T83_2" style:family="text">
      <style:text-properties style:font-name="Courier New" style:font-name-asian="Courier New" style:font-name-complex="Courier New"/>
    </style:style>
    <style:style style:name="T83_3" style:family="text">
      <style:text-properties style:font-name="Courier New" style:font-name-asian="Courier New" style:font-name-complex="Courier New"/>
    </style:style>
    <style:style style:name="T83_4" style:family="text">
      <style:text-properties style:font-name="Courier New" style:font-name-asian="Courier New" style:font-name-complex="Courier New"/>
    </style:style>
    <style:style style:name="T83_5" style:family="text">
      <style:text-properties style:font-name="Courier New" style:font-name-asian="Courier New" style:font-name-complex="Courier New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style:font-name="Courier New" style:font-name-asian="Courier New" style:font-name-complex="Courier New"/>
    </style:style>
    <style:style style:name="T84_2" style:family="text">
      <style:text-properties style:font-name="Courier New" style:font-name-asian="Courier New" style:font-name-complex="Courier New"/>
    </style:style>
    <style:style style:name="T84_3" style:family="text">
      <style:text-properties style:font-name="Courier New" style:font-name-asian="Courier New" style:font-name-complex="Courier New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style:font-name="Courier New" style:font-name-asian="Courier New" style:font-name-complex="Courier New"/>
    </style:style>
    <style:style style:name="T85_2" style:family="text">
      <style:text-properties style:font-name="Courier New" style:font-name-asian="Courier New" style:font-name-complex="Courier New"/>
    </style:style>
    <style:style style:name="T85_3" style:family="text">
      <style:text-properties style:font-name="Courier New" style:font-name-asian="Courier New" style:font-name-complex="Courier New"/>
    </style:style>
    <style:style style:name="T85_4" style:family="text">
      <style:text-properties style:font-name="Courier New" style:font-name-asian="Courier New" style:font-name-complex="Courier New"/>
    </style:style>
    <style:style style:name="T85_5" style:family="text">
      <style:text-properties style:font-name="Courier New" style:font-name-asian="Courier New" style:font-name-complex="Courier New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style:font-name="Courier New" style:font-name-asian="Courier New" style:font-name-complex="Courier New"/>
    </style:style>
    <style:style style:name="T86_2" style:family="text">
      <style:text-properties style:font-name="Courier New" style:font-name-asian="Courier New" style:font-name-complex="Courier New"/>
    </style:style>
    <style:style style:name="T86_3" style:family="text">
      <style:text-properties style:font-name="Courier New" style:font-name-asian="Courier New" style:font-name-complex="Courier New"/>
    </style:style>
    <style:style style:name="T86_4" style:family="text">
      <style:text-properties style:font-name="Courier New" style:font-name-asian="Courier New" style:font-name-complex="Courier New"/>
    </style:style>
    <style:style style:name="T86_5" style:family="text">
      <style:text-properties style:font-name="Courier New" style:font-name-asian="Courier New" style:font-name-complex="Courier New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style:font-name="Courier New" style:font-name-asian="Courier New" style:font-name-complex="Courier New"/>
    </style:style>
    <style:style style:name="T87_2" style:family="text">
      <style:text-properties style:font-name="Courier New" style:font-name-asian="Courier New" style:font-name-complex="Courier New"/>
    </style:style>
    <style:style style:name="T87_3" style:family="text">
      <style:text-properties style:font-name="Courier New" style:font-name-asian="Courier New" style:font-name-complex="Courier New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style:font-name="Courier New" style:font-name-asian="Courier New" style:font-name-complex="Courier New"/>
    </style:style>
    <style:style style:name="T88_2" style:family="text">
      <style:text-properties style:font-name="Courier New" style:font-name-asian="Courier New" style:font-name-complex="Courier New"/>
    </style:style>
    <style:style style:name="T88_3" style:family="text">
      <style:text-properties style:font-name="Courier New" style:font-name-asian="Courier New" style:font-name-complex="Courier New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style:font-name="Courier New" style:font-name-asian="Courier New" style:font-name-complex="Courier New"/>
    </style:style>
    <style:style style:name="T89_2" style:family="text">
      <style:text-properties style:font-name="Courier New" style:font-name-asian="Courier New" style:font-name-complex="Courier New"/>
    </style:style>
    <style:style style:name="T89_3" style:family="text">
      <style:text-properties style:font-name="Courier New" style:font-name-asian="Courier New" style:font-name-complex="Courier New"/>
    </style:style>
    <style:style style:name="T89_4" style:family="text">
      <style:text-properties style:font-name="Courier New" style:font-name-asian="Courier New" style:font-name-complex="Courier New"/>
    </style:style>
    <style:style style:name="T89_5" style:family="text">
      <style:text-properties style:font-name="Courier New" style:font-name-asian="Courier New" style:font-name-complex="Courier New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style:font-name="Courier New" style:font-name-asian="Courier New" style:font-name-complex="Courier New"/>
    </style:style>
    <style:style style:name="T90_2" style:family="text">
      <style:text-properties style:font-name="Courier New" style:font-name-asian="Courier New" style:font-name-complex="Courier New"/>
    </style:style>
    <style:style style:name="T90_3" style:family="text">
      <style:text-properties style:font-name="Courier New" style:font-name-asian="Courier New" style:font-name-complex="Courier New"/>
    </style:style>
    <style:style style:name="T90_4" style:family="text">
      <style:text-properties style:font-name="Courier New" style:font-name-asian="Courier New" style:font-name-complex="Courier New"/>
    </style:style>
    <style:style style:name="T90_5" style:family="text">
      <style:text-properties style:font-name="Courier New" style:font-name-asian="Courier New" style:font-name-complex="Courier New"/>
    </style:style>
    <style:style style:name="T90_6" style:family="text">
      <style:text-properties style:font-name="Courier New" style:font-name-asian="Courier New" style:font-name-complex="Courier New"/>
    </style:style>
    <style:style style:name="T90_7" style:family="text">
      <style:text-properties style:font-name="Courier New" style:font-name-asian="Courier New" style:font-name-complex="Courier New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style:font-name="Courier New" style:font-name-asian="Courier New" style:font-name-complex="Courier New"/>
    </style:style>
    <style:style style:name="T91_2" style:family="text">
      <style:text-properties style:font-name="Courier New" style:font-name-asian="Courier New" style:font-name-complex="Courier New"/>
    </style:style>
    <style:style style:name="T91_3" style:family="text">
      <style:text-properties style:font-name="Courier New" style:font-name-asian="Courier New" style:font-name-complex="Courier New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style:font-name="Courier New" style:font-name-asian="Courier New" style:font-name-complex="Courier New"/>
    </style:style>
    <style:style style:name="T92_2" style:family="text">
      <style:text-properties style:font-name="Courier New" style:font-name-asian="Courier New" style:font-name-complex="Courier New"/>
    </style:style>
    <style:style style:name="T92_3" style:family="text">
      <style:text-properties style:font-name="Courier New" style:font-name-asian="Courier New" style:font-name-complex="Courier New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style:font-name="Courier New" style:font-name-asian="Courier New" style:font-name-complex="Courier New"/>
    </style:style>
    <style:style style:name="P94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style:font-name="Courier New" style:font-name-asian="Courier New" style:font-name-complex="Courier New"/>
    </style:style>
    <style:style style:name="T95_2" style:family="text">
      <style:text-properties style:font-name="Courier New" style:font-name-asian="Courier New" style:font-name-complex="Courier New"/>
    </style:style>
    <style:style style:name="T95_3" style:family="text">
      <style:text-properties style:font-name="Courier New" style:font-name-asian="Courier New" style:font-name-complex="Courier New"/>
    </style:style>
    <style:style style:name="T95_4" style:family="text">
      <style:text-properties style:font-name="Courier New" style:font-name-asian="Courier New" style:font-name-complex="Courier New"/>
    </style:style>
    <style:style style:name="T95_5" style:family="text">
      <style:text-properties style:font-name="Courier New" style:font-name-asian="Courier New" style:font-name-complex="Courier New"/>
    </style:style>
    <style:style style:name="T95_6" style:family="text">
      <style:text-properties style:font-name="Courier New" style:font-name-asian="Courier New" style:font-name-complex="Courier New"/>
    </style:style>
    <style:style style:name="T95_7" style:family="text">
      <style:text-properties style:font-name="Courier New" style:font-name-asian="Courier New" style:font-name-complex="Courier New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style:font-name="Courier New" style:font-name-asian="Courier New" style:font-name-complex="Courier New"/>
    </style:style>
    <style:style style:name="T96_2" style:family="text">
      <style:text-properties style:font-name="Courier New" style:font-name-asian="Courier New" style:font-name-complex="Courier New"/>
    </style:style>
    <style:style style:name="T96_3" style:family="text">
      <style:text-properties style:font-name="Courier New" style:font-name-asian="Courier New" style:font-name-complex="Courier New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style:font-name="Courier New" style:font-name-asian="Courier New" style:font-name-complex="Courier New"/>
    </style:style>
    <style:style style:name="T97_2" style:family="text">
      <style:text-properties style:font-name="Courier New" style:font-name-asian="Courier New" style:font-name-complex="Courier New"/>
    </style:style>
    <style:style style:name="T97_3" style:family="text">
      <style:text-properties style:font-name="Courier New" style:font-name-asian="Courier New" style:font-name-complex="Courier New"/>
    </style:style>
    <style:style style:name="T97_4" style:family="text">
      <style:text-properties style:font-name="Courier New" style:font-name-asian="Courier New" style:font-name-complex="Courier New"/>
    </style:style>
    <style:style style:name="T97_5" style:family="text">
      <style:text-properties style:font-name="Courier New" style:font-name-asian="Courier New" style:font-name-complex="Courier New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style:font-name="Courier New" style:font-name-asian="Courier New" style:font-name-complex="Courier New"/>
    </style:style>
    <style:style style:name="T98_2" style:family="text">
      <style:text-properties style:font-name="Courier New" style:font-name-asian="Courier New" style:font-name-complex="Courier New"/>
    </style:style>
    <style:style style:name="T98_3" style:family="text">
      <style:text-properties style:font-name="Courier New" style:font-name-asian="Courier New" style:font-name-complex="Courier New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style:font-name="Courier New" style:font-name-asian="Courier New" style:font-name-complex="Courier New"/>
    </style:style>
    <style:style style:name="T99_2" style:family="text">
      <style:text-properties style:font-name="Courier New" style:font-name-asian="Courier New" style:font-name-complex="Courier New"/>
    </style:style>
    <style:style style:name="T99_3" style:family="text">
      <style:text-properties style:font-name="Courier New" style:font-name-asian="Courier New" style:font-name-complex="Courier New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style:font-name="Courier New" style:font-name-asian="Courier New" style:font-name-complex="Courier New"/>
    </style:style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>
      <style:text-properties style:font-name="Courier New" style:font-name-asian="Courier New" style:font-name-complex="Courier New"/>
    </style:style>
    <style:style style:name="T102_18" style:family="text">
      <style:text-properties style:font-name="Courier New" style:font-name-asian="Courier New" style:font-name-complex="Courier New"/>
    </style:style>
    <style:style style:name="T102_19" style:family="text">
      <style:text-properties style:font-name="Courier New" style:font-name-asian="Courier New" style:font-name-complex="Courier New"/>
    </style:style>
    <style:style style:name="T102_20" style:family="text">
      <style:text-properties style:font-name="Courier New" style:font-name-asian="Courier New" style:font-name-complex="Courier New"/>
    </style:style>
    <style:style style:name="T102_21" style:family="text">
      <style:text-properties style:font-name="Courier New" style:font-name-asian="Courier New" style:font-name-complex="Courier New"/>
    </style:style>
    <style:style style:name="T102_22" style:family="text"/>
    <style:style style:name="T102_23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style:font-name="Courier New" style:font-name-asian="Courier New" style:font-name-complex="Courier New"/>
    </style:style>
    <style:style style:name="T103_2" style:family="text">
      <style:text-properties style:font-name="Courier New" style:font-name-asian="Courier New" style:font-name-complex="Courier New"/>
    </style:style>
    <style:style style:name="T103_3" style:family="text">
      <style:text-properties style:font-name="Courier New" style:font-name-asian="Courier New" style:font-name-complex="Courier New"/>
    </style:style>
    <style:style style:name="T103_4" style:family="text">
      <style:text-properties style:font-name="Courier New" style:font-name-asian="Courier New" style:font-name-complex="Courier New"/>
    </style:style>
    <style:style style:name="T103_5" style:family="text">
      <style:text-properties style:font-name="Courier New" style:font-name-asian="Courier New" style:font-name-complex="Courier New"/>
    </style:style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>
      <style:text-properties style:font-name="Courier New" style:font-name-asian="Courier New" style:font-name-complex="Courier New"/>
    </style:style>
    <style:style style:name="T103_24" style:family="text">
      <style:text-properties style:font-name="Courier New" style:font-name-asian="Courier New" style:font-name-complex="Courier New"/>
    </style:style>
    <style:style style:name="T103_25" style:family="text">
      <style:text-properties style:font-name="Courier New" style:font-name-asian="Courier New" style:font-name-complex="Courier New"/>
    </style:style>
    <style:style style:name="T103_26" style:family="text"/>
    <style:style style:name="T103_27" style:family="text"/>
    <style:style style:name="T103_28" style:family="text"/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Heading_20_1">
      <style:paragraph-properties fo:break-before="auto" fo:line-height="115%" style:writing-mode="lr-tb"/>
    </style:style>
    <style:style style:name="T105_1" style:family="text"/>
    <style:style style:name="T105_2" style:family="text"/>
    <style:style style:name="P106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T107_33" style:family="text"/>
    <style:style style:name="T107_34" style:family="text"/>
    <style:style style:name="T107_35" style:family="text"/>
    <style:style style:name="T107_36" style:family="text"/>
    <style:style style:name="T107_37" style:family="text"/>
    <style:style style:name="T107_38" style:family="text"/>
    <style:style style:name="T107_39" style:family="text"/>
    <style:style style:name="T107_40" style:family="text"/>
    <style:style style:name="T107_41" style:family="text"/>
    <style:style style:name="T107_42" style:family="text"/>
    <style:style style:name="T107_43" style:family="text"/>
    <style:style style:name="T107_44" style:family="text"/>
    <style:style style:name="T107_45" style:family="text"/>
    <style:style style:name="T107_46" style:family="text"/>
    <style:style style:name="T107_47" style:family="text"/>
    <style:style style:name="T107_48" style:family="text"/>
    <style:style style:name="T107_49" style:family="text"/>
    <style:style style:name="T107_50" style:family="text"/>
    <style:style style:name="T107_51" style:family="text"/>
    <style:style style:name="T107_52" style:family="text"/>
    <style:style style:name="T107_53" style:family="text"/>
    <style:style style:name="T107_54" style:family="text"/>
    <style:style style:name="T107_55" style:family="text"/>
    <style:style style:name="T107_56" style:family="text"/>
    <style:style style:name="T107_57" style:family="text"/>
    <style:style style:name="T107_58" style:family="text"/>
    <style:style style:name="T107_59" style:family="text"/>
    <style:style style:name="T107_60" style:family="text"/>
    <style:style style:name="T107_61" style:family="text"/>
    <style:style style:name="T107_62" style:family="text"/>
    <style:style style:name="T107_63" style:family="text"/>
    <style:style style:name="T107_64" style:family="text"/>
    <style:style style:name="T107_65" style:family="text"/>
    <style:style style:name="T107_66" style:family="text"/>
    <style:style style:name="T107_67" style:family="text"/>
    <style:style style:name="T107_68" style:family="text"/>
    <style:style style:name="T107_69" style:family="text"/>
    <style:style style:name="T107_70" style:family="text"/>
    <style:style style:name="T107_71" style:family="text"/>
    <style:style style:name="T107_72" style:family="text"/>
    <style:style style:name="T107_73" style:family="text"/>
    <style:style style:name="T107_74" style:family="text"/>
    <style:style style:name="T107_75" style:family="text"/>
    <style:style style:name="T107_76" style:family="text"/>
    <style:style style:name="T107_77" style:family="text"/>
    <style:style style:name="T107_78" style:family="text"/>
    <style:style style:name="T107_79" style:family="text"/>
    <style:style style:name="T107_80" style:family="text"/>
    <style:style style:name="T107_81" style:family="text"/>
    <style:style style:name="T107_82" style:family="text"/>
    <style:style style:name="T107_83" style:family="text"/>
    <style:style style:name="T107_84" style:family="text"/>
    <style:style style:name="T107_85" style:family="text"/>
    <style:style style:name="T107_86" style:family="text"/>
    <style:style style:name="T107_87" style:family="text"/>
    <style:style style:name="T107_88" style:family="text"/>
    <style:style style:name="T107_89" style:family="text"/>
    <style:style style:name="T107_90" style:family="text"/>
    <style:style style:name="T107_91" style:family="text"/>
    <style:style style:name="T107_92" style:family="text"/>
    <style:style style:name="T107_93" style:family="text"/>
    <style:style style:name="T107_94" style:family="text"/>
    <style:style style:name="T107_95" style:family="text"/>
    <style:style style:name="T107_96" style:family="text"/>
    <style:style style:name="T107_97" style:family="text"/>
    <style:style style:name="T107_98" style:family="text"/>
    <style:style style:name="T107_99" style:family="text"/>
    <style:style style:name="T107_100" style:family="text"/>
    <style:style style:name="T107_101" style:family="text"/>
    <style:style style:name="T107_102" style:family="text"/>
    <style:style style:name="T107_103" style:family="text"/>
    <style:style style:name="T107_104" style:family="text"/>
    <style:style style:name="T107_105" style:family="text"/>
    <style:style style:name="T107_106" style:family="text"/>
    <style:style style:name="T107_107" style:family="text"/>
    <style:style style:name="T107_108" style:family="text"/>
    <style:style style:name="T107_109" style:family="text"/>
    <style:style style:name="T107_110" style:family="text"/>
    <style:style style:name="T107_111" style:family="text"/>
    <style:style style:name="T107_112" style:family="text"/>
    <style:style style:name="T107_113" style:family="text"/>
    <style:style style:name="T107_114" style:family="text"/>
    <style:style style:name="T107_115" style:family="text"/>
    <style:style style:name="T107_116" style:family="text"/>
    <style:style style:name="T107_117" style:family="text"/>
    <style:style style:name="T107_118" style:family="text"/>
    <style:style style:name="T107_119" style:family="text"/>
    <style:style style:name="T107_120" style:family="text"/>
    <style:style style:name="T107_121" style:family="text"/>
    <style:style style:name="T107_122" style:family="text"/>
    <style:style style:name="T107_123" style:family="text"/>
    <style:style style:name="T107_124" style:family="text"/>
    <style:style style:name="T107_125" style:family="text"/>
    <style:style style:name="T107_126" style:family="text"/>
    <style:style style:name="T107_127" style:family="text"/>
    <style:style style:name="T107_128" style:family="text"/>
    <style:style style:name="T107_129" style:family="text"/>
    <style:style style:name="T107_130" style:family="text"/>
    <style:style style:name="T107_131" style:family="text"/>
    <style:style style:name="T107_132" style:family="text"/>
    <style:style style:name="T107_133" style:family="text"/>
    <style:style style:name="T107_134" style:family="text"/>
    <style:style style:name="T107_135" style:family="text"/>
    <style:style style:name="T107_136" style:family="text"/>
    <style:style style:name="T107_137" style:family="text"/>
    <style:style style:name="T107_138" style:family="text"/>
    <style:style style:name="T107_139" style:family="text"/>
    <style:style style:name="T107_140" style:family="text"/>
    <style:style style:name="T107_141" style:family="text"/>
    <style:style style:name="T107_142" style:family="text"/>
    <style:style style:name="T107_143" style:family="text"/>
    <style:style style:name="T107_144" style:family="text"/>
    <style:style style:name="T107_145" style:family="text"/>
    <style:style style:name="T107_146" style:family="text"/>
    <style:style style:name="T107_147" style:family="text"/>
    <style:style style:name="T107_148" style:family="text"/>
    <style:style style:name="T107_149" style:family="text"/>
    <style:style style:name="T107_150" style:family="text"/>
    <style:style style:name="T107_151" style:family="text"/>
    <style:style style:name="T107_152" style:family="text"/>
    <style:style style:name="T107_153" style:family="text"/>
    <style:style style:name="T107_154" style:family="text"/>
    <style:style style:name="T107_155" style:family="text"/>
    <style:style style:name="T107_156" style:family="text"/>
    <style:style style:name="T107_157" style:family="text"/>
    <style:style style:name="T107_158" style:family="text"/>
    <style:style style:name="T107_159" style:family="text"/>
    <style:style style:name="T107_160" style:family="text">
      <style:text-properties style:font-name="Courier New" style:font-name-asian="Courier New" style:font-name-complex="Courier New"/>
    </style:style>
    <style:style style:name="T107_161" style:family="text">
      <style:text-properties style:font-name="Courier New" style:font-name-asian="Courier New" style:font-name-complex="Courier New"/>
    </style:style>
    <style:style style:name="T107_162" style:family="text">
      <style:text-properties style:font-name="Courier New" style:font-name-asian="Courier New" style:font-name-complex="Courier New"/>
    </style:style>
    <style:style style:name="T107_163" style:family="text">
      <style:text-properties style:font-name="Courier New" style:font-name-asian="Courier New" style:font-name-complex="Courier New"/>
    </style:style>
    <style:style style:name="T107_164" style:family="text">
      <style:text-properties style:font-name="Courier New" style:font-name-asian="Courier New" style:font-name-complex="Courier New"/>
    </style:style>
    <style:style style:name="T107_165" style:family="text">
      <style:text-properties style:font-name="Courier New" style:font-name-asian="Courier New" style:font-name-complex="Courier New"/>
    </style:style>
    <style:style style:name="T107_166" style:family="text">
      <style:text-properties style:font-name="Courier New" style:font-name-asian="Courier New" style:font-name-complex="Courier New"/>
    </style:style>
    <style:style style:name="T107_167" style:family="text">
      <style:text-properties style:font-name="Courier New" style:font-name-asian="Courier New" style:font-name-complex="Courier New"/>
    </style:style>
    <style:style style:name="T107_168" style:family="text">
      <style:text-properties style:font-name="Courier New" style:font-name-asian="Courier New" style:font-name-complex="Courier New"/>
    </style:style>
    <style:style style:name="T107_169" style:family="text">
      <style:text-properties style:font-name="Courier New" style:font-name-asian="Courier New" style:font-name-complex="Courier New"/>
    </style:style>
    <style:style style:name="T107_170" style:family="text">
      <style:text-properties style:font-name="Courier New" style:font-name-asian="Courier New" style:font-name-complex="Courier New"/>
    </style:style>
    <style:style style:name="T107_171" style:family="text">
      <style:text-properties style:font-name="Courier New" style:font-name-asian="Courier New" style:font-name-complex="Courier New"/>
    </style:style>
    <style:style style:name="T107_172" style:family="text">
      <style:text-properties style:font-name="Courier New" style:font-name-asian="Courier New" style:font-name-complex="Courier New"/>
    </style:style>
    <style:style style:name="T107_173" style:family="text"/>
    <style:style style:name="P108" style:family="paragraph" style:parent-style-name="Standard">
      <style:paragraph-properties fo:break-before="auto" fo:line-height="115%" style:writing-mode="lr-tb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text-indent="0cm" fo:line-height="115%" fo:margin-left="1.27cm" style:writing-mode="lr-tb"/>
    </style:style>
    <style:style style:name="T1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1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1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1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1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1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1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1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1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12" style:family="paragraph" style:parent-style-name="Standard">
      <style:paragraph-properties fo:break-before="auto" fo:text-indent="0cm" fo:line-height="115%" fo:margin-left="1.27cm" style:writing-mode="lr-tb"/>
    </style:style>
    <style:style style:name="T1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13" style:family="paragraph" style:parent-style-name="Standard">
      <style:paragraph-properties fo:break-before="auto" fo:text-indent="0cm" fo:line-height="115%" fo:margin-left="1.27cm" style:writing-mode="lr-tb"/>
    </style:style>
    <style:style style:name="T1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14" style:family="paragraph" style:parent-style-name="Standard">
      <style:paragraph-properties fo:break-before="auto" fo:text-indent="0cm" fo:line-height="115%" fo:margin-left="1.27cm" style:writing-mode="lr-tb"/>
    </style:style>
    <style:style style:name="T11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>
      <style:text-properties style:font-name="Courier New" style:font-name-asian="Courier New" style:font-name-complex="Courier New"/>
    </style:style>
    <style:style style:name="T116_28" style:family="text">
      <style:text-properties style:font-name="Courier New" style:font-name-asian="Courier New" style:font-name-complex="Courier New"/>
    </style:style>
    <style:style style:name="T116_29" style:family="text">
      <style:text-properties style:font-name="Courier New" style:font-name-asian="Courier New" style:font-name-complex="Courier New"/>
    </style:style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break-before="auto" fo:text-indent="0cm" fo:line-height="115%" fo:margin-left="1.27cm" style:writing-mode="lr-tb"/>
    </style:style>
    <style:style style:name="T1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19" style:family="paragraph" style:parent-style-name="Standard">
      <style:paragraph-properties fo:break-before="auto" fo:text-indent="0cm" fo:line-height="115%" fo:margin-left="1.27cm" style:writing-mode="lr-tb"/>
    </style:style>
    <style:style style:name="T1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20" style:family="paragraph" style:parent-style-name="Standard">
      <style:paragraph-properties fo:break-before="auto" fo:text-indent="0cm" fo:line-height="115%" fo:margin-left="1.27cm" style:writing-mode="lr-tb"/>
    </style:style>
    <style:style style:name="T12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21" style:family="paragraph" style:parent-style-name="Standard">
      <style:paragraph-properties fo:break-before="auto" fo:text-indent="0cm" fo:line-height="115%" fo:margin-left="1.27cm" style:writing-mode="lr-tb"/>
    </style:style>
    <style:style style:name="T12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22" style:family="paragraph" style:parent-style-name="Standard">
      <style:paragraph-properties fo:break-before="auto" fo:text-indent="0cm" fo:line-height="115%" fo:margin-left="1.27cm" style:writing-mode="lr-tb"/>
    </style:style>
    <style:style style:name="T12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P124" style:family="paragraph" style:parent-style-name="Heading_20_2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text-indent="0cm" fo:line-height="115%" fo:margin-left="1.27cm" style:writing-mode="lr-tb"/>
    </style:style>
    <style:style style:name="T12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Standard">
      <style:paragraph-properties fo:break-before="auto" fo:line-height="115%" style:writing-mode="lr-tb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>
      <style:text-properties style:font-name="Courier New" style:font-name-asian="Courier New" style:font-name-complex="Courier New"/>
    </style:style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P132" style:family="paragraph" style:parent-style-name="Standard">
      <style:paragraph-properties fo:break-before="auto" fo:line-height="115%" style:writing-mode="lr-tb"/>
    </style:style>
    <style:style style:name="P133" style:family="paragraph" style:parent-style-name="Standard">
      <style:paragraph-properties fo:break-before="auto" fo:text-indent="0cm" fo:line-height="115%" fo:margin-left="1.27cm" style:writing-mode="lr-tb"/>
    </style:style>
    <style:style style:name="T133_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33_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33_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33_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3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34" style:family="paragraph" style:parent-style-name="Standard">
      <style:paragraph-properties fo:break-before="auto" fo:text-indent="0cm" fo:line-height="115%" fo:margin-left="1.27cm" style:writing-mode="lr-tb"/>
    </style:style>
    <style:style style:name="T13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35" style:family="paragraph" style:parent-style-name="Standard">
      <style:paragraph-properties fo:break-before="auto" fo:text-indent="0cm" fo:line-height="115%" fo:margin-left="1.27cm" style:writing-mode="lr-tb"/>
    </style:style>
    <style:style style:name="T13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36" style:family="paragraph" style:parent-style-name="Standard">
      <style:paragraph-properties fo:break-before="auto" fo:text-indent="0cm" fo:line-height="115%" fo:margin-left="1.27cm" style:writing-mode="lr-tb"/>
    </style:style>
    <style:style style:name="T13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37" style:family="paragraph" style:parent-style-name="Standard">
      <style:paragraph-properties fo:break-before="auto" fo:text-indent="0cm" fo:line-height="115%" fo:margin-left="1.27cm" style:writing-mode="lr-tb"/>
    </style:style>
    <style:style style:name="T13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38" style:family="paragraph" style:parent-style-name="Standard">
      <style:paragraph-properties fo:break-before="auto" fo:text-indent="0cm" fo:line-height="115%" fo:margin-left="1.27cm" style:writing-mode="lr-tb"/>
    </style:style>
    <style:style style:name="T13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8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8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8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8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8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8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8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39" style:family="paragraph" style:parent-style-name="Standard">
      <style:paragraph-properties fo:break-before="auto" fo:text-indent="0cm" fo:line-height="115%" fo:margin-left="1.27cm" style:writing-mode="lr-tb"/>
    </style:style>
    <style:style style:name="T13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3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40" style:family="paragraph" style:parent-style-name="Standard">
      <style:paragraph-properties fo:break-before="auto" fo:text-indent="0cm" fo:line-height="115%" fo:margin-left="1.27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T141_31" style:family="text"/>
    <style:style style:name="T141_32" style:family="text"/>
    <style:style style:name="T141_33" style:family="text"/>
    <style:style style:name="T141_34" style:family="text"/>
    <style:style style:name="T141_35" style:family="text"/>
    <style:style style:name="T141_36" style:family="text"/>
    <style:style style:name="T141_37" style:family="text"/>
    <style:style style:name="T141_38" style:family="text"/>
    <style:style style:name="T141_39" style:family="text"/>
    <style:style style:name="T141_40" style:family="text"/>
    <style:style style:name="T141_41" style:family="text"/>
    <style:style style:name="T141_42" style:family="text"/>
    <style:style style:name="T141_43" style:family="text"/>
    <style:style style:name="T141_44" style:family="text"/>
    <style:style style:name="T141_45" style:family="text"/>
    <style:style style:name="T141_46" style:family="text"/>
    <style:style style:name="T141_47" style:family="text"/>
    <style:style style:name="T141_48" style:family="text"/>
    <style:style style:name="T141_49" style:family="text"/>
    <style:style style:name="T141_50" style:family="text"/>
    <style:style style:name="T141_51" style:family="text"/>
    <style:style style:name="T141_52" style:family="text"/>
    <style:style style:name="T141_53" style:family="text"/>
    <style:style style:name="T141_54" style:family="text"/>
    <style:style style:name="T141_55" style:family="text"/>
    <style:style style:name="T141_56" style:family="text"/>
    <style:style style:name="T141_57" style:family="text"/>
    <style:style style:name="T141_58" style:family="text"/>
    <style:style style:name="T141_59" style:family="text"/>
    <style:style style:name="T141_60" style:family="text"/>
    <style:style style:name="T141_61" style:family="text"/>
    <style:style style:name="T141_62" style:family="text"/>
    <style:style style:name="T141_63" style:family="text"/>
    <style:style style:name="T141_64" style:family="text"/>
    <style:style style:name="T141_65" style:family="text"/>
    <style:style style:name="T141_66" style:family="text"/>
    <style:style style:name="T141_67" style:family="text"/>
    <style:style style:name="T141_68" style:family="text"/>
    <style:style style:name="T141_69" style:family="text"/>
    <style:style style:name="T141_70" style:family="text"/>
    <style:style style:name="T141_71" style:family="text"/>
    <style:style style:name="T141_72" style:family="text"/>
    <style:style style:name="T141_73" style:family="text"/>
    <style:style style:name="T141_74" style:family="text"/>
    <style:style style:name="T141_75" style:family="text"/>
    <style:style style:name="T141_76" style:family="text"/>
    <style:style style:name="T141_77" style:family="text"/>
    <style:style style:name="T141_78" style:family="text"/>
    <style:style style:name="T141_79" style:family="text"/>
    <style:style style:name="T141_80" style:family="text"/>
    <style:style style:name="T141_81" style:family="text"/>
    <style:style style:name="T141_82" style:family="text"/>
    <style:style style:name="T141_83" style:family="text"/>
    <style:style style:name="T141_84" style:family="text"/>
    <style:style style:name="T141_85" style:family="text"/>
    <style:style style:name="T141_86" style:family="text"/>
    <style:style style:name="T141_87" style:family="text"/>
    <style:style style:name="T141_88" style:family="text"/>
    <style:style style:name="T141_89" style:family="text"/>
    <style:style style:name="P142" style:family="paragraph" style:parent-style-name="Standard">
      <style:paragraph-properties fo:break-before="auto" fo:line-height="115%" style:writing-mode="lr-tb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>
      <style:text-properties style:font-name="Courier New" style:font-name-asian="Courier New" style:font-name-complex="Courier New"/>
    </style:style>
    <style:style style:name="T143_12" style:family="text">
      <style:text-properties style:font-name="Courier New" style:font-name-asian="Courier New" style:font-name-complex="Courier New"/>
    </style:style>
    <style:style style:name="T143_13" style:family="text">
      <style:text-properties style:font-name="Courier New" style:font-name-asian="Courier New" style:font-name-complex="Courier New"/>
    </style:style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P145" style:family="paragraph" style:parent-style-name="Standard">
      <style:paragraph-properties fo:break-before="auto" fo:text-indent="0cm" fo:line-height="115%" fo:margin-left="1.27cm" style:writing-mode="lr-tb"/>
    </style:style>
    <style:style style:name="T14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4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4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4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4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4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46" style:family="paragraph" style:parent-style-name="Standard">
      <style:paragraph-properties fo:break-before="auto" fo:text-indent="0cm" fo:line-height="115%" fo:margin-left="1.27cm" style:writing-mode="lr-tb"/>
    </style:style>
    <style:style style:name="T14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4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4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4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4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4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4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4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P14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50" style:family="paragraph" style:parent-style-name="Standard">
      <style:paragraph-properties fo:break-before="auto" fo:text-indent="0cm" fo:line-height="115%" fo:margin-left="1.27cm" style:writing-mode="lr-tb"/>
    </style:style>
    <style:style style:name="T15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51" style:family="paragraph" style:parent-style-name="Standard">
      <style:paragraph-properties fo:break-before="auto" fo:line-height="115%" style:writing-mode="lr-tb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P153" style:family="paragraph" style:parent-style-name="Standard">
      <style:paragraph-properties fo:break-before="auto" fo:line-height="115%" style:writing-mode="lr-tb"/>
    </style:style>
    <style:style style:name="P154" style:family="paragraph" style:parent-style-name="Standard">
      <style:paragraph-properties fo:break-before="auto" fo:text-indent="0cm" fo:line-height="115%" fo:margin-left="1.27cm" style:writing-mode="lr-tb"/>
    </style:style>
    <style:style style:name="T15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55" style:family="paragraph" style:parent-style-name="Standard">
      <style:paragraph-properties fo:break-before="auto" fo:text-indent="0cm" fo:line-height="115%" fo:margin-left="1.27cm" style:writing-mode="lr-tb"/>
    </style:style>
    <style:style style:name="T1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3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56" style:family="paragraph" style:parent-style-name="Standard">
      <style:paragraph-properties fo:break-before="auto" fo:text-indent="0cm" fo:line-height="115%" fo:margin-left="1.27cm" style:writing-mode="lr-tb"/>
    </style:style>
    <style:style style:name="T1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57" style:family="paragraph" style:parent-style-name="Standard">
      <style:paragraph-properties fo:break-before="auto" fo:text-indent="0cm" fo:line-height="115%" fo:margin-left="1.27cm" style:writing-mode="lr-tb"/>
    </style:style>
    <style:style style:name="T1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3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3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3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58" style:family="paragraph" style:parent-style-name="Standard">
      <style:paragraph-properties fo:break-before="auto" fo:text-indent="0cm" fo:line-height="115%" fo:margin-left="1.27cm" style:writing-mode="lr-tb"/>
    </style:style>
    <style:style style:name="T1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59" style:family="paragraph" style:parent-style-name="Standard">
      <style:paragraph-properties fo:break-before="auto" fo:text-indent="0cm" fo:line-height="115%" fo:margin-left="1.27cm" style:writing-mode="lr-tb"/>
    </style:style>
    <style:style style:name="T15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0" style:family="paragraph" style:parent-style-name="Standard">
      <style:paragraph-properties fo:break-before="auto" fo:line-height="115%" style:writing-mode="lr-tb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>
      <style:text-properties style:font-name="Courier New" style:font-name-asian="Courier New" style:font-name-complex="Courier New"/>
    </style:style>
    <style:style style:name="T161_20" style:family="text">
      <style:text-properties style:font-name="Courier New" style:font-name-asian="Courier New" style:font-name-complex="Courier New"/>
    </style:style>
    <style:style style:name="T161_21" style:family="text">
      <style:text-properties style:font-name="Courier New" style:font-name-asian="Courier New" style:font-name-complex="Courier New"/>
    </style:style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T161_32" style:family="text"/>
    <style:style style:name="T161_33" style:family="text"/>
    <style:style style:name="T161_34" style:family="text"/>
    <style:style style:name="T161_35" style:family="text"/>
    <style:style style:name="T161_36" style:family="text"/>
    <style:style style:name="T161_37" style:family="text"/>
    <style:style style:name="T161_38" style:family="text"/>
    <style:style style:name="T161_39" style:family="text"/>
    <style:style style:name="T161_40" style:family="text">
      <style:text-properties style:font-name="Courier New" style:font-name-asian="Courier New" style:font-name-complex="Courier New"/>
    </style:style>
    <style:style style:name="T161_41" style:family="text">
      <style:text-properties style:font-name="Courier New" style:font-name-asian="Courier New" style:font-name-complex="Courier New"/>
    </style:style>
    <style:style style:name="T161_42" style:family="text">
      <style:text-properties style:font-name="Courier New" style:font-name-asian="Courier New" style:font-name-complex="Courier New"/>
    </style:style>
    <style:style style:name="T161_43" style:family="text"/>
    <style:style style:name="T161_44" style:family="text"/>
    <style:style style:name="T161_45" style:family="text"/>
    <style:style style:name="T161_46" style:family="text"/>
    <style:style style:name="T161_47" style:family="text"/>
    <style:style style:name="P162" style:family="paragraph" style:parent-style-name="Standard">
      <style:paragraph-properties fo:break-before="auto" fo:line-height="115%" style:writing-mode="lr-tb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28" style:family="text"/>
    <style:style style:name="T163_29" style:family="text"/>
    <style:style style:name="T163_30" style:family="text"/>
    <style:style style:name="P164" style:family="paragraph" style:parent-style-name="Standard">
      <style:paragraph-properties fo:break-before="auto" fo:text-indent="0cm" fo:line-height="115%" fo:margin-left="1.27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65" style:family="paragraph" style:parent-style-name="Standard">
      <style:paragraph-properties fo:break-before="auto" fo:text-indent="0cm" fo:line-height="115%" fo:margin-left="1.27cm" style:writing-mode="lr-tb"/>
    </style:style>
    <style:style style:name="T1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6" style:family="paragraph" style:parent-style-name="Standard">
      <style:paragraph-properties fo:break-before="auto" fo:text-indent="0cm" fo:line-height="115%" fo:margin-left="1.27cm" style:writing-mode="lr-tb"/>
    </style:style>
    <style:style style:name="T1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3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3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3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3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3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4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4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4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4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4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5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5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5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5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5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5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5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5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6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6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6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6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6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6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6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6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6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6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7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7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7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7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7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7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7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7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7" style:family="paragraph" style:parent-style-name="Standard">
      <style:paragraph-properties fo:break-before="auto" fo:text-indent="0cm" fo:line-height="115%" fo:margin-left="1.27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68" style:family="paragraph" style:parent-style-name="Standard">
      <style:paragraph-properties fo:break-before="auto" fo:text-indent="0cm" fo:line-height="115%" fo:margin-left="1.27cm" style:writing-mode="lr-tb"/>
    </style:style>
    <style:style style:name="T16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3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9" style:family="paragraph" style:parent-style-name="Standard">
      <style:paragraph-properties fo:break-before="auto" fo:text-indent="0cm" fo:line-height="115%" fo:margin-left="1.27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70" style:family="paragraph" style:parent-style-name="Standard">
      <style:paragraph-properties fo:break-before="auto" fo:text-indent="0cm" fo:line-height="115%" fo:margin-left="1.27cm" style:writing-mode="lr-tb"/>
    </style:style>
    <style:style style:name="T1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3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3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3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3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3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4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4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4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4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4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5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5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5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5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5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5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5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5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6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6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6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6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6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6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6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6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6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6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7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7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7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7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7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7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7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7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7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7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1" style:family="paragraph" style:parent-style-name="Standard">
      <style:paragraph-properties fo:break-before="auto" fo:text-indent="0cm" fo:line-height="115%" fo:margin-left="1.27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72" style:family="paragraph" style:parent-style-name="Standard">
      <style:paragraph-properties fo:break-before="auto" fo:text-indent="0cm" fo:line-height="115%" fo:margin-left="1.27cm" style:writing-mode="lr-tb"/>
    </style:style>
    <style:style style:name="T1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3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3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3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3" style:family="paragraph" style:parent-style-name="Standard">
      <style:paragraph-properties fo:break-before="auto" fo:line-height="115%" style:writing-mode="lr-tb"/>
    </style:style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T174_37" style:family="text"/>
    <style:style style:name="T174_38" style:family="text"/>
    <style:style style:name="T174_39" style:family="text"/>
    <style:style style:name="T174_40" style:family="text"/>
    <style:style style:name="T174_41" style:family="text"/>
    <style:style style:name="T174_42" style:family="text"/>
    <style:style style:name="T174_43" style:family="text"/>
    <style:style style:name="T174_44" style:family="text"/>
    <style:style style:name="T174_45" style:family="text"/>
    <style:style style:name="T174_46" style:family="text"/>
    <style:style style:name="T174_47" style:family="text"/>
    <style:style style:name="T174_48" style:family="text"/>
    <style:style style:name="T174_49" style:family="text"/>
    <style:style style:name="T174_50" style:family="text"/>
    <style:style style:name="T174_51" style:family="text"/>
    <style:style style:name="T174_52" style:family="text"/>
    <style:style style:name="T174_53" style:family="text"/>
    <style:style style:name="T174_54" style:family="text"/>
    <style:style style:name="T174_55" style:family="text"/>
    <style:style style:name="T174_56" style:family="text"/>
    <style:style style:name="T174_57" style:family="text"/>
    <style:style style:name="T174_58" style:family="text"/>
    <style:style style:name="T174_59" style:family="text"/>
    <style:style style:name="T174_60" style:family="text"/>
    <style:style style:name="T174_61" style:family="text"/>
    <style:style style:name="T174_62" style:family="text"/>
    <style:style style:name="T174_63" style:family="text"/>
    <style:style style:name="T174_64" style:family="text"/>
    <style:style style:name="T174_65" style:family="text"/>
    <style:style style:name="T174_66" style:family="text"/>
    <style:style style:name="T174_67" style:family="text"/>
    <style:style style:name="T174_68" style:family="text">
      <style:text-properties style:font-name="Courier New" style:font-name-asian="Courier New" style:font-name-complex="Courier New"/>
    </style:style>
    <style:style style:name="T174_69" style:family="text">
      <style:text-properties style:font-name="Courier New" style:font-name-asian="Courier New" style:font-name-complex="Courier New"/>
    </style:style>
    <style:style style:name="T174_70" style:family="text">
      <style:text-properties style:font-name="Courier New" style:font-name-asian="Courier New" style:font-name-complex="Courier New"/>
    </style:style>
    <style:style style:name="T174_71" style:family="text"/>
    <style:style style:name="T174_72" style:family="text"/>
    <style:style style:name="T174_73" style:family="text"/>
    <style:style style:name="T174_74" style:family="text"/>
    <style:style style:name="T174_75" style:family="text"/>
    <style:style style:name="T174_76" style:family="text"/>
    <style:style style:name="T174_77" style:family="text"/>
    <style:style style:name="T174_78" style:family="text"/>
    <style:style style:name="T174_79" style:family="text"/>
    <style:style style:name="T174_80" style:family="text"/>
    <style:style style:name="T174_81" style:family="text"/>
    <style:style style:name="T174_82" style:family="text"/>
    <style:style style:name="T174_83" style:family="text"/>
    <style:style style:name="T174_84" style:family="text"/>
    <style:style style:name="T174_85" style:family="text"/>
    <style:style style:name="T174_86" style:family="text"/>
    <style:style style:name="T174_87" style:family="text"/>
    <style:style style:name="T174_88" style:family="text"/>
    <style:style style:name="T174_89" style:family="text"/>
    <style:style style:name="T174_90" style:family="text"/>
    <style:style style:name="T174_91" style:family="text"/>
    <style:style style:name="T174_92" style:family="text"/>
    <style:style style:name="T174_93" style:family="text"/>
    <style:style style:name="T174_94" style:family="text"/>
    <style:style style:name="T174_95" style:family="text"/>
    <style:style style:name="T174_96" style:family="text"/>
    <style:style style:name="T174_97" style:family="text"/>
    <style:style style:name="T174_98" style:family="text"/>
    <style:style style:name="T174_99" style:family="text"/>
    <style:style style:name="T174_100" style:family="text"/>
    <style:style style:name="T174_101" style:family="text"/>
    <style:style style:name="T174_102" style:family="text"/>
    <style:style style:name="T174_103" style:family="text"/>
    <style:style style:name="T174_104" style:family="text"/>
    <style:style style:name="T174_105" style:family="text"/>
    <style:style style:name="T174_106" style:family="text"/>
    <style:style style:name="T174_107" style:family="text"/>
    <style:style style:name="P175" style:family="paragraph" style:parent-style-name="Standard">
      <style:paragraph-properties fo:break-before="auto" fo:line-height="115%" style:writing-mode="lr-tb"/>
    </style:style>
    <style:style style:name="P176" style:family="paragraph" style:parent-style-name="Standard">
      <style:paragraph-properties fo:break-before="auto" fo:line-height="115%" style:writing-mode="lr-tb"/>
    </style:style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>
      <style:text-properties style:font-name="Courier New" style:font-name-asian="Courier New" style:font-name-complex="Courier New"/>
    </style:style>
    <style:style style:name="T177_37" style:family="text">
      <style:text-properties style:font-name="Courier New" style:font-name-asian="Courier New" style:font-name-complex="Courier New"/>
    </style:style>
    <style:style style:name="T177_38" style:family="text">
      <style:text-properties style:font-name="Courier New" style:font-name-asian="Courier New" style:font-name-complex="Courier New"/>
    </style:style>
    <style:style style:name="T177_39" style:family="text">
      <style:text-properties style:font-name="Courier New" style:font-name-asian="Courier New" style:font-name-complex="Courier New"/>
    </style:style>
    <style:style style:name="T177_40" style:family="text">
      <style:text-properties style:font-name="Courier New" style:font-name-asian="Courier New" style:font-name-complex="Courier New"/>
    </style:style>
    <style:style style:name="T177_41" style:family="text"/>
    <style:style style:name="T177_42" style:family="text"/>
    <style:style style:name="T177_43" style:family="text"/>
    <style:style style:name="T177_44" style:family="text"/>
    <style:style style:name="T177_45" style:family="text"/>
    <style:style style:name="T177_46" style:family="text"/>
    <style:style style:name="T177_47" style:family="text"/>
    <style:style style:name="T177_48" style:family="text"/>
    <style:style style:name="T177_49" style:family="text"/>
    <style:style style:name="T177_50" style:family="text"/>
    <style:style style:name="T177_51" style:family="text"/>
    <style:style style:name="T177_52" style:family="text"/>
    <style:style style:name="T177_53" style:family="text"/>
    <style:style style:name="T177_54" style:family="text">
      <style:text-properties style:font-name="Courier New" style:font-name-asian="Courier New" style:font-name-complex="Courier New"/>
    </style:style>
    <style:style style:name="T177_55" style:family="text">
      <style:text-properties style:font-name="Courier New" style:font-name-asian="Courier New" style:font-name-complex="Courier New"/>
    </style:style>
    <style:style style:name="T177_56" style:family="text">
      <style:text-properties style:font-name="Courier New" style:font-name-asian="Courier New" style:font-name-complex="Courier New"/>
    </style:style>
    <style:style style:name="T177_57" style:family="text">
      <style:text-properties style:font-name="Courier New" style:font-name-asian="Courier New" style:font-name-complex="Courier New"/>
    </style:style>
    <style:style style:name="T177_58" style:family="text"/>
    <style:style style:name="T177_59" style:family="text"/>
    <style:style style:name="T177_60" style:family="text"/>
    <style:style style:name="T177_61" style:family="text"/>
    <style:style style:name="T177_62" style:family="text"/>
    <style:style style:name="T177_63" style:family="text"/>
    <style:style style:name="T177_64" style:family="text"/>
    <style:style style:name="T177_65" style:family="text"/>
    <style:style style:name="T177_66" style:family="text"/>
    <style:style style:name="T177_67" style:family="text"/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>
      <style:text-properties style:font-name="Courier New" style:font-name-asian="Courier New" style:font-name-complex="Courier New"/>
    </style:style>
    <style:style style:name="T178_25" style:family="text">
      <style:text-properties style:font-name="Courier New" style:font-name-asian="Courier New" style:font-name-complex="Courier New"/>
    </style:style>
    <style:style style:name="T178_26" style:family="text">
      <style:text-properties style:font-name="Courier New" style:font-name-asian="Courier New" style:font-name-complex="Courier New"/>
    </style:style>
    <style:style style:name="T178_27" style:family="text">
      <style:text-properties style:font-name="Courier New" style:font-name-asian="Courier New" style:font-name-complex="Courier New"/>
    </style:style>
    <style:style style:name="T178_28" style:family="text">
      <style:text-properties style:font-name="Courier New" style:font-name-asian="Courier New" style:font-name-complex="Courier New"/>
    </style:style>
    <style:style style:name="T178_29" style:family="text"/>
    <style:style style:name="P179" style:family="paragraph" style:parent-style-name="Standard">
      <style:paragraph-properties fo:break-before="auto" fo:line-height="115%" style:writing-mode="lr-tb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3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3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3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3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3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4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4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4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4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4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7" style:family="paragraph" style:parent-style-name="Standard">
      <style:paragraph-properties fo:break-before="auto" fo:line-height="115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5" style:family="paragraph" style:parent-style-name="Standard">
      <style:paragraph-properties fo:break-before="auto" fo:line-height="115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T196_27" style:family="text"/>
    <style:style style:name="T196_28" style:family="text"/>
    <style:style style:name="P19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wid94f3igb3p"/><text:bookmark-end text:name="h.wid94f3igb3p"/><text:span text:style-name="T1_1">Toulbar</text:span><text:span text:style-name="T1_2">2<text:s/></text:span></text:p>
      <text:p text:style-name="P2"><text:bookmark-start text:name="h.4cllt3e01e03"/><text:bookmark-end text:name="h.4cllt3e01e03"/><text:span text:style-name="T2_1">Testing</text:span><text:span text:style-name="T2_2"><text:s/></text:span><text:span text:style-name="T2_3">and</text:span><text:span text:style-name="T2_4"><text:s/></text:span><text:span text:style-name="T2_5">benchmarking</text:span><text:span text:style-name="T2_6"><text:s/></text:span><text:span text:style-name="T2_7">doc</text:span></text:p>
      <text:p text:style-name="P3"/>
      <text:p text:style-name="P4"/>
      <text:p text:style-name="P5"><text:span text:style-name="T5_1">toulbar</text:span><text:span text:style-name="T5_2">2</text:span><text:span text:style-name="T5_3"><text:s/></text:span><text:span text:style-name="T5_4">is</text:span><text:span text:style-name="T5_5"><text:s/></text:span><text:span text:style-name="T5_6">able</text:span><text:span text:style-name="T5_7"><text:s/></text:span><text:span text:style-name="T5_8">to</text:span><text:span text:style-name="T5_9"><text:s/></text:span><text:span text:style-name="T5_10">perform</text:span><text:span text:style-name="T5_11"><text:s/></text:span><text:span text:style-name="T5_12">benchmarking</text:span><text:span text:style-name="T5_13"><text:s/></text:span><text:span text:style-name="T5_14">and</text:span><text:span text:style-name="T5_15"><text:s/></text:span><text:span text:style-name="T5_16">tests</text:span><text:span text:style-name="T5_17"><text:s/></text:span><text:span text:style-name="T5_18">using</text:span><text:span text:style-name="T5_19"><text:s/></text:span><text:span text:style-name="T5_20">cmake</text:span><text:span text:style-name="T5_21"><text:s/></text:span><text:span text:style-name="T5_22">and</text:span><text:span text:style-name="T5_23"><text:s/></text:span><text:span text:style-name="T5_24">perl</text:span><text:span text:style-name="T5_25"><text:s/></text:span><text:span text:style-name="T5_26">scripts</text:span><text:span text:style-name="T5_27"><text:s/>(</text:span><text:span text:style-name="T5_28">cf</text:span><text:span text:style-name="T5_29">.<text:s/></text:span><text:span text:style-name="T5_30">cmake</text:span><text:span text:style-name="T5_31">_</text:span><text:span text:style-name="T5_32">script</text:span><text:span text:style-name="T5_33"><text:s/></text:span><text:span text:style-name="T5_34">directory</text:span><text:span text:style-name="T5_35"><text:s/></text:span><text:span text:style-name="T5_36">and</text:span><text:span text:style-name="T5_37"><text:s/></text:span><text:span text:style-name="T5_38">misc</text:span><text:span text:style-name="T5_39">/</text:span><text:span text:style-name="T5_40">script</text:span><text:span text:style-name="T5_41"><text:s/></text:span><text:span text:style-name="T5_42">directory</text:span><text:span text:style-name="T5_43">).<text:s/></text:span><text:span text:style-name="T5_44">The</text:span><text:span text:style-name="T5_45"><text:s/></text:span><text:span text:style-name="T5_46">current</text:span><text:span text:style-name="T5_47"><text:s/></text:span><text:span text:style-name="T5_48">document</text:span><text:span text:style-name="T5_49"><text:s/></text:span><text:span text:style-name="T5_50">describes</text:span><text:span text:style-name="T5_51"><text:s/></text:span><text:span text:style-name="T5_52">the</text:span><text:span text:style-name="T5_53"><text:s/></text:span><text:span text:style-name="T5_54">testing</text:span><text:span text:style-name="T5_55"><text:s/></text:span><text:span text:style-name="T5_56">procedure</text:span><text:span text:style-name="T5_57"><text:s/></text:span><text:span text:style-name="T5_58">in</text:span><text:span text:style-name="T5_59"><text:s/></text:span><text:span text:style-name="T5_60">the</text:span><text:span text:style-name="T5_61"><text:s/></text:span><text:span text:style-name="T5_62">toulbar</text:span><text:span text:style-name="T5_63">2<text:s/></text:span><text:span text:style-name="T5_64">project</text:span><text:span text:style-name="T5_65">.</text:span></text:p>
      <text:h text:style-name="P6" text:outline-level="10"><text:bookmark-start text:name="h.fyhtnnw8ewpc"/><text:bookmark-end text:name="h.fyhtnnw8ewpc"/><text:span text:style-name="T6_1">i</text:span><text:span text:style-name="T6_2">)<text:s/></text:span><text:span text:style-name="T6_3">Validation</text:span><text:span text:style-name="T6_4"><text:s/></text:span><text:span text:style-name="T6_5">tests</text:span></text:h>
      <text:p text:style-name="P7"/>
      <text:p text:style-name="P8"><text:span text:style-name="T8_1">The</text:span><text:span text:style-name="T8_2"><text:s/></text:span><text:span text:style-name="T8_3">validation</text:span><text:span text:style-name="T8_4"><text:s/></text:span><text:span text:style-name="T8_5">tests</text:span><text:span text:style-name="T8_6"><text:s/></text:span><text:span text:style-name="T8_7">perform</text:span><text:span text:style-name="T8_8"><text:s/>“</text:span><text:span text:style-name="T8_9">unit</text:span><text:span text:style-name="T8_10">”<text:s/></text:span><text:span text:style-name="T8_11">tests</text:span><text:span text:style-name="T8_12"><text:s/>(</text:span><text:span text:style-name="T8_13">testing</text:span><text:span text:style-name="T8_14"><text:s/></text:span><text:span text:style-name="T8_15">one</text:span><text:span text:style-name="T8_16"><text:s/></text:span><text:span text:style-name="T8_17">mode</text:span><text:span text:style-name="T8_18"><text:s/></text:span><text:span text:style-name="T8_19">of</text:span><text:span text:style-name="T8_20"><text:s/></text:span><text:span text:style-name="T8_21">toulbar</text:span><text:span text:style-name="T8_22">2).<text:s/></text:span><text:span text:style-name="T8_23">If</text:span><text:span text:style-name="T8_24"><text:s/></text:span><text:span text:style-name="T8_25">you</text:span><text:span text:style-name="T8_26"><text:s/></text:span><text:span text:style-name="T8_27">modified</text:span><text:span text:style-name="T8_28"><text:s/></text:span><text:span text:style-name="T8_29">toulbar</text:span><text:span text:style-name="T8_30">2</text:span><text:span text:style-name="T8_31"><text:s/></text:span><text:span text:style-name="T8_32">code</text:span><text:span text:style-name="T8_33">,<text:s/></text:span><text:span text:style-name="T8_34">you</text:span><text:span text:style-name="T8_35"><text:s/></text:span><text:span text:style-name="T8_36">may</text:span><text:span text:style-name="T8_37"><text:s/></text:span><text:span text:style-name="T8_38">quickly</text:span><text:span text:style-name="T8_39"><text:s/></text:span><text:span text:style-name="T8_40">want</text:span><text:span text:style-name="T8_41"><text:s/></text:span><text:span text:style-name="T8_42">to</text:span><text:span text:style-name="T8_43"><text:s/></text:span><text:span text:style-name="T8_44">check</text:span><text:span text:style-name="T8_45"><text:s/></text:span><text:span text:style-name="T8_46">if</text:span><text:span text:style-name="T8_47"><text:s/></text:span><text:span text:style-name="T8_48">the</text:span><text:span text:style-name="T8_49"><text:s/></text:span><text:span text:style-name="T8_50">new</text:span><text:span text:style-name="T8_51"><text:s/></text:span><text:span text:style-name="T8_52">code</text:span><text:span text:style-name="T8_53"><text:s/></text:span><text:span text:style-name="T8_54">produces</text:span><text:span text:style-name="T8_55"><text:s/></text:span><text:span text:style-name="T8_56">the</text:span><text:span text:style-name="T8_57"><text:s/></text:span><text:span text:style-name="T8_58">correct</text:span><text:span text:style-name="T8_59"><text:s/></text:span><text:span text:style-name="T8_60">result</text:span><text:span text:style-name="T8_61"><text:s/></text:span><text:span text:style-name="T8_62">for</text:span><text:span text:style-name="T8_63"><text:s/></text:span><text:span text:style-name="T8_64">a</text:span><text:span text:style-name="T8_65"><text:s/></text:span><text:span text:style-name="T8_66">given</text:span><text:span text:style-name="T8_67"><text:s/></text:span><text:span text:style-name="T8_68">set</text:span><text:span text:style-name="T8_69"><text:s/></text:span><text:span text:style-name="T8_70">of</text:span><text:span text:style-name="T8_71"><text:s/></text:span><text:span text:style-name="T8_72">wcsp</text:span><text:span text:style-name="T8_73"><text:s/></text:span><text:span text:style-name="T8_74">problem</text:span><text:span text:style-name="T8_75">.<text:s/></text:span><text:span text:style-name="T8_76">This</text:span><text:span text:style-name="T8_77"><text:s/></text:span><text:span text:style-name="T8_78">is</text:span><text:span text:style-name="T8_79"><text:s/></text:span><text:span text:style-name="T8_80">easily</text:span><text:span text:style-name="T8_81"><text:s/></text:span><text:span text:style-name="T8_82">achieved</text:span><text:span text:style-name="T8_83"><text:s/></text:span><text:span text:style-name="T8_84">by</text:span><text:span text:style-name="T8_85"><text:s/></text:span><text:span text:style-name="T8_86">executing</text:span><text:span text:style-name="T8_87"><text:s/></text:span><text:span text:style-name="T8_88">the</text:span><text:span text:style-name="T8_89"><text:s/></text:span><text:span text:style-name="T8_90">following</text:span><text:span text:style-name="T8_91"><text:s/></text:span><text:span text:style-name="T8_92">commands</text:span><text:span text:style-name="T8_93"><text:s/>:</text:span></text:p>
      <text:p text:style-name="P9"/>
      <text:p text:style-name="P10"><text:span text:style-name="T10_1">mkdir</text:span><text:span text:style-name="T10_2"><text:s/></text:span><text:span text:style-name="T10_3">build</text:span></text:p>
      <text:p text:style-name="P11"><text:span text:style-name="T11_1">cd</text:span><text:span text:style-name="T11_2"><text:s/></text:span><text:span text:style-name="T11_3">build</text:span></text:p>
      <text:p text:style-name="P12"><text:span text:style-name="T12_1">cmake</text:span><text:span text:style-name="T12_2"><text:s/>..</text:span></text:p>
      <text:p text:style-name="P13"><text:span text:style-name="T13_1">make</text:span></text:p>
      <text:p text:style-name="P14"><text:span text:style-name="T14_1">make</text:span><text:span text:style-name="T14_2"><text:s/></text:span><text:span text:style-name="T14_3">test</text:span></text:p>
      <text:p text:style-name="P15"/>
      <text:p text:style-name="P16"><text:span text:style-name="T16_1">The</text:span><text:span text:style-name="T16_2"><text:s/></text:span><text:span text:style-name="T16_3">cmake</text:span><text:span text:style-name="T16_4"><text:s/></text:span><text:span text:style-name="T16_5">script</text:span><text:span text:style-name="T16_6"><text:s/></text:span><text:span text:style-name="T16_7">is</text:span><text:span text:style-name="T16_8"><text:s/></text:span><text:span text:style-name="T16_9">going</text:span><text:span text:style-name="T16_10"><text:s/></text:span><text:span text:style-name="T16_11">to</text:span><text:span text:style-name="T16_12"><text:s/></text:span><text:span text:style-name="T16_13">scan</text:span><text:span text:style-name="T16_14"><text:s/></text:span><text:span text:style-name="T16_15">the</text:span><text:span text:style-name="T16_16"><text:s/></text:span><text:span text:style-name="T16_17">./</text:span><text:span text:style-name="T16_18">validation</text:span><text:span text:style-name="T16_19"><text:s/></text:span><text:span text:style-name="T16_20">directory</text:span><text:span text:style-name="T16_21"><text:s/></text:span><text:span text:style-name="T16_22">located</text:span><text:span text:style-name="T16_23"><text:s/></text:span><text:span text:style-name="T16_24">in</text:span><text:span text:style-name="T16_25"><text:s/></text:span><text:span text:style-name="T16_26">the</text:span><text:span text:style-name="T16_27"><text:s/></text:span><text:span text:style-name="T16_28">root</text:span><text:span text:style-name="T16_29"><text:s/></text:span><text:span text:style-name="T16_30">of</text:span><text:span text:style-name="T16_31"><text:s/></text:span><text:span text:style-name="T16_32">the</text:span><text:span text:style-name="T16_33"><text:s/></text:span><text:span text:style-name="T16_34">project</text:span><text:span text:style-name="T16_35">.<text:s/></text:span><text:span text:style-name="T16_36">For</text:span><text:span text:style-name="T16_37"><text:s/></text:span><text:span text:style-name="T16_38">each</text:span><text:span text:style-name="T16_39"><text:s/></text:span><text:span text:style-name="T16_40">file</text:span><text:span text:style-name="T16_41"><text:s/></text:span><text:span text:style-name="T16_42">found</text:span><text:span text:style-name="T16_43"><text:s/></text:span><text:span text:style-name="T16_44">with</text:span><text:span text:style-name="T16_45"><text:s/></text:span><text:span text:style-name="T16_46">a</text:span><text:span text:style-name="T16_47"><text:s/>“.</text:span><text:span text:style-name="T16_48">wcsp</text:span><text:span text:style-name="T16_49">”</text:span><text:span text:style-name="T16_50"><text:s/></text:span><text:span text:style-name="T16_51">extension</text:span><text:span text:style-name="T16_52">,<text:s/></text:span><text:span text:style-name="T16_53">a</text:span><text:span text:style-name="T16_54"><text:s/></text:span><text:span text:style-name="T16_55">unit</text:span><text:span text:style-name="T16_56"><text:s/></text:span><text:span text:style-name="T16_57">test</text:span><text:span text:style-name="T16_58"><text:s/></text:span><text:span text:style-name="T16_59">will</text:span><text:span text:style-name="T16_60"><text:s/></text:span><text:span text:style-name="T16_61">be</text:span><text:span text:style-name="T16_62"><text:s/></text:span><text:span text:style-name="T16_63">generated</text:span><text:span text:style-name="T16_64"><text:s/></text:span><text:span text:style-name="T16_65">with</text:span><text:span text:style-name="T16_66"><text:s/></text:span><text:span text:style-name="T16_67">an</text:span><text:span text:style-name="T16_68"><text:s/></text:span><text:span text:style-name="T16_69">associated</text:span><text:span text:style-name="T16_70"><text:s/></text:span><text:span text:style-name="T16_71">error</text:span><text:span text:style-name="T16_72"><text:s/></text:span><text:span text:style-name="T16_73">detection</text:span><text:span text:style-name="T16_74">.<text:s text:c="2"/></text:span><text:span text:style-name="T16_75">The</text:span><text:span text:style-name="T16_76"><text:s/></text:span><text:span text:style-name="T16_77">error</text:span><text:span text:style-name="T16_78"><text:s/></text:span><text:span text:style-name="T16_79">detection</text:span><text:span text:style-name="T16_80"><text:s/></text:span><text:span text:style-name="T16_81">happens</text:span><text:span text:style-name="T16_82"><text:s/></text:span><text:span text:style-name="T16_83">during</text:span><text:span text:style-name="T16_84"><text:s/></text:span><text:span text:style-name="T16_85">test</text:span><text:span text:style-name="T16_86"><text:s/></text:span><text:span text:style-name="T16_87">execution</text:span><text:span text:style-name="T16_88">,<text:s/></text:span><text:span text:style-name="T16_89">if</text:span><text:span text:style-name="T16_90"><text:s/></text:span><text:span text:style-name="T16_91">a</text:span><text:span text:style-name="T16_92"><text:s/></text:span><text:span text:style-name="T16_93">string</text:span><text:span text:style-name="T16_94"><text:s/></text:span><text:span text:style-name="T16_95">defined</text:span><text:span text:style-name="T16_96"><text:s/></text:span><text:span text:style-name="T16_97">in</text:span><text:span text:style-name="T16_98"><text:s/></text:span><text:span text:style-name="T16_99">the</text:span><text:span text:style-name="T16_100"><text:s/></text:span><text:span text:style-name="T16_101">test</text:span><text:span text:style-name="T16_102"><text:s/></text:span><text:span text:style-name="T16_103">is</text:span><text:span text:style-name="T16_104"><text:s/></text:span><text:span text:style-name="T16_105">not</text:span><text:span text:style-name="T16_106"><text:s/></text:span><text:span text:style-name="T16_107">found</text:span><text:span text:style-name="T16_108"><text:s/></text:span><text:span text:style-name="T16_109">in</text:span><text:span text:style-name="T16_110"><text:s/></text:span><text:span text:style-name="T16_111">the</text:span><text:span text:style-name="T16_112"><text:s/></text:span><text:span text:style-name="T16_113">test</text:span><text:span text:style-name="T16_114"><text:s/></text:span><text:span text:style-name="T16_115">output</text:span><text:span text:style-name="T16_116">.<text:s/></text:span><text:span text:style-name="T16_117">The</text:span><text:span text:style-name="T16_118"><text:s/>“</text:span><text:span text:style-name="T16_119">end</text:span><text:span text:style-name="T16_120">.”<text:s/></text:span><text:span text:style-name="T16_121">string</text:span><text:span text:style-name="T16_122"><text:s/>(</text:span><text:span text:style-name="T16_123">the</text:span><text:span text:style-name="T16_124"><text:s/></text:span><text:span text:style-name="T16_125">final</text:span><text:span text:style-name="T16_126"><text:s/></text:span><text:span text:style-name="T16_127">word</text:span><text:span text:style-name="T16_128"><text:s/></text:span><text:span text:style-name="T16_129">in</text:span><text:span text:style-name="T16_130"><text:s/></text:span><text:span text:style-name="T16_131">a</text:span><text:span text:style-name="T16_132"><text:s text:c="2"/></text:span><text:span text:style-name="T16_133">toulbar</text:span><text:span text:style-name="T16_134">2<text:s/></text:span><text:span text:style-name="T16_135">execution</text:span><text:span text:style-name="T16_136">)<text:s text:c="2"/></text:span><text:span text:style-name="T16_137">is</text:span><text:span text:style-name="T16_138"><text:s/></text:span><text:span text:style-name="T16_139">used</text:span><text:span text:style-name="T16_140"><text:s/></text:span><text:span text:style-name="T16_141">by</text:span><text:span text:style-name="T16_142"><text:s/></text:span><text:span text:style-name="T16_143">default</text:span><text:span text:style-name="T16_144"><text:s/></text:span><text:span text:style-name="T16_145">for</text:span><text:span text:style-name="T16_146"><text:s/></text:span><text:span text:style-name="T16_147">each</text:span><text:span text:style-name="T16_148"><text:s/></text:span><text:span text:style-name="T16_149">test</text:span><text:span text:style-name="T16_150">.<text:s/></text:span><text:span text:style-name="T16_151">However</text:span><text:span text:style-name="T16_152">,<text:s/></text:span><text:span text:style-name="T16_153">if</text:span><text:span text:style-name="T16_154"><text:s/></text:span><text:span text:style-name="T16_155">a</text:span><text:span text:style-name="T16_156"><text:s/></text:span><text:span text:style-name="T16_157">.</text:span><text:span text:style-name="T16_158">ub</text:span><text:span text:style-name="T16_159"><text:s/></text:span><text:span text:style-name="T16_160">file</text:span><text:span text:style-name="T16_161"><text:s/></text:span><text:span text:style-name="T16_162">containing</text:span><text:span text:style-name="T16_163"><text:s/></text:span><text:span text:style-name="T16_164">the</text:span><text:span text:style-name="T16_165"><text:s/></text:span><text:span text:style-name="T16_166">right</text:span><text:span text:style-name="T16_167"><text:s/></text:span><text:span text:style-name="T16_168">optimal</text:span><text:span text:style-name="T16_169"><text:s/></text:span><text:span text:style-name="T16_170">cost</text:span><text:span text:style-name="T16_171"><text:s/></text:span><text:span text:style-name="T16_172">is</text:span><text:span text:style-name="T16_173"><text:s/></text:span><text:span text:style-name="T16_174">located</text:span><text:span text:style-name="T16_175"><text:s/></text:span><text:span text:style-name="T16_176">in</text:span><text:span text:style-name="T16_177"><text:s/></text:span><text:span text:style-name="T16_178">the</text:span><text:span text:style-name="T16_179"><text:s/></text:span><text:span text:style-name="T16_180">same</text:span><text:span text:style-name="T16_181"><text:s/></text:span><text:span text:style-name="T16_182">directory</text:span><text:span text:style-name="T16_183"><text:s/></text:span><text:span text:style-name="T16_184">of</text:span><text:span text:style-name="T16_185"><text:s/></text:span><text:span text:style-name="T16_186">a</text:span><text:span text:style-name="T16_187"><text:s/></text:span><text:span text:style-name="T16_188">given</text:span><text:span text:style-name="T16_189"><text:s/></text:span><text:span text:style-name="T16_190">instance</text:span><text:span text:style-name="T16_191">,<text:s/></text:span><text:span text:style-name="T16_192">this</text:span><text:span text:style-name="T16_193"><text:s/></text:span><text:span text:style-name="T16_194">value</text:span><text:span text:style-name="T16_195"><text:s/></text:span><text:span text:style-name="T16_196">will</text:span><text:span text:style-name="T16_197"><text:s/></text:span><text:span text:style-name="T16_198">be</text:span><text:span text:style-name="T16_199"><text:s/></text:span><text:span text:style-name="T16_200">extracted</text:span><text:span text:style-name="T16_201"><text:s/></text:span><text:span text:style-name="T16_202">from</text:span><text:span text:style-name="T16_203"><text:s/></text:span><text:span text:style-name="T16_204">the</text:span><text:span text:style-name="T16_205"><text:s/></text:span><text:span text:style-name="T16_206">files</text:span><text:span text:style-name="T16_207"><text:s/></text:span><text:span text:style-name="T16_208">and</text:span><text:span text:style-name="T16_209"><text:s/></text:span><text:span text:style-name="T16_210">used</text:span><text:span text:style-name="T16_211"><text:s/></text:span><text:span text:style-name="T16_212">to</text:span><text:span text:style-name="T16_213"><text:s/></text:span><text:span text:style-name="T16_214">detect</text:span><text:span text:style-name="T16_215"><text:s/></text:span><text:span text:style-name="T16_216">inconsistent</text:span><text:span text:style-name="T16_217"><text:s/></text:span><text:span text:style-name="T16_218">result</text:span><text:span text:style-name="T16_219"><text:s/></text:span><text:span text:style-name="T16_220">for</text:span><text:span text:style-name="T16_221"><text:s/></text:span><text:span text:style-name="T16_222">the</text:span><text:span text:style-name="T16_223"><text:s/></text:span><text:span text:style-name="T16_224">related</text:span><text:span text:style-name="T16_225"><text:s/></text:span><text:span text:style-name="T16_226">test</text:span><text:span text:style-name="T16_227">.</text:span><text:span text:style-name="T16_228"><text:s/></text:span></text:p>
      <text:p text:style-name="P17"/>
      <text:p text:style-name="P18"><text:span text:style-name="T18_1">Overall</text:span><text:span text:style-name="T18_2">,<text:s text:c="2"/></text:span><text:span text:style-name="T18_3">for</text:span><text:span text:style-name="T18_4"><text:s/></text:span><text:span text:style-name="T18_5">each</text:span><text:span text:style-name="T18_6"><text:s/></text:span><text:span text:style-name="T18_7">foo</text:span><text:span text:style-name="T18_8">.</text:span><text:span text:style-name="T18_9">wcsp</text:span><text:span text:style-name="T18_10"><text:s/></text:span><text:span text:style-name="T18_11">file</text:span><text:span text:style-name="T18_12"><text:s/></text:span><text:span text:style-name="T18_13">if</text:span><text:span text:style-name="T18_14"><text:s/></text:span><text:span text:style-name="T18_15">a</text:span><text:span text:style-name="T18_16"><text:s/></text:span><text:span text:style-name="T18_17">foo</text:span><text:span text:style-name="T18_18">.</text:span><text:span text:style-name="T18_19">u</text:span><text:span text:style-name="T18_20">b</text:span><text:span text:style-name="T18_21"><text:s/></text:span><text:span text:style-name="T18_22">file</text:span><text:span text:style-name="T18_23"><text:s/></text:span><text:span text:style-name="T18_24">is</text:span><text:span text:style-name="T18_25"><text:s/></text:span><text:span text:style-name="T18_26">found</text:span><text:span text:style-name="T18_27"><text:s/></text:span><text:span text:style-name="T18_28">in</text:span><text:span text:style-name="T18_29"><text:s/></text:span><text:span text:style-name="T18_30">the</text:span><text:span text:style-name="T18_31"><text:s/></text:span><text:span text:style-name="T18_32">same</text:span><text:span text:style-name="T18_33"><text:s/></text:span><text:span text:style-name="T18_34">directory</text:span><text:span text:style-name="T18_35">,<text:s/></text:span><text:span text:style-name="T18_36">a</text:span><text:span text:style-name="T18_37"><text:s/></text:span><text:span text:style-name="T18_38">test</text:span><text:span text:style-name="T18_39"><text:s/></text:span><text:span text:style-name="T18_40">is</text:span><text:span text:style-name="T18_41"><text:s/></text:span><text:span text:style-name="T18_42">produced</text:span><text:span text:style-name="T18_43"><text:s/></text:span><text:span text:style-name="T18_44">and</text:span><text:span text:style-name="T18_45"><text:s/></text:span><text:span text:style-name="T18_46">an</text:span><text:span text:style-name="T18_47"><text:s/></text:span><text:span text:style-name="T18_48">error</text:span><text:span text:style-name="T18_49"><text:s/></text:span><text:span text:style-name="T18_50">raised</text:span><text:span text:style-name="T18_51"><text:s/></text:span><text:span text:style-name="T18_52">if</text:span><text:span text:style-name="T18_53"><text:s/></text:span><text:span text:style-name="T18_54">the</text:span><text:span text:style-name="T18_55"><text:s/></text:span><text:span text:style-name="T18_56">optimum</text:span><text:span text:style-name="T18_57"><text:s/></text:span><text:span text:style-name="T18_58">computed</text:span><text:span text:style-name="T18_59"><text:s/></text:span><text:span text:style-name="T18_60">by</text:span><text:span text:style-name="T18_61"><text:s/></text:span><text:span text:style-name="T18_62">the</text:span><text:span text:style-name="T18_63"><text:s/></text:span><text:span text:style-name="T18_64">toulbar</text:span><text:span text:style-name="T18_65">2</text:span><text:span text:style-name="T18_66"><text:s/></text:span><text:span text:style-name="T18_67">execution</text:span><text:span text:style-name="T18_68"><text:s/></text:span><text:span text:style-name="T18_69">is</text:span><text:span text:style-name="T18_70"><text:s/></text:span><text:span text:style-name="T18_71">different</text:span><text:span text:style-name="T18_72"><text:s/></text:span><text:span text:style-name="T18_73">from</text:span><text:span text:style-name="T18_74"><text:s/></text:span><text:span text:style-name="T18_75">the</text:span><text:span text:style-name="T18_76"><text:s/></text:span><text:span text:style-name="T18_77">value</text:span><text:span text:style-name="T18_78"><text:s/></text:span><text:span text:style-name="T18_79">in</text:span><text:span text:style-name="T18_80"><text:s/></text:span><text:span text:style-name="T18_81">the</text:span><text:span text:style-name="T18_82"><text:s/></text:span><text:span text:style-name="T18_83">.</text:span><text:span text:style-name="T18_84">ub</text:span><text:span text:style-name="T18_85"><text:s/></text:span><text:span text:style-name="T18_86">file</text:span><text:span text:style-name="T18_87">.</text:span></text:p>
      <text:p text:style-name="P19"/>
      <text:p text:style-name="P20"><text:span text:style-name="T20_1">Exemple</text:span><text:span text:style-name="T20_2">:<text:s/></text:span><text:span text:style-name="T20_3">validation</text:span><text:span text:style-name="T20_4">/</text:span><text:span text:style-name="T20_5">default</text:span><text:span text:style-name="T20_6">/</text:span><text:span text:style-name="T20_7">example</text:span><text:span text:style-name="T20_8">.</text:span><text:span text:style-name="T20_9">wcsp</text:span><text:span text:style-name="T20_10"><text:s/></text:span><text:span text:style-name="T20_11">and</text:span><text:span text:style-name="T20_12"><text:s/></text:span><text:span text:style-name="T20_13">validation</text:span><text:span text:style-name="T20_14">/</text:span><text:span text:style-name="T20_15">default</text:span><text:span text:style-name="T20_16">/</text:span><text:span text:style-name="T20_17">example</text:span><text:span text:style-name="T20_18">.</text:span><text:span text:style-name="T20_19">ub</text:span><text:span text:style-name="T20_20"><text:s text:c="2"/>(</text:span><text:span text:style-name="T20_21">containing</text:span><text:span text:style-name="T20_22"><text:s/></text:span><text:span text:style-name="T20_23">just</text:span><text:span text:style-name="T20_24"><text:s/>“</text:span><text:span text:style-name="T20_25">27</text:span><text:span text:style-name="T20_26">”)<text:s/></text:span><text:span text:style-name="T20_27">exist</text:span><text:span text:style-name="T20_28"><text:s/></text:span><text:span text:style-name="T20_29">and</text:span><text:span text:style-name="T20_30"><text:s/></text:span><text:span text:style-name="T20_31">toulbar</text:span><text:span text:style-name="T20_32">2<text:s/></text:span><text:span text:style-name="T20_33">will</text:span><text:span text:style-name="T20_34"><text:s/></text:span><text:span text:style-name="T20_35">be</text:span><text:span text:style-name="T20_36"><text:s/></text:span><text:span text:style-name="T20_37">tested</text:span><text:span text:style-name="T20_38"><text:s/></text:span><text:span text:style-name="T20_39">on</text:span><text:span text:style-name="T20_40"><text:s/></text:span><text:span text:style-name="T20_41">the</text:span><text:span text:style-name="T20_42"><text:s/></text:span><text:span text:style-name="T20_43">wcsp</text:span><text:span text:style-name="T20_44"><text:s/></text:span><text:span text:style-name="T20_45">file</text:span><text:span text:style-name="T20_46"><text:s/></text:span><text:span text:style-name="T20_47">with</text:span><text:span text:style-name="T20_48"><text:s/></text:span><text:span text:style-name="T20_49">a</text:span><text:span text:style-name="T20_50"><text:s/></text:span><text:span text:style-name="T20_51">detected</text:span><text:span text:style-name="T20_52"><text:s/></text:span><text:span text:style-name="T20_53">error</text:span><text:span text:style-name="T20_54"><text:s/></text:span><text:span text:style-name="T20_55">if</text:span><text:span text:style-name="T20_56"><text:s/></text:span><text:span text:style-name="T20_57">the</text:span><text:span text:style-name="T20_58"><text:s/></text:span><text:span text:style-name="T20_59">optimal</text:span><text:span text:style-name="T20_60"><text:s/></text:span><text:span text:style-name="T20_61">cost</text:span><text:span text:style-name="T20_62"><text:s/></text:span><text:span text:style-name="T20_63">differs</text:span><text:span text:style-name="T20_64"><text:s/></text:span><text:span text:style-name="T20_65">from</text:span><text:span text:style-name="T20_66"><text:s/>27.<text:s/></text:span><text:span text:style-name="T20_67">Actually</text:span><text:span text:style-name="T20_68">,<text:s/></text:span><text:span text:style-name="T20_69">ctest</text:span><text:span text:style-name="T20_70"><text:s/></text:span><text:span text:style-name="T20_71">launches</text:span><text:span text:style-name="T20_72"><text:s/></text:span><text:span text:style-name="T20_73">toulbar</text:span><text:span text:style-name="T20_74">2</text:span><text:span text:style-name="T20_75"><text:s/></text:span><text:span text:style-name="T20_76">example</text:span><text:span text:style-name="T20_77">.</text:span><text:span text:style-name="T20_78">wcsp</text:span><text:span text:style-name="T20_79"><text:s/></text:span><text:span text:style-name="T20_80">and</text:span><text:span text:style-name="T20_81"><text:s/></text:span><text:span text:style-name="T20_82">extracts</text:span><text:span text:style-name="T20_83"><text:s/></text:span><text:span text:style-name="T20_84">the</text:span><text:span text:style-name="T20_85"><text:s/></text:span><text:span text:style-name="T20_86">output</text:span><text:span text:style-name="T20_87">.<text:s/></text:span><text:span text:style-name="T20_88">By</text:span><text:span text:style-name="T20_89"><text:s/></text:span><text:span text:style-name="T20_90">default</text:span><text:span text:style-name="T20_91"><text:s/>“</text:span><text:span text:style-name="T20_92">end</text:span><text:span text:style-name="T20_93">.</text:span><text:span text:style-name="T20_94">”<text:s/></text:span><text:span text:style-name="T20_95">is</text:span><text:span text:style-name="T20_96"><text:s/></text:span><text:span text:style-name="T20_97">sought</text:span><text:span text:style-name="T20_98"><text:s/></text:span><text:span text:style-name="T20_99">or</text:span><text:span text:style-name="T20_100"><text:s/></text:span><text:span text:style-name="T20_101">otherwise</text:span><text:span text:style-name="T20_102"><text:s/></text:span><text:span text:style-name="T20_103">an</text:span><text:span text:style-name="T20_104"><text:s/></text:span><text:span text:style-name="T20_105">optimal</text:span><text:span text:style-name="T20_106"><text:s/></text:span><text:span text:style-name="T20_107">cost</text:span><text:span text:style-name="T20_108"><text:s/></text:span><text:span text:style-name="T20_109">identified</text:span><text:span text:style-name="T20_110"><text:s/></text:span><text:span text:style-name="T20_111">through</text:span><text:span text:style-name="T20_112"><text:s/></text:span><text:span text:style-name="T20_113">a</text:span><text:span text:style-name="T20_114"><text:s/></text:span><text:span text:style-name="T20_115">defined</text:span><text:span text:style-name="T20_116"><text:s/></text:span><text:span text:style-name="T20_117">regular</text:span><text:span text:style-name="T20_118"><text:s/></text:span><text:span text:style-name="T20_119">expression</text:span><text:span text:style-name="T20_120"><text:s/></text:span><text:span text:style-name="T20_121">is</text:span><text:span text:style-name="T20_122"><text:s/></text:span><text:span text:style-name="T20_123">checked</text:span><text:span text:style-name="T20_124"><text:s/>(</text:span><text:span text:style-name="T20_125">cf</text:span><text:span text:style-name="T20_126">.<text:s/></text:span><text:span text:style-name="T20_127">toulbar</text:span><text:span text:style-name="T20_128">2</text:span><text:span text:style-name="T20_129"><text:s/></text:span><text:span text:style-name="T20_130">output</text:span><text:span text:style-name="T20_131">).</text:span></text:p>
      <text:p text:style-name="P21"/>
      <text:p text:style-name="P22"><text:span text:style-name="T22_1">“...</text:span></text:p>
      <text:p text:style-name="P23"><text:span text:style-name="T23_1">Optimum</text:span><text:span text:style-name="T23_2">:<text:s/></text:span><text:span text:style-name="T23_3">27</text:span><text:span text:style-name="T23_4"><text:s/></text:span><text:span text:style-name="T23_5">in</text:span><text:span text:style-name="T23_6"><text:s/>106<text:s/></text:span><text:span text:style-name="T23_7">backtracks</text:span><text:span text:style-name="T23_8"><text:s/></text:span><text:span text:style-name="T23_9">and</text:span><text:span text:style-name="T23_10"><text:s/>215<text:s/></text:span><text:span text:style-name="T23_11">nodes</text:span><text:span text:style-name="T23_12"><text:s/>(<text:s/>278<text:s/></text:span><text:span text:style-name="T23_13">removals</text:span><text:span text:style-name="T23_14"><text:s/></text:span><text:span text:style-name="T23_15">by</text:span><text:span text:style-name="T23_16"><text:s/></text:span><text:span text:style-name="T23_17">DEE</text:span><text:span text:style-name="T23_18">)<text:s/></text:span><text:span text:style-name="T23_19">and</text:span><text:span text:style-name="T23_20"><text:s/>0.02<text:s/></text:span><text:span text:style-name="T23_21">seconds</text:span><text:span text:style-name="T23_22">.</text:span></text:p>
      <text:p text:style-name="P24"><text:span text:style-name="T24_1">end</text:span><text:span text:style-name="T24_2">.</text:span></text:p>
      <text:p text:style-name="P25"><text:span text:style-name="T25_1">..”</text:span></text:p>
      <text:p text:style-name="P26"/>
      <text:p text:style-name="P27"><text:span text:style-name="T27_1">NB</text:span><text:span text:style-name="T27_2">:<text:s/></text:span><text:span text:style-name="T27_3">a</text:span><text:span text:style-name="T27_4"><text:s/></text:span><text:span text:style-name="T27_5">timeout</text:span><text:span text:style-name="T27_6"><text:s/></text:span><text:span text:style-name="T27_7">is</text:span><text:span text:style-name="T27_8"><text:s/></text:span><text:span text:style-name="T27_9">used</text:span><text:span text:style-name="T27_10"><text:s/></text:span><text:span text:style-name="T27_11">for</text:span><text:span text:style-name="T27_12"><text:s/></text:span><text:span text:style-name="T27_13">each</text:span><text:span text:style-name="T27_14"><text:s/></text:span><text:span text:style-name="T27_15">test</text:span><text:span text:style-name="T27_16">.<text:s/></text:span><text:span text:style-name="T27_17">The</text:span><text:span text:style-name="T27_18"><text:s/></text:span><text:span text:style-name="T27_19">default</text:span><text:span text:style-name="T27_20"><text:s/></text:span><text:span text:style-name="T27_21">timeout</text:span><text:span text:style-name="T27_22"><text:s/></text:span><text:span text:style-name="T27_23">value</text:span><text:span text:style-name="T27_24"><text:s/></text:span><text:span text:style-name="T27_25">is</text:span><text:span text:style-name="T27_26"><text:s/>20<text:s/></text:span><text:span text:style-name="T27_27">seconds</text:span><text:span text:style-name="T27_28"><text:s/></text:span><text:span text:style-name="T27_29">and</text:span><text:span text:style-name="T27_30"><text:s/></text:span><text:span text:style-name="T27_31">it</text:span><text:span text:style-name="T27_32"><text:s/></text:span><text:span text:style-name="T27_33">can</text:span><text:span text:style-name="T27_34"><text:s/></text:span><text:span text:style-name="T27_35">be</text:span><text:span text:style-name="T27_36"><text:s/></text:span><text:span text:style-name="T27_37">modified</text:span><text:span text:style-name="T27_38"><text:s/></text:span><text:span text:style-name="T27_39">in</text:span><text:span text:style-name="T27_40"><text:s/></text:span><text:span text:style-name="T27_41">two</text:span><text:span text:style-name="T27_42"><text:s/></text:span><text:span text:style-name="T27_43">ways</text:span><text:span text:style-name="T27_44">:</text:span></text:p>
      <text:p text:style-name="P28"/>
      <text:list text:style-name="LS1" xml:id="list0">
        <text:list-item>
          <text:p text:style-name="P29"><text:span text:style-name="T29_1">by</text:span><text:span text:style-name="T29_2"><text:s/></text:span><text:span text:style-name="T29_3">editing</text:span><text:span text:style-name="T29_4"><text:s/></text:span><text:span text:style-name="T29_5">the</text:span><text:span text:style-name="T29_6"><text:s/></text:span><text:span text:style-name="T29_7">test</text:span><text:span text:style-name="T29_8">-</text:span><text:span text:style-name="T29_9">opt</text:span><text:span text:style-name="T29_10">.</text:span><text:span text:style-name="T29_11">cmake</text:span><text:span text:style-name="T29_12"><text:s/></text:span><text:span text:style-name="T29_13">file</text:span><text:span text:style-name="T29_14"><text:s/></text:span><text:span text:style-name="T29_15">located</text:span><text:span text:style-name="T29_16"><text:s/></text:span><text:span text:style-name="T29_17">in</text:span><text:span text:style-name="T29_18"><text:s/></text:span><text:span text:style-name="T29_19">each</text:span><text:span text:style-name="T29_20"><text:s/></text:span><text:span text:style-name="T29_21">test</text:span><text:span text:style-name="T29_22"><text:s/></text:span><text:span text:style-name="T29_23">directory</text:span><text:span text:style-name="T29_24">.<text:s/></text:span><text:span text:style-name="T29_25">Here</text:span><text:span text:style-name="T29_26"><text:s/></text:span><text:span text:style-name="T29_27">is</text:span><text:span text:style-name="T29_28"><text:s/></text:span><text:span text:style-name="T29_29">an</text:span><text:span text:style-name="T29_30"><text:s/></text:span><text:span text:style-name="T29_31">example</text:span><text:span text:style-name="T29_32"><text:s text:c="2"/></text:span><text:span text:style-name="T29_33">of</text:span><text:span text:style-name="T29_34"><text:s/></text:span><text:span text:style-name="T29_35">a</text:span><text:span text:style-name="T29_36"><text:s/></text:span><text:span text:style-name="T29_37">test</text:span><text:span text:style-name="T29_38">-</text:span><text:span text:style-name="T29_39">opt</text:span><text:span text:style-name="T29_40">.</text:span><text:span text:style-name="T29_41">cmake</text:span><text:span text:style-name="T29_42"><text:s/></text:span><text:span text:style-name="T29_43">file</text:span><text:span text:style-name="T29_44">:</text:span></text:p>
        </text:list-item>
      </text:list>
      <text:p text:style-name="P30"/>
      <text:p text:style-name="P31"><text:span text:style-name="T31_1">set</text:span><text:span text:style-name="T31_2"><text:s/>(</text:span><text:span text:style-name="T31_3">command</text:span><text:span text:style-name="T31_4">_</text:span><text:span text:style-name="T31_5">line</text:span><text:span text:style-name="T31_6">_</text:span><text:span text:style-name="T31_7">option</text:span><text:span text:style-name="T31_8"><text:s/>-</text:span><text:span text:style-name="T31_9">B</text:span><text:span text:style-name="T31_10">=0<text:s/>-</text:span><text:span text:style-name="T31_11">v</text:span><text:span text:style-name="T31_12"><text:s/>-</text:span><text:span text:style-name="T31_13">e</text:span><text:span text:style-name="T31_14">:<text:s/>)</text:span></text:p>
      <text:p text:style-name="P32"><text:span text:style-name="T32_1">#<text:s/></text:span><text:span text:style-name="T32_2">test</text:span><text:span text:style-name="T32_3"><text:s/></text:span><text:span text:style-name="T32_4">timeout</text:span><text:span text:style-name="T32_5"><text:s/>(<text:s/></text:span><text:span text:style-name="T32_6">used</text:span><text:span text:style-name="T32_7"><text:s/></text:span><text:span text:style-name="T32_8">for</text:span><text:span text:style-name="T32_9"><text:s/></text:span><text:span text:style-name="T32_10">all</text:span><text:span text:style-name="T32_11"><text:s/></text:span><text:span text:style-name="T32_12">wcsp</text:span><text:span text:style-name="T32_13"><text:s/></text:span><text:span text:style-name="T32_14">founded</text:span><text:span text:style-name="T32_15"><text:s/></text:span><text:span text:style-name="T32_16">in</text:span><text:span text:style-name="T32_17"><text:s/></text:span><text:span text:style-name="T32_18">the</text:span><text:span text:style-name="T32_19"><text:s/></text:span><text:span text:style-name="T32_20">directory</text:span></text:p>
      <text:p text:style-name="P33"><text:span text:style-name="T33_1">#<text:s/></text:span><text:span text:style-name="T33_2">in</text:span><text:span text:style-name="T33_3"><text:s/></text:span><text:span text:style-name="T33_4">this</text:span><text:span text:style-name="T33_5"><text:s/></text:span><text:span text:style-name="T33_6">case</text:span><text:span text:style-name="T33_7"><text:s/></text:span><text:span text:style-name="T33_8">test</text:span><text:span text:style-name="T33_9"><text:s/></text:span><text:span text:style-name="T33_10">timeout</text:span><text:span text:style-name="T33_11"><text:s/></text:span><text:span text:style-name="T33_12">is</text:span><text:span text:style-name="T33_13"><text:s/></text:span><text:span text:style-name="T33_14">set</text:span><text:span text:style-name="T33_15"><text:s/></text:span><text:span text:style-name="T33_16">to</text:span><text:span text:style-name="T33_17"><text:s/>100<text:s/></text:span><text:span text:style-name="T33_18">second</text:span></text:p>
      <text:p text:style-name="P34"/>
      <text:p text:style-name="P35"><text:span text:style-name="T35_1">set</text:span><text:span text:style-name="T35_2"><text:s/>(</text:span><text:span text:style-name="T35_3">test</text:span><text:span text:style-name="T35_4">_</text:span><text:span text:style-name="T35_5">timeout</text:span><text:span text:style-name="T35_6"><text:s/>100)<text:s/></text:span></text:p>
      <text:p text:style-name="P36"/>
      <text:p text:style-name="P37"><text:span text:style-name="T37_1">#</text:span><text:span text:style-name="T37_2">regex</text:span><text:span text:style-name="T37_3"><text:s/></text:span><text:span text:style-name="T37_4">to</text:span><text:span text:style-name="T37_5"><text:s/></text:span><text:span text:style-name="T37_6">define</text:span><text:span text:style-name="T37_7"><text:s/></text:span><text:span text:style-name="T37_8">successful</text:span><text:span text:style-name="T37_9"><text:s/></text:span><text:span text:style-name="T37_10">end</text:span><text:span text:style-name="T37_11">.</text:span></text:p>
      <text:p text:style-name="P38"><text:span text:style-name="T38_1">#<text:s/></text:span><text:span text:style-name="T38_2">cmake</text:span><text:span text:style-name="T38_3"><text:s/></text:span><text:span text:style-name="T38_4">var</text:span><text:span text:style-name="T38_5"><text:s/>$</text:span><text:span text:style-name="T38_6">UB</text:span><text:span text:style-name="T38_7"><text:s/></text:span><text:span text:style-name="T38_8">will</text:span><text:span text:style-name="T38_9"><text:s/></text:span><text:span text:style-name="T38_10">be</text:span><text:span text:style-name="T38_11"><text:s/></text:span><text:span text:style-name="T38_12">grab</text:span><text:span text:style-name="T38_13"><text:s/></text:span><text:span text:style-name="T38_14">into</text:span><text:span text:style-name="T38_15"><text:s/></text:span><text:span text:style-name="T38_16">the</text:span><text:span text:style-name="T38_17"><text:s/></text:span><text:span text:style-name="T38_18">test</text:span><text:span text:style-name="T38_19"><text:s/></text:span><text:span text:style-name="T38_20">output</text:span><text:span text:style-name="T38_21"><text:s/></text:span><text:span text:style-name="T38_22">using</text:span><text:span text:style-name="T38_23"><text:s/></text:span><text:span text:style-name="T38_24">the</text:span><text:span text:style-name="T38_25"><text:s/></text:span></text:p>
      <text:p text:style-name="P39"><text:span text:style-name="T39_1">#<text:s/></text:span><text:span text:style-name="T39_2">following</text:span><text:span text:style-name="T39_3"><text:s/></text:span><text:span text:style-name="T39_4">regular</text:span><text:span text:style-name="T39_5"><text:s/></text:span><text:span text:style-name="T39_6">expression</text:span></text:p>
      <text:p text:style-name="P40"><text:span text:style-name="T40_1">set</text:span><text:span text:style-name="T40_2"><text:s/>(</text:span><text:span text:style-name="T40_3">test</text:span><text:span text:style-name="T40_4">_</text:span><text:span text:style-name="T40_5">regexp</text:span><text:span text:style-name="T40_6"><text:s text:c="2"/>"</text:span><text:span text:style-name="T40_7">Optimum</text:span><text:span text:style-name="T40_8">:<text:s/>${</text:span><text:span text:style-name="T40_9">UB</text:span><text:span text:style-name="T40_10">}")<text:s text:c="2"/></text:span></text:p>
      <text:p text:style-name="P41"/>
      <text:p text:style-name="P42"><text:span text:style-name="T42_1">NB</text:span><text:span text:style-name="T42_2">:</text:span><text:span text:style-name="T42_3"><text:s/></text:span><text:span text:style-name="T42_4">when</text:span><text:span text:style-name="T42_5"><text:s/></text:span><text:span text:style-name="T42_6">a</text:span><text:span text:style-name="T42_7"><text:s/></text:span><text:span text:style-name="T42_8">test</text:span><text:span text:style-name="T42_9">-</text:span><text:span text:style-name="T42_10">option</text:span><text:span text:style-name="T42_11">.</text:span><text:span text:style-name="T42_12">cmake</text:span><text:span text:style-name="T42_13"><text:s/></text:span><text:span text:style-name="T42_14">file</text:span><text:span text:style-name="T42_15"><text:s/></text:span><text:span text:style-name="T42_16">cannot</text:span><text:span text:style-name="T42_17"><text:s/></text:span><text:span text:style-name="T42_18">be</text:span><text:span text:style-name="T42_19"><text:s/></text:span><text:span text:style-name="T42_20">found</text:span><text:span text:style-name="T42_21"><text:s/></text:span><text:span text:style-name="T42_22">in</text:span><text:span text:style-name="T42_23"><text:s/></text:span><text:span text:style-name="T42_24">a</text:span><text:span text:style-name="T42_25"><text:s/></text:span><text:span text:style-name="T42_26">given</text:span><text:span text:style-name="T42_27"><text:s/></text:span><text:span text:style-name="T42_28">directory</text:span><text:span text:style-name="T42_29">,<text:s/></text:span><text:span text:style-name="T42_30">test</text:span><text:span text:style-name="T42_31">_</text:span><text:span text:style-name="T42_32">timeout</text:span><text:span text:style-name="T42_33">,<text:s/></text:span><text:span text:style-name="T42_34">option</text:span><text:span text:style-name="T42_35">,<text:s/></text:span><text:span text:style-name="T42_36">location</text:span><text:span text:style-name="T42_37"><text:s/></text:span><text:span text:style-name="T42_38">and</text:span><text:span text:style-name="T42_39"><text:s/></text:span><text:span text:style-name="T42_40">test</text:span><text:span text:style-name="T42_41"><text:s/></text:span><text:span text:style-name="T42_42">activation</text:span><text:span text:style-name="T42_43"><text:s/></text:span><text:span text:style-name="T42_44">are</text:span><text:span text:style-name="T42_45"><text:s/></text:span><text:span text:style-name="T42_46">globally</text:span><text:span text:style-name="T42_47"><text:s/></text:span><text:span text:style-name="T42_48">set</text:span><text:span text:style-name="T42_49"><text:s/></text:span><text:span text:style-name="T42_50">by</text:span><text:span text:style-name="T42_51"><text:s/></text:span><text:span text:style-name="T42_52">the</text:span><text:span text:style-name="T42_53"><text:s/></text:span><text:span text:style-name="T42_54">cmake</text:span><text:span text:style-name="T42_55"><text:s/></text:span><text:span text:style-name="T42_56">or</text:span><text:span text:style-name="T42_57"><text:s/></text:span><text:span text:style-name="T42_58">ccmake</text:span><text:span text:style-name="T42_59"><text:s/></text:span><text:span text:style-name="T42_60">command</text:span><text:span text:style-name="T42_61"><text:s/></text:span><text:span text:style-name="T42_62">s</text:span><text:span text:style-name="T42_63">(<text:s/></text:span><text:span text:style-name="T42_64">i</text:span><text:span text:style-name="T42_65">..,</text:span><text:span text:style-name="T42_66">e</text:span><text:span text:style-name="T42_67"><text:s/>“</text:span><text:span text:style-name="T42_68">ccmake</text:span><text:span text:style-name="T42_69"><text:s/>..</text:span><text:span text:style-name="T42_70">”<text:s/></text:span><text:span text:style-name="T42_71">from</text:span><text:span text:style-name="T42_72"><text:s/></text:span><text:span text:style-name="T42_73">build</text:span><text:span text:style-name="T42_74"><text:s/></text:span><text:span text:style-name="T42_75">directory</text:span><text:span text:style-name="T42_76">).<text:s/></text:span><text:span text:style-name="T42_77">One</text:span><text:span text:style-name="T42_78"><text:s/></text:span><text:span text:style-name="T42_79">can</text:span><text:span text:style-name="T42_80"><text:s text:c="2"/></text:span><text:span text:style-name="T42_81">customise</text:span><text:span text:style-name="T42_82"><text:s/></text:span><text:span text:style-name="T42_83">the</text:span><text:span text:style-name="T42_84"><text:s/></text:span><text:span text:style-name="T42_85">default</text:span><text:span text:style-name="T42_86"><text:s/></text:span><text:span text:style-name="T42_87">values</text:span><text:span text:style-name="T42_88"><text:s/></text:span><text:span text:style-name="T42_89">by</text:span><text:span text:style-name="T42_90"><text:s/></text:span><text:span text:style-name="T42_91">modifying</text:span><text:span text:style-name="T42_92"><text:s/></text:span><text:span text:style-name="T42_93">the</text:span><text:span text:style-name="T42_94"><text:s/></text:span><text:span text:style-name="T42_95">following</text:span><text:span text:style-name="T42_96"><text:s/></text:span><text:span text:style-name="T42_97">variables</text:span><text:span text:style-name="T42_98">:</text:span></text:p>
      <text:p text:style-name="P43"><text:span text:style-name="T43_1"><text:s text:c="94"/></text:span></text:p>
      <text:p text:style-name="P44"><text:span text:style-name="T44_1">Default</text:span><text:span text:style-name="T44_2">_</text:span><text:span text:style-name="T44_3">bench</text:span><text:span text:style-name="T44_4">_</text:span><text:span text:style-name="T44_5">timeout</text:span><text:span text:style-name="T44_6"><text:s text:c="7"/>30<text:s text:c="8"/>#<text:s/></text:span><text:span text:style-name="T44_7">default</text:span><text:span text:style-name="T44_8"><text:s/></text:span><text:span text:style-name="T44_9">timeout</text:span><text:span text:style-name="T44_10"><text:s/>(</text:span><text:span text:style-name="T44_11">seconds</text:span><text:span text:style-name="T44_12">)</text:span></text:p>
      <text:p text:style-name="P45"><text:span text:style-name="T45_1">Default</text:span><text:span text:style-name="T45_2">_</text:span><text:span text:style-name="T45_3">regexp</text:span><text:span text:style-name="T45_4"><text:s text:c="13"/></text:span><text:span text:style-name="T45_5">end</text:span><text:span text:style-name="T45_6">.<text:s text:c="7"/>#<text:s/></text:span><text:span text:style-name="T45_7">default</text:span><text:span text:style-name="T45_8"><text:s/></text:span><text:span text:style-name="T45_9">regexp</text:span><text:span text:style-name="T45_10"><text:s text:c="139"/></text:span></text:p>
      <text:p text:style-name="P46"><text:span text:style-name="T46_1">Default</text:span><text:span text:style-name="T46_2">_</text:span><text:span text:style-name="T46_3">test</text:span><text:span text:style-name="T46_4">_</text:span><text:span text:style-name="T46_5">option</text:span><text:span text:style-name="T46_6"><text:s text:c="8"/>-</text:span><text:span text:style-name="T46_7">v</text:span><text:span text:style-name="T46_8"><text:s text:c="9"/>#<text:s/></text:span><text:span text:style-name="T46_9">default</text:span><text:span text:style-name="T46_10"><text:s/></text:span><text:span text:style-name="T46_11">toulbar</text:span><text:span text:style-name="T46_12">2</text:span><text:span text:style-name="T46_13"><text:s/></text:span><text:span text:style-name="T46_14">option</text:span><text:span text:style-name="T46_15"><text:s text:c="105"/></text:span></text:p>
      <text:p text:style-name="P47"><text:span text:style-name="T47_1">Default</text:span><text:span text:style-name="T47_2">_</text:span><text:span text:style-name="T47_3">validation</text:span><text:span text:style-name="T47_4">_</text:span><text:span text:style-name="T47_5">dir</text:span><text:span text:style-name="T47_6"><text:s text:c="5"/></text:span><text:span text:style-name="T47_7">validation</text:span><text:span text:style-name="T47_8"><text:s/>#<text:s/></text:span><text:span text:style-name="T47_9">default</text:span><text:span text:style-name="T47_10"><text:s/></text:span><text:span text:style-name="T47_11">root</text:span><text:span text:style-name="T47_12"><text:s/></text:span><text:span text:style-name="T47_13">directory</text:span><text:span text:style-name="T47_14"><text:s/>#----------------</text:span></text:p>
      <text:p text:style-name="P48"><text:span text:style-name="T48_1">COVER</text:span><text:span text:style-name="T48_2">_</text:span><text:span text:style-name="T48_3">TEST</text:span><text:span text:style-name="T48_4"><text:s text:c="19"/><text:tab/></text:span><text:span text:style-name="T48_5">OFF</text:span><text:span text:style-name="T48_6"><text:s text:c="2"/>#<text:s/></text:span><text:span text:style-name="T48_7">flag</text:span><text:span text:style-name="T48_8"><text:s/></text:span><text:span text:style-name="T48_9">for</text:span><text:span text:style-name="T48_10"><text:s/></text:span><text:span text:style-name="T48_11">cover</text:span><text:span text:style-name="T48_12"><text:s/></text:span><text:span text:style-name="T48_13">test</text:span><text:span text:style-name="T48_14"><text:s/></text:span><text:span text:style-name="T48_15">activation</text:span></text:p>
      <text:p text:style-name="P49"><text:span text:style-name="T49_1">Default</text:span><text:span text:style-name="T49_2">_</text:span><text:span text:style-name="T49_3">cover</text:span><text:span text:style-name="T49_4">_</text:span><text:span text:style-name="T49_5">dir</text:span><text:span text:style-name="T49_6"><text:s text:c="12"/><text:tab/></text:span><text:span text:style-name="T49_7">cover</text:span><text:span text:style-name="T49_8"><text:s text:c="74"/></text:span></text:p>
      <text:p text:style-name="P50"><text:span text:style-name="T50_1">#----------------<text:tab/><text:s/></text:span></text:p>
      <text:p text:style-name="P51"><text:span text:style-name="T51_1">BENCH</text:span><text:span text:style-name="T51_2"><text:s text:c="24"/><text:tab/></text:span><text:span text:style-name="T51_3">OFF</text:span><text:span text:style-name="T51_4"><text:s text:c="415"/></text:span></text:p>
      <text:p text:style-name="P52"><text:span text:style-name="T52_1">Default</text:span><text:span text:style-name="T52_2">_</text:span><text:span text:style-name="T52_3">BenchDir</text:span><text:span text:style-name="T52_4"><text:s text:c="13"/><text:tab/></text:span><text:span text:style-name="T52_5">benchmarks</text:span><text:span text:style-name="T52_6"><text:s text:c="7"/><text:tab/><text:s/></text:span></text:p>
      <text:p text:style-name="P53"><text:span text:style-name="T53_1">Default</text:span><text:span text:style-name="T53_2">_</text:span><text:span text:style-name="T53_3">BenchFormat</text:span><text:span text:style-name="T53_4"><text:s text:c="10"/><text:tab/></text:span><text:span text:style-name="T53_5">wcsp</text:span><text:span text:style-name="T53_6"><text:s text:c="165"/></text:span><text:span text:style-name="T53_7">Default</text:span><text:span text:style-name="T53_8">_</text:span><text:span text:style-name="T53_9">bench</text:span><text:span text:style-name="T53_10">_</text:span><text:span text:style-name="T53_11">option</text:span><text:span text:style-name="T53_12"><text:s text:c="9"/><text:tab/></text:span><text:span text:style-name="T53_13">TOULBAR</text:span><text:span text:style-name="T53_14">2_</text:span><text:span text:style-name="T53_15">OPTION</text:span><text:span text:style-name="T53_16"><text:s text:c="153"/></text:span></text:p>
      <text:p text:style-name="P54"><text:span text:style-name="T54_1">Default</text:span><text:span text:style-name="T54_2">_</text:span><text:span text:style-name="T54_3">bench</text:span><text:span text:style-name="T54_4">_</text:span><text:span text:style-name="T54_5">regexp</text:span><text:span text:style-name="T54_6"><text:s text:c="9"/><text:tab/>“</text:span><text:span text:style-name="T54_7">test</text:span><text:span text:style-name="T54_8"><text:s/></text:span><text:span text:style-name="T54_9">ok</text:span><text:span text:style-name="T54_10">”</text:span></text:p>
      <text:p text:style-name="P55"/>
      <text:p text:style-name="P56"><text:span text:style-name="T56_1">Command</text:span><text:span text:style-name="T56_2">_</text:span><text:span text:style-name="T56_3">line</text:span><text:span text:style-name="T56_4">_</text:span><text:span text:style-name="T56_5">option</text:span><text:span text:style-name="T56_6"><text:s/></text:span><text:span text:style-name="T56_7">and</text:span><text:span text:style-name="T56_8"><text:s/></text:span><text:span text:style-name="T56_9">test</text:span><text:span text:style-name="T56_10">_</text:span><text:span text:style-name="T56_11">regexp</text:span><text:span text:style-name="T56_12"><text:s/></text:span><text:span text:style-name="T56_13">can</text:span><text:span text:style-name="T56_14"><text:s/></text:span><text:span text:style-name="T56_15">be</text:span><text:span text:style-name="T56_16"><text:s text:c="2"/></text:span><text:span text:style-name="T56_17">modified</text:span><text:span text:style-name="T56_18"><text:s/></text:span><text:span text:style-name="T56_19">for</text:span><text:span text:style-name="T56_20"><text:s/></text:span><text:span text:style-name="T56_21">specific</text:span><text:span text:style-name="T56_22"><text:s/></text:span><text:span text:style-name="T56_23">test</text:span><text:span text:style-name="T56_24"><text:s/></text:span><text:span text:style-name="T56_25">purposes</text:span><text:span text:style-name="T56_26">:<text:s/></text:span><text:span text:style-name="T56_27">you</text:span><text:span text:style-name="T56_28"><text:s/></text:span><text:span text:style-name="T56_29">can</text:span><text:span text:style-name="T56_30"><text:s/></text:span><text:span text:style-name="T56_31">customize</text:span><text:span text:style-name="T56_32"><text:s/></text:span><text:span text:style-name="T56_33">your</text:span><text:span text:style-name="T56_34"><text:s/></text:span><text:span text:style-name="T56_35">own</text:span><text:span text:style-name="T56_36"><text:s/></text:span><text:span text:style-name="T56_37">test</text:span><text:span text:style-name="T56_38"><text:s/></text:span><text:span text:style-name="T56_39">specifying</text:span><text:span text:style-name="T56_40"><text:s/></text:span><text:span text:style-name="T56_41">your</text:span><text:span text:style-name="T56_42"><text:s/></text:span><text:span text:style-name="T56_43">own</text:span><text:span text:style-name="T56_44"><text:s/></text:span><text:span text:style-name="T56_45">option</text:span><text:span text:style-name="T56_46">,<text:s/></text:span><text:span text:style-name="T56_47">duration</text:span><text:span text:style-name="T56_48"><text:s/></text:span><text:span text:style-name="T56_49">and</text:span><text:span text:style-name="T56_50"><text:s/></text:span><text:span text:style-name="T56_51">location</text:span><text:span text:style-name="T56_52"><text:s/>(</text:span><text:span text:style-name="T56_53">relative</text:span><text:span text:style-name="T56_54"><text:s/></text:span><text:span text:style-name="T56_55">path</text:span><text:span text:style-name="T56_56"><text:s/></text:span><text:span text:style-name="T56_57">from</text:span><text:span text:style-name="T56_58"><text:s/></text:span><text:span text:style-name="T56_59">the</text:span><text:span text:style-name="T56_60"><text:s/></text:span><text:span text:style-name="T56_61">root</text:span><text:span text:style-name="T56_62"><text:s/></text:span><text:span text:style-name="T56_63">directory</text:span><text:span text:style-name="T56_64"><text:s/></text:span><text:span text:style-name="T56_65">of</text:span><text:span text:style-name="T56_66"><text:s/></text:span><text:span text:style-name="T56_67">the</text:span><text:span text:style-name="T56_68"><text:s/></text:span><text:span text:style-name="T56_69">toulbar</text:span><text:span text:style-name="T56_70">2<text:s/></text:span><text:span text:style-name="T56_71">project</text:span><text:span text:style-name="T56_72">).</text:span></text:p>
      <text:p text:style-name="P57"/>
      <text:h text:style-name="P58" text:outline-level="10"><text:bookmark-start text:name="h.w7dh2k13lxax"/><text:bookmark-end text:name="h.w7dh2k13lxax"/><text:span text:style-name="T58_1">ii</text:span><text:span text:style-name="T58_2">)<text:s/></text:span><text:span text:style-name="T58_3">Cover</text:span><text:span text:style-name="T58_4"><text:s/></text:span><text:span text:style-name="T58_5">test</text:span></text:h>
      <text:p text:style-name="P59"/>
      <text:p text:style-name="P60"><text:span text:style-name="T60_1">Cover</text:span><text:span text:style-name="T60_2"><text:s/></text:span><text:span text:style-name="T60_3">tests</text:span><text:span text:style-name="T60_4"><text:s/></text:span><text:span text:style-name="T60_5">have</text:span><text:span text:style-name="T60_6"><text:s/></text:span><text:span text:style-name="T60_7">been</text:span><text:span text:style-name="T60_8"><text:s/></text:span><text:span text:style-name="T60_9">developed</text:span><text:span text:style-name="T60_10"><text:s/></text:span><text:span text:style-name="T60_11">to</text:span><text:span text:style-name="T60_12"><text:s/></text:span><text:span text:style-name="T60_13">check</text:span><text:span text:style-name="T60_14"><text:s/></text:span><text:span text:style-name="T60_15">non</text:span><text:span text:style-name="T60_16">-</text:span><text:span text:style-name="T60_17">regression</text:span><text:span text:style-name="T60_18"><text:s/></text:span><text:span text:style-name="T60_19">of</text:span><text:span text:style-name="T60_20"><text:s/></text:span><text:span text:style-name="T60_21">new</text:span><text:span text:style-name="T60_22"><text:s/></text:span><text:span text:style-name="T60_23">toulbar</text:span><text:span text:style-name="T60_24">2</text:span><text:span text:style-name="T60_25"><text:s/></text:span><text:span text:style-name="T60_26">binary</text:span><text:span text:style-name="T60_27"><text:s/></text:span><text:span text:style-name="T60_28">releases</text:span><text:span text:style-name="T60_29">.<text:s/></text:span><text:span text:style-name="T60_30">We</text:span><text:span text:style-name="T60_31"><text:s/></text:span><text:span text:style-name="T60_32">want</text:span><text:span text:style-name="T60_33"><text:s/></text:span><text:span text:style-name="T60_34">to</text:span><text:span text:style-name="T60_35"><text:s/></text:span><text:span text:style-name="T60_36">test</text:span><text:span text:style-name="T60_37"><text:s/></text:span><text:span text:style-name="T60_38">a</text:span><text:span text:style-name="T60_39"><text:s/></text:span><text:span text:style-name="T60_40">given</text:span><text:span text:style-name="T60_41"><text:s/></text:span><text:span text:style-name="T60_42">benchmark</text:span><text:span text:style-name="T60_43"><text:s/></text:span><text:span text:style-name="T60_44">set</text:span><text:span text:style-name="T60_45"><text:s/></text:span><text:span text:style-name="T60_46">with</text:span><text:span text:style-name="T60_47"><text:s/></text:span><text:span text:style-name="T60_48">different</text:span><text:span text:style-name="T60_49"><text:s/></text:span><text:span text:style-name="T60_50">toulbar</text:span><text:span text:style-name="T60_51">2</text:span><text:span text:style-name="T60_52"><text:s/></text:span><text:span text:style-name="T60_53">options</text:span><text:span text:style-name="T60_54"><text:s/></text:span><text:span text:style-name="T60_55">in</text:span><text:span text:style-name="T60_56"><text:s/></text:span><text:span text:style-name="T60_57">order</text:span><text:span text:style-name="T60_58"><text:s/></text:span><text:span text:style-name="T60_59">to</text:span><text:span text:style-name="T60_60"><text:s/></text:span><text:span text:style-name="T60_61">check</text:span><text:span text:style-name="T60_62"><text:s/></text:span><text:span text:style-name="T60_63">if</text:span><text:span text:style-name="T60_64"><text:s/></text:span><text:span text:style-name="T60_65">new</text:span><text:span text:style-name="T60_66"><text:s/></text:span><text:span text:style-name="T60_67">codes</text:span><text:span text:style-name="T60_68"><text:s/></text:span><text:span text:style-name="T60_69">modifications</text:span><text:span text:style-name="T60_70"><text:s/></text:span><text:span text:style-name="T60_71">haven</text:span><text:span text:style-name="T60_72">’</text:span><text:span text:style-name="T60_73">t</text:span><text:span text:style-name="T60_74"><text:s text:c="2"/></text:span><text:span text:style-name="T60_75">impacted</text:span><text:span text:style-name="T60_76"><text:s/></text:span><text:span text:style-name="T60_77">the</text:span><text:span text:style-name="T60_78"><text:s/></text:span><text:span text:style-name="T60_79">global</text:span><text:span text:style-name="T60_80"><text:s/></text:span><text:span text:style-name="T60_81">behaviour</text:span><text:span text:style-name="T60_82"><text:s/></text:span><text:span text:style-name="T60_83">of</text:span><text:span text:style-name="T60_84"><text:s/></text:span><text:span text:style-name="T60_85">Toulbar</text:span><text:span text:style-name="T60_86">2</text:span><text:span text:style-name="T60_87">.</text:span></text:p>
      <text:p text:style-name="P61"/>
      <text:p text:style-name="P62"><text:span text:style-name="T62_1">In</text:span><text:span text:style-name="T62_2"><text:s/></text:span><text:span text:style-name="T62_3">the</text:span><text:span text:style-name="T62_4"><text:s/></text:span><text:span text:style-name="T62_5">cover</text:span><text:span text:style-name="T62_6"><text:s/></text:span><text:span text:style-name="T62_7">directory</text:span><text:span text:style-name="T62_8"><text:s/></text:span><text:span text:style-name="T62_9">directory</text:span><text:span text:style-name="T62_10">,<text:s/></text:span><text:span text:style-name="T62_11">in</text:span><text:span text:style-name="T62_12"><text:s/></text:span><text:span text:style-name="T62_13">addition</text:span><text:span text:style-name="T62_14"><text:s/></text:span><text:span text:style-name="T62_15">to</text:span><text:span text:style-name="T62_16"><text:s/></text:span><text:span text:style-name="T62_17">the</text:span><text:span text:style-name="T62_18"><text:s/></text:span><text:span text:style-name="T62_19">test</text:span><text:span text:style-name="T62_20">_</text:span><text:span text:style-name="T62_21">option</text:span><text:span text:style-name="T62_22">.</text:span><text:span text:style-name="T62_23">cmake</text:span><text:span text:style-name="T62_24">,<text:s/></text:span><text:span text:style-name="T62_25">a</text:span><text:span text:style-name="T62_26"><text:s/></text:span><text:span text:style-name="T62_27">cover</text:span><text:span text:style-name="T62_28">_</text:span><text:span text:style-name="T62_29">test</text:span><text:span text:style-name="T62_30">.</text:span><text:span text:style-name="T62_31">cmake</text:span><text:span text:style-name="T62_32"><text:s/></text:span><text:span text:style-name="T62_33">file</text:span><text:span text:style-name="T62_34"><text:s/></text:span><text:span text:style-name="T62_35">contains</text:span><text:span text:style-name="T62_36"><text:s/></text:span><text:span text:style-name="T62_37">a</text:span><text:span text:style-name="T62_38"><text:s/></text:span><text:span text:style-name="T62_39">double</text:span><text:span text:style-name="T62_40"><text:s/></text:span><text:span text:style-name="T62_41">entry</text:span><text:span text:style-name="T62_42"><text:s/></text:span><text:span text:style-name="T62_43">list</text:span><text:span text:style-name="T62_44"><text:s text:c="2"/></text:span><text:span text:style-name="T62_45">allowing</text:span><text:span text:style-name="T62_46"><text:s/></text:span><text:span text:style-name="T62_47">to</text:span><text:span text:style-name="T62_48"><text:s/></text:span><text:span text:style-name="T62_49">perform</text:span><text:span text:style-name="T62_50"><text:s/></text:span><text:span text:style-name="T62_51">several</text:span><text:span text:style-name="T62_52"><text:s/></text:span><text:span text:style-name="T62_53">tests</text:span><text:span text:style-name="T62_54"><text:s/></text:span><text:span text:style-name="T62_55">with</text:span><text:span text:style-name="T62_56"><text:s/></text:span><text:span text:style-name="T62_57">different</text:span><text:span text:style-name="T62_58"><text:s/></text:span><text:span text:style-name="T62_59">options</text:span><text:span text:style-name="T62_60"><text:s/></text:span><text:span text:style-name="T62_61">on</text:span><text:span text:style-name="T62_62"><text:s/></text:span><text:span text:style-name="T62_63">the</text:span><text:span text:style-name="T62_64"><text:s/></text:span><text:span text:style-name="T62_65">same</text:span><text:span text:style-name="T62_66"><text:s/></text:span><text:span text:style-name="T62_67">instance</text:span><text:span text:style-name="T62_68">.<text:s/></text:span><text:span text:style-name="T62_69">A</text:span><text:span text:style-name="T62_70"><text:s/></text:span><text:span text:style-name="T62_71">given</text:span><text:span text:style-name="T62_72"><text:s/>“</text:span><text:span text:style-name="T62_73">.</text:span><text:span text:style-name="T62_74">wcsp</text:span><text:span text:style-name="T62_75">”<text:s/></text:span><text:span text:style-name="T62_76">file</text:span><text:span text:style-name="T62_77"><text:s/></text:span><text:span text:style-name="T62_78">declared</text:span><text:span text:style-name="T62_79"><text:s/></text:span><text:span text:style-name="T62_80">in</text:span><text:span text:style-name="T62_81"><text:s/></text:span><text:span text:style-name="T62_82">the</text:span><text:span text:style-name="T62_83"><text:s/></text:span><text:span text:style-name="T62_84">$</text:span><text:span text:style-name="T62_85">instances</text:span><text:span text:style-name="T62_86"><text:s/></text:span><text:span text:style-name="T62_87">array</text:span><text:span text:style-name="T62_88"><text:s/></text:span><text:span text:style-name="T62_89">will</text:span><text:span text:style-name="T62_90"><text:s/></text:span><text:span text:style-name="T62_91">generate</text:span><text:span text:style-name="T62_92"><text:s/></text:span><text:span text:style-name="T62_93">N</text:span><text:span text:style-name="T62_94"><text:s/></text:span><text:span text:style-name="T62_95">tests</text:span><text:span text:style-name="T62_96"><text:s/></text:span><text:span text:style-name="T62_97">corresponding</text:span><text:span text:style-name="T62_98"><text:s/></text:span><text:span text:style-name="T62_99">to</text:span><text:span text:style-name="T62_100"><text:s/></text:span><text:span text:style-name="T62_101">each</text:span><text:span text:style-name="T62_102"><text:s/></text:span><text:span text:style-name="T62_103">element</text:span><text:span text:style-name="T62_104"><text:s/></text:span><text:span text:style-name="T62_105">of</text:span><text:span text:style-name="T62_106"><text:s/></text:span><text:span text:style-name="T62_107">the</text:span><text:span text:style-name="T62_108"><text:s/></text:span><text:span text:style-name="T62_109">command</text:span><text:span text:style-name="T62_110"><text:s/></text:span><text:span text:style-name="T62_111">lines</text:span><text:span text:style-name="T62_112"><text:s/></text:span><text:span text:style-name="T62_113">stored</text:span><text:span text:style-name="T62_114"><text:s/></text:span><text:span text:style-name="T62_115">into</text:span><text:span text:style-name="T62_116"><text:s/></text:span><text:span text:style-name="T62_117">the</text:span><text:span text:style-name="T62_118"><text:s/></text:span><text:span text:style-name="T62_119">cmake</text:span><text:span text:style-name="T62_120"><text:s/></text:span><text:span text:style-name="T62_121">array</text:span><text:span text:style-name="T62_122"><text:s/></text:span><text:span text:style-name="T62_123">named</text:span><text:span text:style-name="T62_124"><text:s/></text:span><text:span text:style-name="T62_125">as</text:span><text:span text:style-name="T62_126"><text:s/></text:span><text:span text:style-name="T62_127">the</text:span><text:span text:style-name="T62_128"><text:s/></text:span><text:span text:style-name="T62_129">benchmark</text:span><text:span text:style-name="T62_130"><text:s/></text:span><text:span text:style-name="T62_131">file</text:span><text:span text:style-name="T62_132">.</text:span></text:p>
      <text:p text:style-name="P63"/>
      <text:p text:style-name="P64"><text:span text:style-name="T64_1">The</text:span><text:span text:style-name="T64_2"><text:s/></text:span><text:span text:style-name="T64_3">following</text:span><text:span text:style-name="T64_4"><text:s/></text:span><text:span text:style-name="T64_5">example</text:span><text:span text:style-name="T64_6"><text:s/></text:span><text:span text:style-name="T64_7">describes</text:span><text:span text:style-name="T64_8"><text:s/></text:span><text:span text:style-name="T64_9">a</text:span><text:span text:style-name="T64_10"><text:s/></text:span><text:span text:style-name="T64_11">minimal</text:span><text:span text:style-name="T64_12"><text:s/></text:span><text:span text:style-name="T64_13">test</text:span><text:span text:style-name="T64_14">_</text:span><text:span text:style-name="T64_15">option</text:span><text:span text:style-name="T64_16">.</text:span><text:span text:style-name="T64_17">cmake</text:span><text:span text:style-name="T64_18">:<text:s text:c="2"/></text:span></text:p>
      <text:p text:style-name="P65"/>
      <text:p text:style-name="P66"><text:span text:style-name="T66_1">#<text:s/></text:span><text:span text:style-name="T66_2">The</text:span><text:span text:style-name="T66_3"><text:s/></text:span><text:span text:style-name="T66_4">file</text:span><text:span text:style-name="T66_5"><text:s/></text:span><text:span text:style-name="T66_6">must</text:span><text:span text:style-name="T66_7"><text:s/></text:span><text:span text:style-name="T66_8">define</text:span><text:span text:style-name="T66_9"><text:s/></text:span><text:span text:style-name="T66_10">a</text:span><text:span text:style-name="T66_11"><text:s/>“</text:span><text:span text:style-name="T66_12">instances</text:span><text:span text:style-name="T66_13">”<text:s/></text:span><text:span text:style-name="T66_14">variable</text:span><text:span text:style-name="T66_15"><text:s/></text:span><text:span text:style-name="T66_16">as</text:span><text:span text:style-name="T66_17"><text:s/></text:span><text:span text:style-name="T66_18">a</text:span><text:span text:style-name="T66_19"><text:s/></text:span><text:span text:style-name="T66_20">set</text:span><text:span text:style-name="T66_21"><text:s/></text:span><text:span text:style-name="T66_22">of</text:span><text:span text:style-name="T66_23"><text:s/></text:span><text:span text:style-name="T66_24">benchmark</text:span><text:span text:style-name="T66_25"><text:s/></text:span></text:p>
      <text:p text:style-name="P67"><text:span text:style-name="T67_1">#<text:s/></text:span><text:span text:style-name="T67_2">files</text:span><text:span text:style-name="T67_3">.<text:s/></text:span><text:span text:style-name="T67_4">For</text:span><text:span text:style-name="T67_5"><text:s/></text:span><text:span text:style-name="T67_6">each</text:span><text:span text:style-name="T67_7"><text:s/></text:span><text:span text:style-name="T67_8">file</text:span><text:span text:style-name="T67_9">,<text:s/></text:span><text:span text:style-name="T67_10">a</text:span><text:span text:style-name="T67_11"><text:s/></text:span><text:span text:style-name="T67_12">specific</text:span><text:span text:style-name="T67_13"><text:s/></text:span><text:span text:style-name="T67_14">set</text:span><text:span text:style-name="T67_15"><text:s/></text:span><text:span text:style-name="T67_16">of</text:span><text:span text:style-name="T67_17"><text:s/></text:span><text:span text:style-name="T67_18">options</text:span><text:span text:style-name="T67_19"><text:s/></text:span><text:span text:style-name="T67_20">can</text:span><text:span text:style-name="T67_21"><text:s/></text:span><text:span text:style-name="T67_22">be</text:span><text:span text:style-name="T67_23"><text:s/></text:span><text:span text:style-name="T67_24">used</text:span><text:span text:style-name="T67_25">.</text:span></text:p>
      <text:p text:style-name="P68"><text:span text:style-name="T68_1">#<text:s/></text:span><text:span text:style-name="T68_2">Example</text:span><text:span text:style-name="T68_3">:<text:s/></text:span><text:span text:style-name="T68_4">if</text:span><text:span text:style-name="T68_5"><text:s/>“</text:span><text:span text:style-name="T68_6">instances</text:span><text:span text:style-name="T68_7">”<text:s/></text:span><text:span text:style-name="T68_8">contains</text:span><text:span text:style-name="T68_9"><text:s/>“</text:span><text:span text:style-name="T68_10">foo</text:span><text:span text:style-name="T68_11">.</text:span><text:span text:style-name="T68_12">wcsp</text:span><text:span text:style-name="T68_13">”,<text:s/></text:span><text:span text:style-name="T68_14">the</text:span><text:span text:style-name="T68_15"><text:s/>“</text:span><text:span text:style-name="T68_16">foo</text:span><text:span text:style-name="T68_17">.</text:span><text:span text:style-name="T68_18">wcsp</text:span><text:span text:style-name="T68_19">”<text:s/></text:span></text:p>
      <text:p text:style-name="P69"><text:span text:style-name="T69_1">#<text:s/></text:span><text:span text:style-name="T69_2">variable</text:span><text:span text:style-name="T69_3"><text:s/></text:span><text:span text:style-name="T69_4">defines</text:span><text:span text:style-name="T69_5"><text:s/></text:span><text:span text:style-name="T69_6">the</text:span><text:span text:style-name="T69_7"><text:s/></text:span><text:span text:style-name="T69_8">list</text:span><text:span text:style-name="T69_9"><text:s/></text:span><text:span text:style-name="T69_10">of</text:span><text:span text:style-name="T69_11"><text:s/></text:span><text:span text:style-name="T69_12">options</text:span><text:span text:style-name="T69_13"><text:s/></text:span><text:span text:style-name="T69_14">to</text:span><text:span text:style-name="T69_15"><text:s/></text:span><text:span text:style-name="T69_16">test</text:span><text:span text:style-name="T69_17"><text:s/></text:span><text:span text:style-name="T69_18">on</text:span><text:span text:style-name="T69_19"><text:s/></text:span><text:span text:style-name="T69_20">this</text:span><text:span text:style-name="T69_21"><text:s/></text:span><text:span text:style-name="T69_22">file</text:span><text:span text:style-name="T69_23">:<text:s/></text:span><text:span text:style-name="T69_24">each</text:span><text:span text:style-name="T69_25"><text:s/></text:span></text:p>
      <text:p text:style-name="P70"><text:span text:style-name="T70_1">#<text:s/></text:span><text:span text:style-name="T70_2">element</text:span><text:span text:style-name="T70_3"><text:s/></text:span><text:span text:style-name="T70_4">of</text:span><text:span text:style-name="T70_5"><text:s/></text:span><text:span text:style-name="T70_6">the</text:span><text:span text:style-name="T70_7"><text:s/></text:span><text:span text:style-name="T70_8">foo</text:span><text:span text:style-name="T70_9">.</text:span><text:span text:style-name="T70_10">wcsp</text:span><text:span text:style-name="T70_11"><text:s/></text:span><text:span text:style-name="T70_12">variable</text:span><text:span text:style-name="T70_13"><text:s/></text:span><text:span text:style-name="T70_14">will</text:span><text:span text:style-name="T70_15"><text:s/></text:span><text:span text:style-name="T70_16">create</text:span><text:span text:style-name="T70_17"><text:s/></text:span><text:span text:style-name="T70_18">a</text:span><text:span text:style-name="T70_19"><text:s/></text:span><text:span text:style-name="T70_20">unit</text:span><text:span text:style-name="T70_21"><text:s/></text:span><text:span text:style-name="T70_22">test</text:span><text:span text:style-name="T70_23"><text:s/></text:span><text:span text:style-name="T70_24">with</text:span><text:span text:style-name="T70_25"><text:s/></text:span><text:span text:style-name="T70_26">the</text:span><text:span text:style-name="T70_27"><text:s/></text:span></text:p>
      <text:p text:style-name="P71"><text:span text:style-name="T71_1">#<text:s/></text:span><text:span text:style-name="T71_2">foo</text:span><text:span text:style-name="T71_3">.</text:span><text:span text:style-name="T71_4">wcsp</text:span><text:span text:style-name="T71_5"><text:s/></text:span><text:span text:style-name="T71_6">instance</text:span><text:span text:style-name="T71_7"><text:s/></text:span><text:span text:style-name="T71_8">and</text:span><text:span text:style-name="T71_9"><text:s/></text:span><text:span text:style-name="T71_10">the</text:span><text:span text:style-name="T71_11"><text:s/></text:span><text:span text:style-name="T71_12">toulbar</text:span><text:span text:style-name="T71_13">2<text:s/></text:span><text:span text:style-name="T71_14">options</text:span><text:span text:style-name="T71_15"><text:s/></text:span><text:span text:style-name="T71_16">given</text:span><text:span text:style-name="T71_17"><text:s/></text:span><text:span text:style-name="T71_18">in</text:span><text:span text:style-name="T71_19"><text:s/></text:span><text:span text:style-name="T71_20">the</text:span><text:span text:style-name="T71_21"><text:s/>“</text:span><text:span text:style-name="T71_22">foo</text:span><text:span text:style-name="T71_23">.</text:span><text:span text:style-name="T71_24">wcsp</text:span><text:span text:style-name="T71_25">”</text:span></text:p>
      <text:p text:style-name="P72"><text:span text:style-name="T72_1">#<text:s/></text:span><text:span text:style-name="T72_2">variable</text:span><text:span text:style-name="T72_3">.</text:span></text:p>
      <text:p text:style-name="P73"/>
      <text:p text:style-name="P74"><text:span text:style-name="T74_1">SET</text:span><text:span text:style-name="T74_2">(</text:span><text:span text:style-name="T74_3">instances</text:span><text:span text:style-name="T74_4"><text:s/></text:span><text:span text:style-name="T74_5">CELAR</text:span><text:span text:style-name="T74_6">6-</text:span><text:span text:style-name="T74_7">SUB</text:span><text:span text:style-name="T74_8">0.</text:span><text:span text:style-name="T74_9">wcsp</text:span><text:span text:style-name="T74_10"><text:s/></text:span><text:span text:style-name="T74_11">CELAR</text:span><text:span text:style-name="T74_12">6-</text:span><text:span text:style-name="T74_13">SUB</text:span><text:span text:style-name="T74_14">1.</text:span><text:span text:style-name="T74_15">wcsp</text:span><text:span text:style-name="T74_16">)</text:span></text:p>
      <text:p text:style-name="P75"/>
      <text:p text:style-name="P76"><text:span text:style-name="T76_1">#<text:s/></text:span><text:span text:style-name="T76_2">please</text:span><text:span text:style-name="T76_3"><text:s/></text:span><text:span text:style-name="T76_4">beware</text:span><text:span text:style-name="T76_5"><text:s/></text:span><text:span text:style-name="T76_6">to</text:span><text:span text:style-name="T76_7"><text:s/></text:span><text:span text:style-name="T76_8">use</text:span><text:span text:style-name="T76_9"><text:s/></text:span><text:span text:style-name="T76_10">one</text:span><text:span text:style-name="T76_11"><text:s/></text:span><text:span text:style-name="T76_12">space</text:span><text:span text:style-name="T76_13"><text:s/></text:span><text:span text:style-name="T76_14">between</text:span><text:span text:style-name="T76_15"><text:s/></text:span><text:span text:style-name="T76_16">each</text:span><text:span text:style-name="T76_17"><text:s/></text:span><text:span text:style-name="T76_18">file</text:span></text:p>
      <text:p text:style-name="P77"/>
      <text:p text:style-name="P78"><text:span text:style-name="T78_1">SET</text:span><text:span text:style-name="T78_2"><text:s/>(</text:span><text:span text:style-name="T78_3">CELAR</text:span><text:span text:style-name="T78_4">6-</text:span><text:span text:style-name="T78_5">SUB</text:span><text:span text:style-name="T78_6">0.</text:span><text:span text:style-name="T78_7">wcsp</text:span></text:p>
      <text:p text:style-name="P79"><text:span text:style-name="T79_1"><text:tab/>"-</text:span><text:span text:style-name="T79_2">A</text:span><text:span text:style-name="T79_3">"</text:span></text:p>
      <text:p text:style-name="P80"><text:span text:style-name="T80_1"><text:tab/>"-</text:span><text:span text:style-name="T80_2">A</text:span><text:span text:style-name="T80_3"><text:s/>-</text:span><text:span text:style-name="T80_4">S</text:span><text:span text:style-name="T80_5"><text:s/>-</text:span><text:span text:style-name="T80_6">ub</text:span><text:span text:style-name="T80_7">=160"</text:span></text:p>
      <text:p text:style-name="P81"><text:span text:style-name="T81_1"><text:tab/>"-</text:span><text:span text:style-name="T81_2">A</text:span><text:span text:style-name="T81_3"><text:s/>-</text:span><text:span text:style-name="T81_4">V</text:span><text:span text:style-name="T81_5">"</text:span></text:p>
      <text:p text:style-name="P82"><text:span text:style-name="T82_1"><text:tab/>"-</text:span><text:span text:style-name="T82_2">A</text:span><text:span text:style-name="T82_3"><text:s/>-</text:span><text:span text:style-name="T82_4">V</text:span><text:span text:style-name="T82_5"><text:s/>-</text:span><text:span text:style-name="T82_6">ub</text:span><text:span text:style-name="T82_7">=160"</text:span></text:p>
      <text:p text:style-name="P83"><text:span text:style-name="T83_1"><text:tab/>"-</text:span><text:span text:style-name="T83_2">A</text:span><text:span text:style-name="T83_3">=10<text:s/>-</text:span><text:span text:style-name="T83_4">V</text:span><text:span text:style-name="T83_5">"</text:span></text:p>
      <text:p text:style-name="P84"><text:span text:style-name="T84_1"><text:tab/>"-</text:span><text:span text:style-name="T84_2">A</text:span><text:span text:style-name="T84_3">=10"</text:span></text:p>
      <text:p text:style-name="P85"><text:span text:style-name="T85_1"><text:tab/>"-</text:span><text:span text:style-name="T85_2">A</text:span><text:span text:style-name="T85_3">=10<text:s/>-</text:span><text:span text:style-name="T85_4">V</text:span><text:span text:style-name="T85_5">"</text:span></text:p>
      <text:p text:style-name="P86"><text:span text:style-name="T86_1"><text:tab/>"-</text:span><text:span text:style-name="T86_2">A</text:span><text:span text:style-name="T86_3">=10<text:s/>-</text:span><text:span text:style-name="T86_4">v</text:span><text:span text:style-name="T86_5">"</text:span></text:p>
      <text:p text:style-name="P87"><text:span text:style-name="T87_1"><text:tab/>"-</text:span><text:span text:style-name="T87_2">B</text:span><text:span text:style-name="T87_3">=0"</text:span></text:p>
      <text:p text:style-name="P88"><text:span text:style-name="T88_1"><text:tab/>"-</text:span><text:span text:style-name="T88_2">B</text:span><text:span text:style-name="T88_3">=1"</text:span></text:p>
      <text:p text:style-name="P89"><text:span text:style-name="T89_1"><text:tab/>"-</text:span><text:span text:style-name="T89_2">B</text:span><text:span text:style-name="T89_3">=1<text:s/>-</text:span><text:span text:style-name="T89_4">Z</text:span><text:span text:style-name="T89_5">"</text:span></text:p>
      <text:p text:style-name="P90"><text:span text:style-name="T90_1"><text:tab/>"-</text:span><text:span text:style-name="T90_2">B</text:span><text:span text:style-name="T90_3">=1<text:s/>-</text:span><text:span text:style-name="T90_4">Z</text:span><text:span text:style-name="T90_5"><text:s/>-</text:span><text:span text:style-name="T90_6">R</text:span><text:span text:style-name="T90_7">=1"</text:span></text:p>
      <text:p text:style-name="P91"><text:span text:style-name="T91_1"><text:tab/>"-</text:span><text:span text:style-name="T91_2">B</text:span><text:span text:style-name="T91_3">=2"</text:span></text:p>
      <text:p text:style-name="P92"><text:span text:style-name="T92_1"><text:tab/>"-</text:span><text:span text:style-name="T92_2">B</text:span><text:span text:style-name="T92_3">=3"</text:span></text:p>
      <text:p text:style-name="P93"><text:span text:style-name="T93_1"><text:tab/>)</text:span></text:p>
      <text:p text:style-name="P94"/>
      <text:p text:style-name="P95"><text:span text:style-name="T95_1">SET</text:span><text:span text:style-name="T95_2"><text:s/>(</text:span><text:span text:style-name="T95_3">CELAR</text:span><text:span text:style-name="T95_4">6-</text:span><text:span text:style-name="T95_5">SUB</text:span><text:span text:style-name="T95_6">1.</text:span><text:span text:style-name="T95_7">wcsp</text:span></text:p>
      <text:p text:style-name="P96"><text:span text:style-name="T96_1"><text:tab/>"-</text:span><text:span text:style-name="T96_2">A</text:span><text:span text:style-name="T96_3">"</text:span></text:p>
      <text:p text:style-name="P97"><text:span text:style-name="T97_1"><text:tab/>“-</text:span><text:span text:style-name="T97_2">A</text:span><text:span text:style-name="T97_3"><text:s/>-</text:span><text:span text:style-name="T97_4">V</text:span><text:span text:style-name="T97_5">"</text:span></text:p>
      <text:p text:style-name="P98"><text:span text:style-name="T98_1"><text:tab/>"-</text:span><text:span text:style-name="T98_2">B</text:span><text:span text:style-name="T98_3">=2"</text:span></text:p>
      <text:p text:style-name="P99"><text:span text:style-name="T99_1"><text:tab/>"-</text:span><text:span text:style-name="T99_2">B</text:span><text:span text:style-name="T99_3">=3"</text:span></text:p>
      <text:p text:style-name="P100"><text:span text:style-name="T100_1"><text:tab/>)</text:span></text:p>
      <text:p text:style-name="P101"/>
      <text:p text:style-name="P102"><text:span text:style-name="T102_1">This</text:span><text:span text:style-name="T102_2"><text:s/></text:span><text:span text:style-name="T102_3">example</text:span><text:span text:style-name="T102_4"><text:s/></text:span><text:span text:style-name="T102_5">will</text:span><text:span text:style-name="T102_6"><text:s/></text:span><text:span text:style-name="T102_7">generate</text:span><text:span text:style-name="T102_8"><text:s/>14<text:s/></text:span><text:span text:style-name="T102_9">and</text:span><text:span text:style-name="T102_10"><text:s/>4<text:s/></text:span><text:span text:style-name="T102_11">different</text:span><text:span text:style-name="T102_12"><text:s/></text:span><text:span text:style-name="T102_13">tests</text:span><text:span text:style-name="T102_14"><text:s/></text:span><text:span text:style-name="T102_15">on</text:span><text:span text:style-name="T102_16"><text:s/></text:span><text:span text:style-name="T102_17">CELAR</text:span><text:span text:style-name="T102_18">6-</text:span><text:span text:style-name="T102_19">SUB</text:span><text:span text:style-name="T102_20">0.</text:span><text:span text:style-name="T102_21">wcsp</text:span><text:span text:style-name="T102_22"><text:s/></text:span><text:span text:style-name="T102_23">and</text:span></text:p>
      <text:p text:style-name="P103"><text:span text:style-name="T103_1">CELAR</text:span><text:span text:style-name="T103_2">6-</text:span><text:span text:style-name="T103_3">SUB</text:span><text:span text:style-name="T103_4">1.</text:span><text:span text:style-name="T103_5">wcsp</text:span><text:span text:style-name="T103_6">.<text:s text:c="2"/></text:span><text:span text:style-name="T103_7">The</text:span><text:span text:style-name="T103_8"><text:s/></text:span><text:span text:style-name="T103_9">whole</text:span><text:span text:style-name="T103_10"><text:s/></text:span><text:span text:style-name="T103_11">set</text:span><text:span text:style-name="T103_12"><text:s/></text:span><text:span text:style-name="T103_13">can</text:span><text:span text:style-name="T103_14"><text:s/></text:span><text:span text:style-name="T103_15">be</text:span><text:span text:style-name="T103_16"><text:s/></text:span><text:span text:style-name="T103_17">tested</text:span><text:span text:style-name="T103_18"><text:s/></text:span><text:span text:style-name="T103_19">using</text:span><text:span text:style-name="T103_20"><text:s/></text:span><text:span text:style-name="T103_21">the</text:span><text:span text:style-name="T103_22"><text:s/></text:span><text:span text:style-name="T103_23">make</text:span><text:span text:style-name="T103_24"><text:s/></text:span><text:span text:style-name="T103_25">test</text:span><text:span text:style-name="T103_26"><text:s/></text:span><text:span text:style-name="T103_27">command</text:span><text:span text:style-name="T103_28">.</text:span></text:p>
      <text:p text:style-name="P104"/>
      <text:h text:style-name="P105" text:outline-level="10"><text:bookmark-start text:name="h.y3y6fskii6e2"/><text:bookmark-end text:name="h.y3y6fskii6e2"/><text:span text:style-name="T105_1">3)<text:s/></text:span><text:span text:style-name="T105_2">Benchmarking</text:span></text:h>
      <text:p text:style-name="P106"/>
      <text:p text:style-name="P107"><text:span text:style-name="T107_1">Discrete</text:span><text:span text:style-name="T107_2"><text:s/></text:span><text:span text:style-name="T107_3">graphical</text:span><text:span text:style-name="T107_4"><text:s/></text:span><text:span text:style-name="T107_5">model</text:span><text:span text:style-name="T107_6"><text:s/></text:span><text:span text:style-name="T107_7">optimisation</text:span><text:span text:style-name="T107_8"><text:s/></text:span><text:span text:style-name="T107_9">is</text:span><text:span text:style-name="T107_10"><text:s/></text:span><text:span text:style-name="T107_11">an</text:span><text:span text:style-name="T107_12"><text:s/></text:span><text:span text:style-name="T107_13">NP</text:span><text:span text:style-name="T107_14"><text:s/></text:span><text:span text:style-name="T107_15">Hard</text:span><text:span text:style-name="T107_16"><text:s/></text:span><text:span text:style-name="T107_17">problem</text:span><text:span text:style-name="T107_18"><text:s text:c="2"/></text:span><text:span text:style-name="T107_19">and</text:span><text:span text:style-name="T107_20"><text:s/></text:span><text:span text:style-name="T107_21">experimentation</text:span><text:span text:style-name="T107_22"><text:s/></text:span><text:span text:style-name="T107_23">on</text:span><text:span text:style-name="T107_24"><text:s/></text:span><text:span text:style-name="T107_25">various</text:span><text:span text:style-name="T107_26"><text:s/></text:span><text:span text:style-name="T107_27">benchmark</text:span><text:span text:style-name="T107_28"><text:s/></text:span><text:span text:style-name="T107_29">provides</text:span><text:span text:style-name="T107_30"><text:s/></text:span><text:span text:style-name="T107_31">essential</text:span><text:span text:style-name="T107_32"><text:s/></text:span><text:span text:style-name="T107_33">metrics</text:span><text:span text:style-name="T107_34">.<text:s/></text:span><text:span text:style-name="T107_35">In</text:span><text:span text:style-name="T107_36"><text:s/></text:span><text:span text:style-name="T107_37">this</text:span><text:span text:style-name="T107_38"><text:s/></text:span><text:span text:style-name="T107_39">section</text:span><text:span text:style-name="T107_40">,<text:s/></text:span><text:span text:style-name="T107_41">we</text:span><text:span text:style-name="T107_42"><text:s/></text:span><text:span text:style-name="T107_43">want</text:span><text:span text:style-name="T107_44"><text:s/></text:span><text:span text:style-name="T107_45">to</text:span><text:span text:style-name="T107_46"><text:s/></text:span><text:span text:style-name="T107_47">apply</text:span><text:span text:style-name="T107_48"><text:s/></text:span><text:span text:style-name="T107_49">toulbar</text:span><text:span text:style-name="T107_50">2<text:s/></text:span><text:span text:style-name="T107_51">onto</text:span><text:span text:style-name="T107_52"><text:s/></text:span><text:span text:style-name="T107_53">a</text:span><text:span text:style-name="T107_54"><text:s/></text:span><text:span text:style-name="T107_55">given</text:span><text:span text:style-name="T107_56"><text:s/></text:span><text:span text:style-name="T107_57">set</text:span><text:span text:style-name="T107_58"><text:s/></text:span><text:span text:style-name="T107_59">of</text:span><text:span text:style-name="T107_60"><text:s/></text:span><text:span text:style-name="T107_61">instances</text:span><text:span text:style-name="T107_62"><text:s/></text:span><text:span text:style-name="T107_63">and</text:span><text:span text:style-name="T107_64"><text:s/></text:span><text:span text:style-name="T107_65">extract</text:span><text:span text:style-name="T107_66"><text:s/></text:span><text:span text:style-name="T107_67">metrics</text:span><text:span text:style-name="T107_68"><text:s/></text:span><text:span text:style-name="T107_69">from</text:span><text:span text:style-name="T107_70"><text:s/></text:span><text:span text:style-name="T107_71">toulbar</text:span><text:span text:style-name="T107_72">2</text:span><text:span text:style-name="T107_73"><text:s/></text:span><text:span text:style-name="T107_74">output</text:span><text:span text:style-name="T107_75"><text:s/></text:span><text:span text:style-name="T107_76">and</text:span><text:span text:style-name="T107_77"><text:s/></text:span><text:span text:style-name="T107_78">generate</text:span><text:span text:style-name="T107_79"><text:s/></text:span><text:span text:style-name="T107_80">a</text:span><text:span text:style-name="T107_81"><text:s/></text:span><text:span text:style-name="T107_82">report</text:span><text:span text:style-name="T107_83"><text:s/></text:span><text:span text:style-name="T107_84">containing</text:span><text:span text:style-name="T107_85"><text:s/></text:span><text:span text:style-name="T107_86">all</text:span><text:span text:style-name="T107_87"><text:s/></text:span><text:span text:style-name="T107_88">metrics</text:span><text:span text:style-name="T107_89"><text:s/></text:span><text:span text:style-name="T107_90">on</text:span><text:span text:style-name="T107_91"><text:s/></text:span><text:span text:style-name="T107_92">all</text:span><text:span text:style-name="T107_93"><text:s/></text:span><text:span text:style-name="T107_94">instances</text:span><text:span text:style-name="T107_95"><text:s/></text:span><text:span text:style-name="T107_96">and</text:span><text:span text:style-name="T107_97"><text:s/></text:span><text:span text:style-name="T107_98">global</text:span><text:span text:style-name="T107_99"><text:s/></text:span><text:span text:style-name="T107_100">information</text:span><text:span text:style-name="T107_101"><text:s/></text:span><text:span text:style-name="T107_102">such</text:span><text:span text:style-name="T107_103"><text:s/></text:span><text:span text:style-name="T107_104">as</text:span><text:span text:style-name="T107_105"><text:s/></text:span><text:span text:style-name="T107_106">the</text:span><text:span text:style-name="T107_107"><text:s/></text:span><text:span text:style-name="T107_108">overall</text:span><text:span text:style-name="T107_109"><text:s/></text:span><text:span text:style-name="T107_110">total</text:span><text:span text:style-name="T107_111"><text:s/></text:span><text:span text:style-name="T107_112">number</text:span><text:span text:style-name="T107_113"><text:s/></text:span><text:span text:style-name="T107_114">of</text:span><text:span text:style-name="T107_115"><text:s/></text:span><text:span text:style-name="T107_116">solved</text:span><text:span text:style-name="T107_117"><text:s/></text:span><text:span text:style-name="T107_118">instances</text:span><text:span text:style-name="T107_119">.<text:s/></text:span><text:span text:style-name="T107_120">For</text:span><text:span text:style-name="T107_121"><text:s/></text:span><text:span text:style-name="T107_122">this</text:span><text:span text:style-name="T107_123">,<text:s/></text:span><text:span text:style-name="T107_124">perl</text:span><text:span text:style-name="T107_125"><text:s/></text:span><text:span text:style-name="T107_126">has</text:span><text:span text:style-name="T107_127"><text:s/></text:span><text:span text:style-name="T107_128">to</text:span><text:span text:style-name="T107_129"><text:s/></text:span><text:span text:style-name="T107_130">be</text:span><text:span text:style-name="T107_131"><text:s/></text:span><text:span text:style-name="T107_132">installed</text:span><text:span text:style-name="T107_133"><text:s/></text:span><text:span text:style-name="T107_134">on</text:span><text:span text:style-name="T107_135"><text:s/></text:span><text:span text:style-name="T107_136">your</text:span><text:span text:style-name="T107_137"><text:s/></text:span><text:span text:style-name="T107_138">workstation</text:span><text:span text:style-name="T107_139">.<text:s/></text:span><text:span text:style-name="T107_140">On</text:span><text:span text:style-name="T107_141"><text:s/></text:span><text:span text:style-name="T107_142">debian</text:span><text:span text:style-name="T107_143"><text:s/></text:span><text:span text:style-name="T107_144">derived</text:span><text:span text:style-name="T107_145"><text:s/></text:span><text:span text:style-name="T107_146">machines</text:span><text:span text:style-name="T107_147"><text:s/></text:span><text:span text:style-name="T107_148">this</text:span><text:span text:style-name="T107_149"><text:s/></text:span><text:span text:style-name="T107_150">can</text:span><text:span text:style-name="T107_151"><text:s/></text:span><text:span text:style-name="T107_152">be</text:span><text:span text:style-name="T107_153"><text:s/></text:span><text:span text:style-name="T107_154">achieved</text:span><text:span text:style-name="T107_155"><text:s/></text:span><text:span text:style-name="T107_156">by</text:span><text:span text:style-name="T107_157"><text:s/></text:span><text:span text:style-name="T107_158">executing</text:span><text:span text:style-name="T107_159"><text:s/>“</text:span><text:span text:style-name="T107_160">sudo</text:span><text:span text:style-name="T107_161"><text:s/></text:span><text:span text:style-name="T107_162">apt</text:span><text:span text:style-name="T107_163">-</text:span><text:span text:style-name="T107_164">get</text:span><text:span text:style-name="T107_165"><text:s/></text:span><text:span text:style-name="T107_166">install</text:span><text:span text:style-name="T107_167"><text:s/></text:span><text:span text:style-name="T107_168">perl</text:span><text:span text:style-name="T107_169"><text:s/></text:span><text:span text:style-name="T107_170">perl</text:span><text:span text:style-name="T107_171">-</text:span><text:span text:style-name="T107_172">modules</text:span><text:span text:style-name="T107_173">”.</text:span></text:p>
      <text:p text:style-name="P108"/>
      <text:p text:style-name="P109"><text:span text:style-name="T109_1">The</text:span><text:span text:style-name="T109_2"><text:s/></text:span><text:span text:style-name="T109_3">perl</text:span><text:span text:style-name="T109_4"><text:s/></text:span><text:span text:style-name="T109_5">scripts</text:span><text:span text:style-name="T109_6"><text:s/></text:span><text:span text:style-name="T109_7">developed</text:span><text:span text:style-name="T109_8"><text:s/></text:span><text:span text:style-name="T109_9">for</text:span><text:span text:style-name="T109_10"><text:s/></text:span><text:span text:style-name="T109_11">benchmarking</text:span><text:span text:style-name="T109_12"><text:s/></text:span><text:span text:style-name="T109_13">are</text:span><text:span text:style-name="T109_14">:</text:span></text:p>
      <text:p text:style-name="P110"/>
      <text:p text:style-name="P111"><text:span text:style-name="T111_1">misc</text:span><text:span text:style-name="T111_2">/</text:span><text:span text:style-name="T111_3">script</text:span><text:span text:style-name="T111_4">/</text:span><text:span text:style-name="T111_5">run</text:span><text:span text:style-name="T111_6">_</text:span><text:span text:style-name="T111_7">test</text:span><text:span text:style-name="T111_8">.</text:span><text:span text:style-name="T111_9">pl</text:span><text:span text:style-name="T111_10">*<text:s/>/*<text:s/></text:span><text:span text:style-name="T111_11">simple</text:span><text:span text:style-name="T111_12"><text:s/></text:span><text:span text:style-name="T111_13">perl</text:span><text:span text:style-name="T111_14"><text:s/></text:span><text:span text:style-name="T111_15">launcher</text:span><text:span text:style-name="T111_16"><text:s/></text:span><text:span text:style-name="T111_17">for</text:span><text:span text:style-name="T111_18"><text:s/></text:span><text:span text:style-name="T111_19">toulbar</text:span><text:span text:style-name="T111_20">2</text:span><text:span text:style-name="T111_21"><text:s/></text:span><text:span text:style-name="T111_22">bench</text:span><text:span text:style-name="T111_23"><text:s/></text:span><text:span text:style-name="T111_24">test</text:span></text:p>
      <text:p text:style-name="P112"><text:span text:style-name="T112_1">misc</text:span><text:span text:style-name="T112_2">/</text:span><text:span text:style-name="T112_3">script</text:span><text:span text:style-name="T112_4">/</text:span><text:span text:style-name="T112_5">exp</text:span><text:span text:style-name="T112_6">_</text:span><text:span text:style-name="T112_7">opt</text:span><text:span text:style-name="T112_8">.</text:span><text:span text:style-name="T112_9">pl</text:span><text:span text:style-name="T112_10">*<text:s text:c="3"/>/<text:s/></text:span></text:p>
      <text:p text:style-name="P113"><text:span text:style-name="T113_1">misc</text:span><text:span text:style-name="T113_2">/</text:span><text:span text:style-name="T113_3">script</text:span><text:span text:style-name="T113_4">/</text:span><text:span text:style-name="T113_5">make</text:span><text:span text:style-name="T113_6">_</text:span><text:span text:style-name="T113_7">report</text:span><text:span text:style-name="T113_8">.</text:span><text:span text:style-name="T113_9">pl</text:span><text:span text:style-name="T113_10">*</text:span></text:p>
      <text:p text:style-name="P114"><text:span text:style-name="T114_1">misc</text:span><text:span text:style-name="T114_2">/</text:span><text:span text:style-name="T114_3">script</text:span><text:span text:style-name="T114_4">/</text:span><text:span text:style-name="T114_5">MatchRegexp</text:span><text:span text:style-name="T114_6">.</text:span><text:span text:style-name="T114_7">txt</text:span><text:span text:style-name="T114_8"><text:tab/></text:span></text:p>
      <text:p text:style-name="P115"/>
      <text:p text:style-name="P116"><text:span text:style-name="T116_1">They</text:span><text:span text:style-name="T116_2"><text:s/></text:span><text:span text:style-name="T116_3">use</text:span><text:span text:style-name="T116_4"><text:s/></text:span><text:span text:style-name="T116_5">the</text:span><text:span text:style-name="T116_6"><text:s/></text:span><text:span text:style-name="T116_7">following</text:span><text:span text:style-name="T116_8"><text:s/></text:span><text:span text:style-name="T116_9">perl</text:span><text:span text:style-name="T116_10"><text:s/></text:span><text:span text:style-name="T116_11">module</text:span><text:span text:style-name="T116_12"><text:s/>(</text:span><text:span text:style-name="T116_13">available</text:span><text:span text:style-name="T116_14"><text:s/></text:span><text:span text:style-name="T116_15">in</text:span><text:span text:style-name="T116_16"><text:s/></text:span><text:span text:style-name="T116_17">debian</text:span><text:span text:style-name="T116_18"><text:s/></text:span><text:span text:style-name="T116_19">based</text:span><text:span text:style-name="T116_20"><text:s/></text:span><text:span text:style-name="T116_21">distributions</text:span><text:span text:style-name="T116_22"><text:s/></text:span><text:span text:style-name="T116_23">in</text:span><text:span text:style-name="T116_24"><text:s/></text:span><text:span text:style-name="T116_25">the</text:span><text:span text:style-name="T116_26"><text:s/></text:span><text:span text:style-name="T116_27">perl</text:span><text:span text:style-name="T116_28">-</text:span><text:span text:style-name="T116_29">modules</text:span><text:span text:style-name="T116_30"><text:s/></text:span><text:span text:style-name="T116_31">debian</text:span><text:span text:style-name="T116_32"><text:s/></text:span><text:span text:style-name="T116_33">package</text:span><text:span text:style-name="T116_34">):</text:span></text:p>
      <text:p text:style-name="P117"/>
      <text:p text:style-name="P118"><text:span text:style-name="T118_1">use</text:span><text:span text:style-name="T118_2"><text:s/></text:span><text:span text:style-name="T118_3">File</text:span><text:span text:style-name="T118_4">::</text:span><text:span text:style-name="T118_5">Basename</text:span><text:span text:style-name="T118_6">;</text:span></text:p>
      <text:p text:style-name="P119"><text:span text:style-name="T119_1">use</text:span><text:span text:style-name="T119_2"><text:s/></text:span><text:span text:style-name="T119_3">List</text:span><text:span text:style-name="T119_4">::</text:span><text:span text:style-name="T119_5">Util</text:span><text:span text:style-name="T119_6"><text:s/>;</text:span></text:p>
      <text:p text:style-name="P120"><text:span text:style-name="T120_1">use</text:span><text:span text:style-name="T120_2"><text:s/></text:span><text:span text:style-name="T120_3">Getopt</text:span><text:span text:style-name="T120_4">::</text:span><text:span text:style-name="T120_5">Long</text:span><text:span text:style-name="T120_6">;</text:span></text:p>
      <text:p text:style-name="P121"><text:span text:style-name="T121_1">use</text:span><text:span text:style-name="T121_2"><text:s/></text:span><text:span text:style-name="T121_3">Pod</text:span><text:span text:style-name="T121_4">::</text:span><text:span text:style-name="T121_5">Usage</text:span><text:span text:style-name="T121_6">;</text:span></text:p>
      <text:p text:style-name="P122"><text:span text:style-name="T122_1">use</text:span><text:span text:style-name="T122_2"><text:s/></text:span><text:span text:style-name="T122_3">File</text:span><text:span text:style-name="T122_4">::</text:span><text:span text:style-name="T122_5">Copy</text:span><text:span text:style-name="T122_6">;</text:span></text:p>
      <text:p text:style-name="P123"><text:span text:style-name="T123_1"><text:s/></text:span></text:p>
      <text:h text:style-name="P124" text:outline-level="10"><text:bookmark-start text:name="h.fve76nf8q7yz"/><text:bookmark-end text:name="h.fve76nf8q7yz"/><text:span text:style-name="T124_1">Benchmarking</text:span><text:span text:style-name="T124_2"><text:s/></text:span><text:span text:style-name="T124_3">step</text:span><text:span text:style-name="T124_4"><text:s/></text:span><text:span text:style-name="T124_5">by</text:span><text:span text:style-name="T124_6"><text:s/></text:span><text:span text:style-name="T124_7">step</text:span></text:h>
      <text:p text:style-name="P125"/>
      <text:p text:style-name="P126"><text:span text:style-name="T126_1">The</text:span><text:span text:style-name="T126_2"><text:s/></text:span><text:span text:style-name="T126_3">following</text:span><text:span text:style-name="T126_4"><text:s/></text:span><text:span text:style-name="T126_5">instructions</text:span><text:span text:style-name="T126_6"><text:s/></text:span><text:span text:style-name="T126_7">assume</text:span><text:span text:style-name="T126_8"><text:s/></text:span><text:span text:style-name="T126_9">that</text:span><text:span text:style-name="T126_10"><text:s/></text:span><text:span text:style-name="T126_11">a</text:span><text:span text:style-name="T126_12"><text:s/></text:span><text:span text:style-name="T126_13">dedicated</text:span><text:span text:style-name="T126_14"><text:s/></text:span><text:span text:style-name="T126_15">directory</text:span><text:span text:style-name="T126_16"><text:s/></text:span><text:span text:style-name="T126_17">has</text:span><text:span text:style-name="T126_18"><text:s/></text:span><text:span text:style-name="T126_19">been</text:span><text:span text:style-name="T126_20"><text:s/></text:span><text:span text:style-name="T126_21">created</text:span><text:span text:style-name="T126_22">:</text:span></text:p>
      <text:p text:style-name="P127"/>
      <text:p text:style-name="P128"><text:span text:style-name="T128_1">mkdir</text:span><text:span text:style-name="T128_2"><text:s text:c="2"/></text:span><text:span text:style-name="T128_3">Build</text:span><text:span text:style-name="T128_4">_</text:span><text:span text:style-name="T128_5">bench</text:span><text:span text:style-name="T128_6">,<text:s/></text:span><text:span text:style-name="T128_7">cd</text:span><text:span text:style-name="T128_8"><text:s/></text:span><text:span text:style-name="T128_9">Build</text:span><text:span text:style-name="T128_10">_</text:span><text:span text:style-name="T128_11">bench</text:span><text:span text:style-name="T128_12">;<text:s/></text:span><text:span text:style-name="T128_13">ccmake</text:span><text:span text:style-name="T128_14"><text:s/>..<text:s/></text:span></text:p>
      <text:p text:style-name="P129"/>
      <text:p text:style-name="P130"/>
      <text:p text:style-name="P131"><text:span text:style-name="T131_1">The</text:span><text:span text:style-name="T131_2"><text:s/></text:span><text:span text:style-name="T131_3">benchmarking</text:span><text:span text:style-name="T131_4"><text:s/></text:span><text:span text:style-name="T131_5">mode</text:span><text:span text:style-name="T131_6"><text:s/></text:span><text:span text:style-name="T131_7">can</text:span><text:span text:style-name="T131_8"><text:s/></text:span><text:span text:style-name="T131_9">be</text:span><text:span text:style-name="T131_10"><text:s/></text:span><text:span text:style-name="T131_11">activated</text:span><text:span text:style-name="T131_12"><text:s/></text:span><text:span text:style-name="T131_13">using</text:span><text:span text:style-name="T131_14"><text:s/></text:span><text:span text:style-name="T131_15">the</text:span><text:span text:style-name="T131_16"><text:s/></text:span><text:span text:style-name="T131_17">ccmake</text:span><text:span text:style-name="T131_18"><text:s/></text:span><text:span text:style-name="T131_19">interface</text:span><text:span text:style-name="T131_20"><text:s/></text:span><text:span text:style-name="T131_21">and</text:span><text:span text:style-name="T131_22"><text:s/></text:span><text:span text:style-name="T131_23">the</text:span><text:span text:style-name="T131_24"><text:s/></text:span><text:span text:style-name="T131_25">following</text:span><text:span text:style-name="T131_26"><text:s/></text:span><text:span text:style-name="T131_27">options</text:span><text:span text:style-name="T131_28"><text:s/>(</text:span><text:span text:style-name="T131_29">by</text:span><text:span text:style-name="T131_30"><text:s/></text:span><text:span text:style-name="T131_31">default</text:span><text:span text:style-name="T131_32"><text:s text:c="2"/></text:span><text:span text:style-name="T131_33">benchmark</text:span><text:span text:style-name="T131_34"><text:s/></text:span><text:span text:style-name="T131_35">are</text:span><text:span text:style-name="T131_36"><text:s/></text:span><text:span text:style-name="T131_37">OFF</text:span><text:span text:style-name="T131_38">,<text:s/></text:span><text:span text:style-name="T131_39">validation</text:span><text:span text:style-name="T131_40"><text:s/></text:span><text:span text:style-name="T131_41">test</text:span><text:span text:style-name="T131_42"><text:s/></text:span><text:span text:style-name="T131_43">and</text:span><text:span text:style-name="T131_44"><text:s/></text:span><text:span text:style-name="T131_45">cover</text:span><text:span text:style-name="T131_46"><text:s/></text:span><text:span text:style-name="T131_47">test</text:span><text:span text:style-name="T131_48"><text:s/></text:span><text:span text:style-name="T131_49">are</text:span><text:span text:style-name="T131_50"><text:s/></text:span><text:span text:style-name="T131_51">ON</text:span><text:span text:style-name="T131_52">):</text:span></text:p>
      <text:p text:style-name="P132"/>
      <text:p text:style-name="P133"><text:span text:style-name="T133_1">BENCH</text:span><text:span text:style-name="T133_2"><text:s text:c="23"/><text:tab/>*</text:span><text:span text:style-name="T133_3">OFF</text:span><text:span text:style-name="T133_4"><text:s text:c="5"/></text:span><text:span text:style-name="T133_5"><text:s text:c="158"/></text:span></text:p>
      <text:p text:style-name="P134"><text:span text:style-name="T134_1">COVER</text:span><text:span text:style-name="T134_2">_</text:span><text:span text:style-name="T134_3">TEST</text:span><text:span text:style-name="T134_4"><text:s text:c="18"/><text:tab/>*</text:span><text:span text:style-name="T134_5">ON</text:span><text:span text:style-name="T134_6"><text:s text:c="166"/></text:span></text:p>
      <text:p text:style-name="P135"><text:span text:style-name="T135_1">Default</text:span><text:span text:style-name="T135_2">_</text:span><text:span text:style-name="T135_3">BenchDir</text:span><text:span text:style-name="T135_4"><text:s text:c="12"/><text:tab/>*</text:span><text:span text:style-name="T135_5">benchmarks</text:span><text:span text:style-name="T135_6"><text:s text:c="4"/>/*<text:s/></text:span><text:span text:style-name="T135_7">benchmark</text:span><text:span text:style-name="T135_8"><text:s/></text:span><text:span text:style-name="T135_9">location</text:span><text:span text:style-name="T135_10"><text:s/></text:span></text:p>
      <text:p text:style-name="P136"><text:span text:style-name="T136_1">Default</text:span><text:span text:style-name="T136_2">_</text:span><text:span text:style-name="T136_3">BenchFormat</text:span><text:span text:style-name="T136_4"><text:s text:c="9"/><text:tab/>*</text:span><text:span text:style-name="T136_5">wcsp</text:span><text:span text:style-name="T136_6"><text:s text:c="10"/>/*<text:s/></text:span><text:span text:style-name="T136_7">extension</text:span><text:span text:style-name="T136_8"><text:s/></text:span><text:span text:style-name="T136_9">definition</text:span><text:span text:style-name="T136_10"><text:s/></text:span></text:p>
      <text:p text:style-name="P137"><text:span text:style-name="T137_1">Default</text:span><text:span text:style-name="T137_2">_</text:span><text:span text:style-name="T137_3">bench</text:span><text:span text:style-name="T137_4">_</text:span><text:span text:style-name="T137_5">timeout</text:span><text:span text:style-name="T137_6"><text:s text:c="7"/><text:tab/>*30<text:s text:c="12"/>/*<text:s/></text:span><text:span text:style-name="T137_7">default</text:span><text:span text:style-name="T137_8"><text:s/></text:span><text:span text:style-name="T137_9">timeout</text:span><text:span text:style-name="T137_10"><text:s text:c="142"/></text:span></text:p>
      <text:p text:style-name="P138"><text:span text:style-name="T138_1">Default</text:span><text:span text:style-name="T138_2">_</text:span><text:span text:style-name="T138_3">cover</text:span><text:span text:style-name="T138_4">_</text:span><text:span text:style-name="T138_5">dir</text:span><text:span text:style-name="T138_6"><text:s text:c="11"/><text:tab/>*</text:span><text:span text:style-name="T138_7">cover</text:span><text:span text:style-name="T138_8"><text:s text:c="9"/>/*<text:s/></text:span><text:span text:style-name="T138_9">cover</text:span><text:span text:style-name="T138_10"><text:s/></text:span><text:span text:style-name="T138_11">test</text:span><text:span text:style-name="T138_12"><text:s/></text:span><text:span text:style-name="T138_13">location</text:span><text:span text:style-name="T138_14"><text:s text:c="124"/></text:span><text:span text:style-name="T138_15">Default</text:span><text:span text:style-name="T138_16">_</text:span><text:span text:style-name="T138_17">regexp</text:span><text:span text:style-name="T138_18"><text:s text:c="14"/><text:tab/>*</text:span><text:span text:style-name="T138_19">end</text:span><text:span text:style-name="T138_20">.<text:s text:c="10"/>/*<text:s/></text:span><text:span text:style-name="T138_21">default</text:span><text:span text:style-name="T138_22"><text:s/></text:span><text:span text:style-name="T138_23">regexp</text:span></text:p>
      <text:p text:style-name="P139"><text:span text:style-name="T139_1">Default</text:span><text:span text:style-name="T139_2">_</text:span><text:span text:style-name="T139_3">test</text:span><text:span text:style-name="T139_4">_</text:span><text:span text:style-name="T139_5">option</text:span><text:span text:style-name="T139_6"><text:s text:c="9"/><text:tab/>*<text:s text:c="7"/><text:tab/><text:s text:c="3"/>/*<text:s/></text:span><text:span text:style-name="T139_7">default</text:span><text:span text:style-name="T139_8"><text:s/></text:span><text:span text:style-name="T139_9">option</text:span></text:p>
      <text:p text:style-name="P140"/>
      <text:p text:style-name="P141"><text:span text:style-name="T141_1">If</text:span><text:span text:style-name="T141_2"><text:s/></text:span><text:span text:style-name="T141_3">you</text:span><text:span text:style-name="T141_4"><text:s/></text:span><text:span text:style-name="T141_5">want</text:span><text:span text:style-name="T141_6"><text:s/></text:span><text:span text:style-name="T141_7">activate</text:span><text:span text:style-name="T141_8"><text:s/></text:span><text:span text:style-name="T141_9">the</text:span><text:span text:style-name="T141_10"><text:s/></text:span><text:span text:style-name="T141_11">toulbar</text:span><text:span text:style-name="T141_12">2</text:span><text:span text:style-name="T141_13"><text:s/></text:span><text:span text:style-name="T141_14">benchmark</text:span><text:span text:style-name="T141_15"><text:s/></text:span><text:span text:style-name="T141_16">mode</text:span><text:span text:style-name="T141_17"><text:s/></text:span><text:span text:style-name="T141_18">you</text:span><text:span text:style-name="T141_19"><text:s/></text:span><text:span text:style-name="T141_20">must</text:span><text:span text:style-name="T141_21"><text:s/></text:span><text:span text:style-name="T141_22">first</text:span><text:span text:style-name="T141_23"><text:s/></text:span><text:span text:style-name="T141_24">set</text:span><text:span text:style-name="T141_25"><text:s/></text:span><text:span text:style-name="T141_26">the</text:span><text:span text:style-name="T141_27"><text:s/></text:span><text:span text:style-name="T141_28">first</text:span><text:span text:style-name="T141_29"><text:s/></text:span><text:span text:style-name="T141_30">cmake</text:span><text:span text:style-name="T141_31"><text:s/></text:span><text:span text:style-name="T141_32">variable</text:span><text:span text:style-name="T141_33"><text:s/></text:span><text:span text:style-name="T141_34">to</text:span><text:span text:style-name="T141_35"><text:s/></text:span><text:span text:style-name="T141_36">ON</text:span><text:span text:style-name="T141_37"><text:s/></text:span><text:span text:style-name="T141_38">and</text:span><text:span text:style-name="T141_39"><text:s/></text:span><text:span text:style-name="T141_40">COVER</text:span><text:span text:style-name="T141_41">_</text:span><text:span text:style-name="T141_42">test</text:span><text:span text:style-name="T141_43"><text:s/></text:span><text:span text:style-name="T141_44">to</text:span><text:span text:style-name="T141_45"><text:s/></text:span><text:span text:style-name="T141_46">OFF</text:span><text:span text:style-name="T141_47">.<text:s/></text:span><text:span text:style-name="T141_48">In</text:span><text:span text:style-name="T141_49"><text:s/></text:span><text:span text:style-name="T141_50">this</text:span><text:span text:style-name="T141_51"><text:s/></text:span><text:span text:style-name="T141_52">case</text:span><text:span text:style-name="T141_53">,<text:s/></text:span><text:span text:style-name="T141_54">wcsp</text:span><text:span text:style-name="T141_55"><text:s/></text:span><text:span text:style-name="T141_56">benchmark</text:span><text:span text:style-name="T141_57"><text:s/></text:span><text:span text:style-name="T141_58">have</text:span><text:span text:style-name="T141_59"><text:s/></text:span><text:span text:style-name="T141_60">to</text:span><text:span text:style-name="T141_61"><text:s/></text:span><text:span text:style-name="T141_62">be</text:span><text:span text:style-name="T141_63"><text:s/></text:span><text:span text:style-name="T141_64">located</text:span><text:span text:style-name="T141_65"><text:s/></text:span><text:span text:style-name="T141_66">in</text:span><text:span text:style-name="T141_67"><text:s/></text:span><text:span text:style-name="T141_68">the</text:span><text:span text:style-name="T141_69"><text:s/></text:span><text:span text:style-name="T141_70">benchmark</text:span><text:span text:style-name="T141_71"><text:s/></text:span><text:span text:style-name="T141_72">directory</text:span><text:span text:style-name="T141_73"><text:s/></text:span><text:span text:style-name="T141_74">and</text:span><text:span text:style-name="T141_75"><text:s/></text:span><text:span text:style-name="T141_76">will</text:span><text:span text:style-name="T141_77"><text:s/></text:span><text:span text:style-name="T141_78">be</text:span><text:span text:style-name="T141_79"><text:s/></text:span><text:span text:style-name="T141_80">executed</text:span><text:span text:style-name="T141_81"><text:s/></text:span><text:span text:style-name="T141_82">with</text:span><text:span text:style-name="T141_83"><text:s/></text:span><text:span text:style-name="T141_84">a</text:span><text:span text:style-name="T141_85"><text:s/>30<text:s/></text:span><text:span text:style-name="T141_86">seconds</text:span><text:span text:style-name="T141_87"><text:s/></text:span><text:span text:style-name="T141_88">timeout</text:span><text:span text:style-name="T141_89"><text:s/>.</text:span></text:p>
      <text:p text:style-name="P142"/>
      <text:p text:style-name="P143"><text:span text:style-name="T143_1">In</text:span><text:span text:style-name="T143_2"><text:s/></text:span><text:span text:style-name="T143_3">the</text:span><text:span text:style-name="T143_4"><text:s/></text:span><text:span text:style-name="T143_5">current</text:span><text:span text:style-name="T143_6"><text:s/></text:span><text:span text:style-name="T143_7">example</text:span><text:span text:style-name="T143_8">,<text:s/></text:span><text:span text:style-name="T143_9">the</text:span><text:span text:style-name="T143_10"><text:s/></text:span><text:span text:style-name="T143_11">toulbar</text:span><text:span text:style-name="T143_12">2/</text:span><text:span text:style-name="T143_13">benchmark</text:span><text:span text:style-name="T143_14"><text:s/></text:span><text:span text:style-name="T143_15">directory</text:span><text:span text:style-name="T143_16"><text:s/></text:span><text:span text:style-name="T143_17">includes</text:span><text:span text:style-name="T143_18"><text:s/></text:span><text:span text:style-name="T143_19">the</text:span><text:span text:style-name="T143_20"><text:s/></text:span><text:span text:style-name="T143_21">following</text:span><text:span text:style-name="T143_22"><text:s/></text:span><text:span text:style-name="T143_23">files</text:span><text:span text:style-name="T143_24">:</text:span></text:p>
      <text:p text:style-name="P144"><text:span text:style-name="T144_1"><text:s/></text:span></text:p>
      <text:p text:style-name="P145"><text:span text:style-name="T145_1">./</text:span><text:span text:style-name="T145_2">benchmarks</text:span><text:span text:style-name="T145_3">/</text:span><text:span text:style-name="T145_4">zebra</text:span><text:span text:style-name="T145_5">.</text:span><text:span text:style-name="T145_6">wcsp</text:span></text:p>
      <text:p text:style-name="P146"><text:span text:style-name="T146_1">./</text:span><text:span text:style-name="T146_2">benchmarks</text:span><text:span text:style-name="T146_3">/</text:span><text:span text:style-name="T146_4">CELAR</text:span><text:span text:style-name="T146_5">6-</text:span><text:span text:style-name="T146_6">SUB</text:span><text:span text:style-name="T146_7">1.</text:span><text:span text:style-name="T146_8">wcsp</text:span></text:p>
      <text:p text:style-name="P147"><text:span text:style-name="T147_1"><text:s/></text:span></text:p>
      <text:p text:style-name="P148"><text:span text:style-name="T148_1">The</text:span><text:span text:style-name="T148_2"><text:s/></text:span><text:span text:style-name="T148_3">following</text:span><text:span text:style-name="T148_4"><text:s/></text:span><text:span text:style-name="T148_5">commands</text:span><text:span text:style-name="T148_6">:</text:span></text:p>
      <text:p text:style-name="P149"/>
      <text:p text:style-name="P150"><text:span text:style-name="T150_1">cd</text:span><text:span text:style-name="T150_2"><text:s/></text:span><text:span text:style-name="T150_3">build</text:span><text:span text:style-name="T150_4">_</text:span><text:span text:style-name="T150_5">bench</text:span><text:span text:style-name="T150_6"><text:s/>;<text:s/></text:span><text:span text:style-name="T150_7">cmake</text:span><text:span text:style-name="T150_8"><text:s/>..<text:s text:c="2"/></text:span></text:p>
      <text:p text:style-name="P151"/>
      <text:p text:style-name="P152"><text:span text:style-name="T152_1">will</text:span><text:span text:style-name="T152_2"><text:s/></text:span><text:span text:style-name="T152_3">start</text:span><text:span text:style-name="T152_4"><text:s/></text:span><text:span text:style-name="T152_5">the</text:span><text:span text:style-name="T152_6"><text:s/></text:span><text:span text:style-name="T152_7">benchmarking</text:span><text:span text:style-name="T152_8"><text:s/></text:span><text:span text:style-name="T152_9">and</text:span><text:span text:style-name="T152_10"><text:s/></text:span><text:span text:style-name="T152_11">cmake</text:span><text:span text:style-name="T152_12"><text:s/></text:span><text:span text:style-name="T152_13">will</text:span><text:span text:style-name="T152_14"><text:s/></text:span><text:span text:style-name="T152_15">output</text:span><text:span text:style-name="T152_16">:</text:span></text:p>
      <text:p text:style-name="P153"/>
      <text:p text:style-name="P154"><text:span text:style-name="T154_1">#####################################</text:span></text:p>
      <text:p text:style-name="P155"><text:span text:style-name="T155_1">--<text:s/></text:span><text:span text:style-name="T155_2">Bench</text:span><text:span text:style-name="T155_3"><text:s/></text:span><text:span text:style-name="T155_4">found</text:span><text:span text:style-name="T155_5">:<text:s/>/</text:span><text:span text:style-name="T155_6">home</text:span><text:span text:style-name="T155_7">/</text:span><text:span text:style-name="T155_8">dallouche</text:span><text:span text:style-name="T155_9">/</text:span><text:span text:style-name="T155_10">bug</text:span><text:span text:style-name="T155_11">/</text:span><text:span text:style-name="T155_12">toulbar</text:span><text:span text:style-name="T155_13">2</text:span><text:span text:style-name="T155_14">/</text:span><text:span text:style-name="T155_15">benchmarks</text:span><text:span text:style-name="T155_16">/</text:span><text:span text:style-name="T155_17">zebra</text:span><text:span text:style-name="T155_18">.</text:span><text:span text:style-name="T155_19">wcsp</text:span><text:span text:style-name="T155_20"><text:s/></text:span><text:span text:style-name="T155_21">command</text:span><text:span text:style-name="T155_22"><text:s/></text:span><text:span text:style-name="T155_23">line</text:span><text:span text:style-name="T155_24"><text:s/>:<text:s/></text:span><text:span text:style-name="T155_25">TOULBAR</text:span><text:span text:style-name="T155_26">2_</text:span><text:span text:style-name="T155_27">OPTION</text:span><text:span text:style-name="T155_28"><text:s/></text:span><text:span text:style-name="T155_29">timeout</text:span><text:span text:style-name="T155_30">=30;</text:span><text:span text:style-name="T155_31">regexp</text:span><text:span text:style-name="T155_32">=</text:span><text:span text:style-name="T155_33">test</text:span><text:span text:style-name="T155_34"><text:s/></text:span><text:span text:style-name="T155_35">ok</text:span></text:p>
      <text:p text:style-name="P156"><text:span text:style-name="T156_1"><text:s/></text:span></text:p>
      <text:p text:style-name="P157"><text:span text:style-name="T157_1">--<text:s/></text:span><text:span text:style-name="T157_2">Bench</text:span><text:span text:style-name="T157_3"><text:s/></text:span><text:span text:style-name="T157_4">found</text:span><text:span text:style-name="T157_5">:<text:s/>/</text:span><text:span text:style-name="T157_6">home</text:span><text:span text:style-name="T157_7">/</text:span><text:span text:style-name="T157_8">dallouche</text:span><text:span text:style-name="T157_9">/</text:span><text:span text:style-name="T157_10">bug</text:span><text:span text:style-name="T157_11">/</text:span><text:span text:style-name="T157_12">toulbar</text:span><text:span text:style-name="T157_13">2</text:span><text:span text:style-name="T157_14">/</text:span><text:span text:style-name="T157_15">benchmarks</text:span><text:span text:style-name="T157_16">/</text:span><text:span text:style-name="T157_17">CELAR</text:span><text:span text:style-name="T157_18">6-</text:span><text:span text:style-name="T157_19">SUB</text:span><text:span text:style-name="T157_20">1.</text:span><text:span text:style-name="T157_21">wcsp</text:span><text:span text:style-name="T157_22"><text:s/></text:span><text:span text:style-name="T157_23">command</text:span><text:span text:style-name="T157_24"><text:s/></text:span><text:span text:style-name="T157_25">line</text:span><text:span text:style-name="T157_26"><text:s/>:<text:s/></text:span><text:span text:style-name="T157_27">TOULBAR</text:span><text:span text:style-name="T157_28">2_</text:span><text:span text:style-name="T157_29">OPTION</text:span><text:span text:style-name="T157_30"><text:s/></text:span><text:span text:style-name="T157_31">timeout</text:span><text:span text:style-name="T157_32">=30;</text:span><text:span text:style-name="T157_33">regexp</text:span><text:span text:style-name="T157_34">=</text:span><text:span text:style-name="T157_35">test</text:span><text:span text:style-name="T157_36"><text:s/></text:span><text:span text:style-name="T157_37">ok</text:span></text:p>
      <text:p text:style-name="P158"><text:span text:style-name="T158_1">--<text:s/></text:span><text:span text:style-name="T158_2">UB</text:span><text:span text:style-name="T158_3"><text:s/></text:span><text:span text:style-name="T158_4">found</text:span><text:span text:style-name="T158_5"><text:s/>==&gt;<text:s/>-</text:span><text:span text:style-name="T158_6">ub</text:span><text:span text:style-name="T158_7">=160</text:span></text:p>
      <text:p text:style-name="P159"><text:span text:style-name="T159_1">--<text:s/>#################################</text:span></text:p>
      <text:p text:style-name="P160"/>
      <text:p text:style-name="P161"><text:span text:style-name="T161_1">NB</text:span><text:span text:style-name="T161_2">:<text:s/></text:span><text:span text:style-name="T161_3">like</text:span><text:span text:style-name="T161_4"><text:s/></text:span><text:span text:style-name="T161_5">in</text:span><text:span text:style-name="T161_6"><text:s/></text:span><text:span text:style-name="T161_7">the</text:span><text:span text:style-name="T161_8"><text:s/></text:span><text:span text:style-name="T161_9">previous</text:span><text:span text:style-name="T161_10"><text:s/></text:span><text:span text:style-name="T161_11">test</text:span><text:span text:style-name="T161_12"><text:s/></text:span><text:span text:style-name="T161_13">modes</text:span><text:span text:style-name="T161_14">,<text:s/></text:span><text:span text:style-name="T161_15">if</text:span><text:span text:style-name="T161_16"><text:s/></text:span><text:span text:style-name="T161_17">a</text:span><text:span text:style-name="T161_18"><text:s/></text:span><text:span text:style-name="T161_19">.</text:span><text:span text:style-name="T161_20">ub</text:span><text:span text:style-name="T161_21"><text:s/></text:span><text:span text:style-name="T161_22">file</text:span><text:span text:style-name="T161_23"><text:s/></text:span><text:span text:style-name="T161_24">containing</text:span><text:span text:style-name="T161_25"><text:s/></text:span><text:span text:style-name="T161_26">the</text:span><text:span text:style-name="T161_27"><text:s/></text:span><text:span text:style-name="T161_28">optimal</text:span><text:span text:style-name="T161_29"><text:s/></text:span><text:span text:style-name="T161_30">cost</text:span><text:span text:style-name="T161_31"><text:s/></text:span><text:span text:style-name="T161_32">is</text:span><text:span text:style-name="T161_33"><text:s/></text:span><text:span text:style-name="T161_34">located</text:span><text:span text:style-name="T161_35"><text:s/></text:span><text:span text:style-name="T161_36">in</text:span><text:span text:style-name="T161_37"><text:s/></text:span><text:span text:style-name="T161_38">the</text:span><text:span text:style-name="T161_39"><text:s/></text:span><text:span text:style-name="T161_40">foo</text:span><text:span text:style-name="T161_41">.</text:span><text:span text:style-name="T161_42">wcsp</text:span><text:span text:style-name="T161_43"><text:s/></text:span><text:span text:style-name="T161_44">directory</text:span><text:span text:style-name="T161_45"><text:s/></text:span><text:span text:style-name="T161_46">then</text:span><text:span text:style-name="T161_47"><text:s/>???</text:span></text:p>
      <text:p text:style-name="P162"/>
      <text:p text:style-name="P163"><text:span text:style-name="T163_1">All</text:span><text:span text:style-name="T163_2"><text:s/></text:span><text:span text:style-name="T163_3">the</text:span><text:span text:style-name="T163_4"><text:s/></text:span><text:span text:style-name="T163_5">benchmark</text:span><text:span text:style-name="T163_6"><text:s/></text:span><text:span text:style-name="T163_7">tests</text:span><text:span text:style-name="T163_8"><text:s/></text:span><text:span text:style-name="T163_9">need</text:span><text:span text:style-name="T163_10"><text:s/></text:span><text:span text:style-name="T163_11">to</text:span><text:span text:style-name="T163_12"><text:s/></text:span><text:span text:style-name="T163_13">be</text:span><text:span text:style-name="T163_14"><text:s/></text:span><text:span text:style-name="T163_15">defined</text:span><text:span text:style-name="T163_16"><text:s/></text:span><text:span text:style-name="T163_17">in</text:span><text:span text:style-name="T163_18"><text:s/></text:span><text:span text:style-name="T163_19">the</text:span><text:span text:style-name="T163_20"><text:s/></text:span><text:span text:style-name="T163_21">build</text:span><text:span text:style-name="T163_22">_</text:span><text:span text:style-name="T163_23">bench</text:span><text:span text:style-name="T163_24">/</text:span><text:span text:style-name="T163_25">CTestTestfile</text:span><text:span text:style-name="T163_26">.</text:span><text:span text:style-name="T163_27">cmake</text:span><text:span text:style-name="T163_28"><text:s/></text:span><text:span text:style-name="T163_29">file</text:span><text:span text:style-name="T163_30">:</text:span></text:p>
      <text:p text:style-name="P164"/>
      <text:p text:style-name="P165"><text:span text:style-name="T165_1">---</text:span></text:p>
      <text:p text:style-name="P166"><text:span text:style-name="T166_1">ADD</text:span><text:span text:style-name="T166_2">_</text:span><text:span text:style-name="T166_3">TEST</text:span><text:span text:style-name="T166_4">(</text:span><text:span text:style-name="T166_5">Phase</text:span><text:span text:style-name="T166_6">1_</text:span><text:span text:style-name="T166_7">Toulbar</text:span><text:span text:style-name="T166_8">_/</text:span><text:span text:style-name="T166_9">home</text:span><text:span text:style-name="T166_10">/</text:span><text:span text:style-name="T166_11">dallouche</text:span><text:span text:style-name="T166_12">/</text:span><text:span text:style-name="T166_13">bug</text:span><text:span text:style-name="T166_14">/</text:span><text:span text:style-name="T166_15">toulbar</text:span><text:span text:style-name="T166_16">2</text:span><text:span text:style-name="T166_17">/</text:span><text:span text:style-name="T166_18">benchmarks</text:span><text:span text:style-name="T166_19">/</text:span><text:span text:style-name="T166_20">zebra</text:span><text:span text:style-name="T166_21"><text:s/>"</text:span><text:span text:style-name="T166_22">bin</text:span><text:span text:style-name="T166_23">/</text:span><text:span text:style-name="T166_24">Linux</text:span><text:span text:style-name="T166_25">/</text:span><text:span text:style-name="T166_26">run</text:span><text:span text:style-name="T166_27">_</text:span><text:span text:style-name="T166_28">test</text:span><text:span text:style-name="T166_29">.</text:span><text:span text:style-name="T166_30">pl</text:span><text:span text:style-name="T166_31">"<text:s/>"-</text:span><text:span text:style-name="T166_32">wcsp</text:span><text:span text:style-name="T166_33">"<text:s/>"/</text:span><text:span text:style-name="T166_34">home</text:span><text:span text:style-name="T166_35">/</text:span><text:span text:style-name="T166_36">dallouche</text:span><text:span text:style-name="T166_37">/</text:span><text:span text:style-name="T166_38">bug</text:span><text:span text:style-name="T166_39">/</text:span><text:span text:style-name="T166_40">toulbar</text:span><text:span text:style-name="T166_41">2</text:span><text:span text:style-name="T166_42">/</text:span><text:span text:style-name="T166_43">benchmarks</text:span><text:span text:style-name="T166_44">/</text:span><text:span text:style-name="T166_45">zebra</text:span><text:span text:style-name="T166_46">.</text:span><text:span text:style-name="T166_47">wcsp</text:span><text:span text:style-name="T166_48">"<text:s/>"-</text:span><text:span text:style-name="T166_49">rank</text:span><text:span text:style-name="T166_50">"<text:s/>"1"<text:s/>"-</text:span><text:span text:style-name="T166_51">regexp</text:span><text:span text:style-name="T166_52">"<text:s/>"</text:span><text:span text:style-name="T166_53">test</text:span><text:span text:style-name="T166_54"><text:s/></text:span><text:span text:style-name="T166_55">ok</text:span><text:span text:style-name="T166_56">"<text:s/>"-</text:span><text:span text:style-name="T166_57">option</text:span><text:span text:style-name="T166_58">"<text:s/>"</text:span><text:span text:style-name="T166_59">TOULBAR</text:span><text:span text:style-name="T166_60">2_</text:span><text:span text:style-name="T166_61">OPTION</text:span><text:span text:style-name="T166_62">"<text:s/>"-</text:span><text:span text:style-name="T166_63">timeout</text:span><text:span text:style-name="T166_64">"<text:s/>"30"<text:s/>"-</text:span><text:span text:style-name="T166_65">path</text:span><text:span text:style-name="T166_66">"<text:s/>"/</text:span><text:span text:style-name="T166_67">home</text:span><text:span text:style-name="T166_68">/</text:span><text:span text:style-name="T166_69">dallouche</text:span><text:span text:style-name="T166_70">/</text:span><text:span text:style-name="T166_71">bug</text:span><text:span text:style-name="T166_72">/</text:span><text:span text:style-name="T166_73">toulbar</text:span><text:span text:style-name="T166_74">2</text:span><text:span text:style-name="T166_75">/</text:span><text:span text:style-name="T166_76">build</text:span><text:span text:style-name="T166_77">4")</text:span></text:p>
      <text:p text:style-name="P167"/>
      <text:p text:style-name="P168"><text:span text:style-name="T168_1">SET</text:span><text:span text:style-name="T168_2">_</text:span><text:span text:style-name="T168_3">TESTS</text:span><text:span text:style-name="T168_4">_</text:span><text:span text:style-name="T168_5">PROPERTIES</text:span><text:span text:style-name="T168_6">(</text:span><text:span text:style-name="T168_7">Phase</text:span><text:span text:style-name="T168_8">1_</text:span><text:span text:style-name="T168_9">Toulbar</text:span><text:span text:style-name="T168_10">_/</text:span><text:span text:style-name="T168_11">home</text:span><text:span text:style-name="T168_12">/</text:span><text:span text:style-name="T168_13">dallouche</text:span><text:span text:style-name="T168_14">/</text:span><text:span text:style-name="T168_15">toulbar</text:span><text:span text:style-name="T168_16">2</text:span><text:span text:style-name="T168_17">/</text:span><text:span text:style-name="T168_18">benchmarks</text:span><text:span text:style-name="T168_19">/</text:span><text:span text:style-name="T168_20">zebra</text:span><text:span text:style-name="T168_21"><text:s/></text:span><text:span text:style-name="T168_22">PROPERTIES</text:span><text:span text:style-name="T168_23"><text:s text:c="2"/></text:span><text:span text:style-name="T168_24">PASS</text:span><text:span text:style-name="T168_25">_</text:span><text:span text:style-name="T168_26">REGULAR</text:span><text:span text:style-name="T168_27">_</text:span><text:span text:style-name="T168_28">EXPRESSION</text:span><text:span text:style-name="T168_29"><text:s/>"</text:span><text:span text:style-name="T168_30">test</text:span><text:span text:style-name="T168_31"><text:s/></text:span><text:span text:style-name="T168_32">ok</text:span><text:span text:style-name="T168_33">"<text:s/></text:span><text:span text:style-name="T168_34">TIMEOUT</text:span><text:span text:style-name="T168_35"><text:s/>"30")</text:span></text:p>
      <text:p text:style-name="P169"/>
      <text:p text:style-name="P170"><text:span text:style-name="T170_1">ADD</text:span><text:span text:style-name="T170_2">_</text:span><text:span text:style-name="T170_3">TEST</text:span><text:span text:style-name="T170_4">(</text:span><text:span text:style-name="T170_5">Phase</text:span><text:span text:style-name="T170_6">1_</text:span><text:span text:style-name="T170_7">Toulbar</text:span><text:span text:style-name="T170_8">_/</text:span><text:span text:style-name="T170_9">home</text:span><text:span text:style-name="T170_10">/</text:span><text:span text:style-name="T170_11">dallouche</text:span><text:span text:style-name="T170_12">/</text:span><text:span text:style-name="T170_13">toulbar</text:span><text:span text:style-name="T170_14">2</text:span><text:span text:style-name="T170_15">/</text:span><text:span text:style-name="T170_16">benchmarks</text:span><text:span text:style-name="T170_17">/</text:span><text:span text:style-name="T170_18">CELAR</text:span><text:span text:style-name="T170_19">6-</text:span><text:span text:style-name="T170_20">SUB</text:span><text:span text:style-name="T170_21">0<text:s/>"</text:span><text:span text:style-name="T170_22">bin</text:span><text:span text:style-name="T170_23">/</text:span><text:span text:style-name="T170_24">Linux</text:span><text:span text:style-name="T170_25">/</text:span><text:span text:style-name="T170_26">run</text:span><text:span text:style-name="T170_27">_</text:span><text:span text:style-name="T170_28">test</text:span><text:span text:style-name="T170_29">.</text:span><text:span text:style-name="T170_30">pl</text:span><text:span text:style-name="T170_31">"<text:s/>"-</text:span><text:span text:style-name="T170_32">wcsp</text:span><text:span text:style-name="T170_33">"<text:s text:c="2"/>"/</text:span><text:span text:style-name="T170_34">home</text:span><text:span text:style-name="T170_35">/</text:span><text:span text:style-name="T170_36">dallouche</text:span><text:span text:style-name="T170_37">/</text:span><text:span text:style-name="T170_38">toulbar</text:span><text:span text:style-name="T170_39">2</text:span><text:span text:style-name="T170_40">/</text:span><text:span text:style-name="T170_41">benchmarks</text:span><text:span text:style-name="T170_42">/</text:span><text:span text:style-name="T170_43">CELAR</text:span><text:span text:style-name="T170_44">6-</text:span><text:span text:style-name="T170_45">SUB</text:span><text:span text:style-name="T170_46">1.</text:span><text:span text:style-name="T170_47">wcsp</text:span><text:span text:style-name="T170_48">"<text:s/>"-</text:span><text:span text:style-name="T170_49">rank</text:span><text:span text:style-name="T170_50">"<text:s/>"2"<text:s/>"-</text:span><text:span text:style-name="T170_51">ub</text:span><text:span text:style-name="T170_52">=160"<text:s/>"-</text:span><text:span text:style-name="T170_53">regexp</text:span><text:span text:style-name="T170_54">"<text:s/>"</text:span><text:span text:style-name="T170_55">test</text:span><text:span text:style-name="T170_56"><text:s/></text:span><text:span text:style-name="T170_57">ok</text:span><text:span text:style-name="T170_58">"<text:s/>"-</text:span><text:span text:style-name="T170_59">option</text:span><text:span text:style-name="T170_60">"<text:s/>"</text:span><text:span text:style-name="T170_61">TOULBAR</text:span><text:span text:style-name="T170_62">2_</text:span><text:span text:style-name="T170_63">OPTION</text:span><text:span text:style-name="T170_64">"<text:s/>"-</text:span><text:span text:style-name="T170_65">timeout</text:span><text:span text:style-name="T170_66">"<text:s/>"30"<text:s/>"-</text:span><text:span text:style-name="T170_67">path</text:span><text:span text:style-name="T170_68">"<text:s/>"/</text:span><text:span text:style-name="T170_69">home</text:span><text:span text:style-name="T170_70">/</text:span><text:span text:style-name="T170_71">dallouche</text:span><text:span text:style-name="T170_72">/</text:span><text:span text:style-name="T170_73">bug</text:span><text:span text:style-name="T170_74">/</text:span><text:span text:style-name="T170_75">toulbar</text:span><text:span text:style-name="T170_76">2</text:span><text:span text:style-name="T170_77">/</text:span><text:span text:style-name="T170_78">build</text:span><text:span text:style-name="T170_79">4")</text:span></text:p>
      <text:p text:style-name="P171"/>
      <text:p text:style-name="P172"><text:span text:style-name="T172_1">SET</text:span><text:span text:style-name="T172_2">_</text:span><text:span text:style-name="T172_3">TESTS</text:span><text:span text:style-name="T172_4">_</text:span><text:span text:style-name="T172_5">PROPERTIES</text:span><text:span text:style-name="T172_6">(</text:span><text:span text:style-name="T172_7">Phase</text:span><text:span text:style-name="T172_8">1_</text:span><text:span text:style-name="T172_9">Toulbar</text:span><text:span text:style-name="T172_10">_/</text:span><text:span text:style-name="T172_11">home</text:span><text:span text:style-name="T172_12">/</text:span><text:span text:style-name="T172_13">dallouche</text:span><text:span text:style-name="T172_14">/</text:span><text:span text:style-name="T172_15">toulbar</text:span><text:span text:style-name="T172_16">2</text:span><text:span text:style-name="T172_17">/</text:span><text:span text:style-name="T172_18">benchmarks</text:span><text:span text:style-name="T172_19">/</text:span><text:span text:style-name="T172_20">CELAR</text:span><text:span text:style-name="T172_21">6-</text:span><text:span text:style-name="T172_22">SUB</text:span><text:span text:style-name="T172_23">0<text:s/></text:span><text:span text:style-name="T172_24">PROPERTIES</text:span><text:span text:style-name="T172_25"><text:s text:c="2"/></text:span><text:span text:style-name="T172_26">PASS</text:span><text:span text:style-name="T172_27">_</text:span><text:span text:style-name="T172_28">REGULAR</text:span><text:span text:style-name="T172_29">_</text:span><text:span text:style-name="T172_30">EXPRESSION</text:span><text:span text:style-name="T172_31"><text:s/>"</text:span><text:span text:style-name="T172_32">test</text:span><text:span text:style-name="T172_33"><text:s/></text:span><text:span text:style-name="T172_34">ok</text:span><text:span text:style-name="T172_35">"<text:s/></text:span><text:span text:style-name="T172_36">TIMEOUT</text:span><text:span text:style-name="T172_37"><text:s/>"30")</text:span></text:p>
      <text:p text:style-name="P173"/>
      <text:p text:style-name="P174"><text:span text:style-name="T174_1">Before</text:span><text:span text:style-name="T174_2"><text:s/></text:span><text:span text:style-name="T174_3">benchmarking</text:span><text:span text:style-name="T174_4">,<text:s/></text:span><text:span text:style-name="T174_5">you</text:span><text:span text:style-name="T174_6"><text:s/></text:span><text:span text:style-name="T174_7">need</text:span><text:span text:style-name="T174_8"><text:s/></text:span><text:span text:style-name="T174_9">to</text:span><text:span text:style-name="T174_10"><text:s/></text:span><text:span text:style-name="T174_11">generate</text:span><text:span text:style-name="T174_12"><text:s/></text:span><text:span text:style-name="T174_13">the</text:span><text:span text:style-name="T174_14"><text:s/></text:span><text:span text:style-name="T174_15">toulbar</text:span><text:span text:style-name="T174_16">2<text:s/></text:span><text:span text:style-name="T174_17">binary</text:span><text:span text:style-name="T174_18"><text:s/></text:span><text:span text:style-name="T174_19">using</text:span><text:span text:style-name="T174_20"><text:s/>“</text:span><text:span text:style-name="T174_21">make</text:span><text:span text:style-name="T174_22">”.<text:s/></text:span><text:span text:style-name="T174_23">You</text:span><text:span text:style-name="T174_24"><text:s/></text:span><text:span text:style-name="T174_25">can</text:span><text:span text:style-name="T174_26"><text:s/></text:span><text:span text:style-name="T174_27">now</text:span><text:span text:style-name="T174_28"><text:s/></text:span><text:span text:style-name="T174_29">define</text:span><text:span text:style-name="T174_30"><text:s/></text:span><text:span text:style-name="T174_31">the</text:span><text:span text:style-name="T174_32"><text:s/></text:span><text:span text:style-name="T174_33">benchmark</text:span><text:span text:style-name="T174_34"><text:s/></text:span><text:span text:style-name="T174_35">campaign</text:span><text:span text:style-name="T174_36">.<text:s/></text:span><text:span text:style-name="T174_37">To</text:span><text:span text:style-name="T174_38"><text:s/></text:span><text:span text:style-name="T174_39">compare</text:span><text:span text:style-name="T174_40"><text:s/></text:span><text:span text:style-name="T174_41">different</text:span><text:span text:style-name="T174_42"><text:s/></text:span><text:span text:style-name="T174_43">toulbar</text:span><text:span text:style-name="T174_44">2</text:span><text:span text:style-name="T174_45"><text:s/></text:span><text:span text:style-name="T174_46">options</text:span><text:span text:style-name="T174_47">,<text:s/></text:span><text:span text:style-name="T174_48">you</text:span><text:span text:style-name="T174_49"><text:s/></text:span><text:span text:style-name="T174_50">need</text:span><text:span text:style-name="T174_51"><text:s/></text:span><text:span text:style-name="T174_52">to</text:span><text:span text:style-name="T174_53"><text:s/></text:span><text:span text:style-name="T174_54">create</text:span><text:span text:style-name="T174_55"><text:s/></text:span><text:span text:style-name="T174_56">in</text:span><text:span text:style-name="T174_57"><text:s/></text:span><text:span text:style-name="T174_58">the</text:span><text:span text:style-name="T174_59"><text:s/></text:span><text:span text:style-name="T174_60">working</text:span><text:span text:style-name="T174_61"><text:s/></text:span><text:span text:style-name="T174_62">directory</text:span><text:span text:style-name="T174_63"><text:s/>(</text:span><text:span text:style-name="T174_64">i</text:span><text:span text:style-name="T174_65">.</text:span><text:span text:style-name="T174_66">e</text:span><text:span text:style-name="T174_67"><text:s/>:<text:s/></text:span><text:span text:style-name="T174_68">build</text:span><text:span text:style-name="T174_69">_</text:span><text:span text:style-name="T174_70">bench</text:span><text:span text:style-name="T174_71">)<text:s/></text:span><text:span text:style-name="T174_72">a</text:span><text:span text:style-name="T174_73"><text:s/></text:span><text:span text:style-name="T174_74">text</text:span><text:span text:style-name="T174_75"><text:s/></text:span><text:span text:style-name="T174_76">file</text:span><text:span text:style-name="T174_77"><text:s/></text:span><text:span text:style-name="T174_78">including</text:span><text:span text:style-name="T174_79"><text:s/></text:span><text:span text:style-name="T174_80">the</text:span><text:span text:style-name="T174_81"><text:s/></text:span><text:span text:style-name="T174_82">various</text:span><text:span text:style-name="T174_83"><text:s/></text:span><text:span text:style-name="T174_84">options</text:span><text:span text:style-name="T174_85"><text:s/></text:span><text:span text:style-name="T174_86">that</text:span><text:span text:style-name="T174_87"><text:s/></text:span><text:span text:style-name="T174_88">you</text:span><text:span text:style-name="T174_89"><text:s/></text:span><text:span text:style-name="T174_90">will</text:span><text:span text:style-name="T174_91"><text:s/></text:span><text:span text:style-name="T174_92">benchmark</text:span><text:span text:style-name="T174_93">.<text:s/></text:span><text:span text:style-name="T174_94">For</text:span><text:span text:style-name="T174_95"><text:s/></text:span><text:span text:style-name="T174_96">example</text:span><text:span text:style-name="T174_97"><text:s/></text:span><text:span text:style-name="T174_98">the</text:span><text:span text:style-name="T174_99"><text:s/></text:span><text:span text:style-name="T174_100">following</text:span><text:span text:style-name="T174_101"><text:s/></text:span><text:span text:style-name="T174_102">text</text:span><text:span text:style-name="T174_103"><text:s/></text:span><text:span text:style-name="T174_104">file</text:span><text:span text:style-name="T174_105"><text:s/></text:span><text:span text:style-name="T174_106">include</text:span><text:span text:style-name="T174_107"><text:s/>:</text:span></text:p>
      <text:p text:style-name="P175"/>
      <text:p text:style-name="P176"/>
      <text:p text:style-name="P177"><text:span text:style-name="T177_1">Data</text:span><text:span text:style-name="T177_2"><text:s/></text:span><text:span text:style-name="T177_3">extraction</text:span><text:span text:style-name="T177_4">:<text:s/></text:span><text:span text:style-name="T177_5">for</text:span><text:span text:style-name="T177_6"><text:s/></text:span><text:span text:style-name="T177_7">each</text:span><text:span text:style-name="T177_8"><text:s/></text:span><text:span text:style-name="T177_9">test</text:span><text:span text:style-name="T177_10">,<text:s/></text:span><text:span text:style-name="T177_11">ctest</text:span><text:span text:style-name="T177_12"><text:s/></text:span><text:span text:style-name="T177_13">is</text:span><text:span text:style-name="T177_14"><text:s/></text:span><text:span text:style-name="T177_15">not</text:span><text:span text:style-name="T177_16"><text:s/></text:span><text:span text:style-name="T177_17">going</text:span><text:span text:style-name="T177_18"><text:s/></text:span><text:span text:style-name="T177_19">to</text:span><text:span text:style-name="T177_20"><text:s/></text:span><text:span text:style-name="T177_21">directly</text:span><text:span text:style-name="T177_22"><text:s/></text:span><text:span text:style-name="T177_23">launch</text:span><text:span text:style-name="T177_24"><text:s/></text:span><text:span text:style-name="T177_25">toulbar</text:span><text:span text:style-name="T177_26">2</text:span><text:span text:style-name="T177_27"><text:s/></text:span><text:span text:style-name="T177_28">but</text:span><text:span text:style-name="T177_29"><text:s/></text:span><text:span text:style-name="T177_30">the</text:span><text:span text:style-name="T177_31"><text:s/></text:span><text:span text:style-name="T177_32">perl</text:span><text:span text:style-name="T177_33"><text:s/></text:span><text:span text:style-name="T177_34">wrapper</text:span><text:span text:style-name="T177_35"><text:s/></text:span><text:span text:style-name="T177_36">run</text:span><text:span text:style-name="T177_37">_</text:span><text:span text:style-name="T177_38">test</text:span><text:span text:style-name="T177_39">.</text:span><text:span text:style-name="T177_40">pl</text:span><text:span text:style-name="T177_41">.<text:s/></text:span><text:span text:style-name="T177_42">This</text:span><text:span text:style-name="T177_43"><text:s/></text:span><text:span text:style-name="T177_44">script</text:span><text:span text:style-name="T177_45"><text:s/></text:span><text:span text:style-name="T177_46">is</text:span><text:span text:style-name="T177_47"><text:s/></text:span><text:span text:style-name="T177_48">located</text:span><text:span text:style-name="T177_49"><text:s/></text:span><text:span text:style-name="T177_50">in</text:span><text:span text:style-name="T177_51"><text:s/></text:span><text:span text:style-name="T177_52">the</text:span><text:span text:style-name="T177_53"><text:s/></text:span><text:span text:style-name="T177_54">misc</text:span><text:span text:style-name="T177_55">/</text:span><text:span text:style-name="T177_56">script</text:span><text:span text:style-name="T177_57">/</text:span><text:span text:style-name="T177_58"><text:s/></text:span><text:span text:style-name="T177_59">directory</text:span><text:span text:style-name="T177_60">.<text:s/></text:span><text:span text:style-name="T177_61">it</text:span><text:span text:style-name="T177_62"><text:s/></text:span><text:span text:style-name="T177_63">will</text:span><text:span text:style-name="T177_64"><text:s/></text:span><text:span text:style-name="T177_65">be</text:span><text:span text:style-name="T177_66"><text:s/></text:span><text:span text:style-name="T177_67">copied</text:span></text:p>
      <text:p text:style-name="P178"><text:span text:style-name="T178_1">in</text:span><text:span text:style-name="T178_2"><text:s/></text:span><text:span text:style-name="T178_3">the</text:span><text:span text:style-name="T178_4"><text:s/></text:span><text:span text:style-name="T178_5">same</text:span><text:span text:style-name="T178_6"><text:s/></text:span><text:span text:style-name="T178_7">location</text:span><text:span text:style-name="T178_8"><text:s/></text:span><text:span text:style-name="T178_9">as</text:span><text:span text:style-name="T178_10"><text:s/></text:span><text:span text:style-name="T178_11">toulbar</text:span><text:span text:style-name="T178_12">2</text:span><text:span text:style-name="T178_13"><text:s/></text:span><text:span text:style-name="T178_14">binary</text:span><text:span text:style-name="T178_15"><text:s/></text:span><text:span text:style-name="T178_16">during</text:span><text:span text:style-name="T178_17"><text:s/></text:span><text:span text:style-name="T178_18">the</text:span><text:span text:style-name="T178_19"><text:s/></text:span><text:span text:style-name="T178_20">compilation</text:span><text:span text:style-name="T178_21"><text:s/></text:span><text:span text:style-name="T178_22">process</text:span><text:span text:style-name="T178_23"><text:s/>(</text:span><text:span text:style-name="T178_24">build</text:span><text:span text:style-name="T178_25">/</text:span><text:span text:style-name="T178_26">bin</text:span><text:span text:style-name="T178_27">/</text:span><text:span text:style-name="T178_28">Linux</text:span><text:span text:style-name="T178_29">).</text:span></text:p>
      <text:p text:style-name="P179"/>
      <text:p text:style-name="P180"><text:span text:style-name="T180_1">Match</text:span></text:p>
      <text:p text:style-name="P181"><text:span text:style-name="T181_1">#</text:span><text:span text:style-name="T181_2">file</text:span><text:span text:style-name="T181_3"><text:s/></text:span><text:span text:style-name="T181_4">structure</text:span><text:span text:style-name="T181_5"><text:s/>:</text:span></text:p>
      <text:p text:style-name="P182"><text:span text:style-name="T182_1">#</text:span><text:span text:style-name="T182_2">label</text:span><text:span text:style-name="T182_3">;</text:span><text:span text:style-name="T182_4">value</text:span><text:span text:style-name="T182_5">_</text:span><text:span text:style-name="T182_6">postion</text:span><text:span text:style-name="T182_7">;</text:span><text:span text:style-name="T182_8">regular</text:span><text:span text:style-name="T182_9"><text:s/></text:span><text:span text:style-name="T182_10">expression</text:span><text:span text:style-name="T182_11">;</text:span><text:span text:style-name="T182_12">mandatory</text:span><text:span text:style-name="T182_13"><text:s/>(1<text:s/>=<text:s/></text:span><text:span text:style-name="T182_14">yes</text:span><text:span text:style-name="T182_15">,0=</text:span><text:span text:style-name="T182_16">no</text:span><text:span text:style-name="T182_17">)</text:span></text:p>
      <text:p text:style-name="P183"><text:span text:style-name="T183_1">#</text:span><text:span text:style-name="T183_2">label</text:span><text:span text:style-name="T183_3"><text:s/>=<text:s/></text:span><text:span text:style-name="T183_4">name</text:span><text:span text:style-name="T183_5"><text:s/></text:span><text:span text:style-name="T183_6">used</text:span><text:span text:style-name="T183_7"><text:s/></text:span><text:span text:style-name="T183_8">for</text:span><text:span text:style-name="T183_9"><text:s/></text:span><text:span text:style-name="T183_10">data</text:span><text:span text:style-name="T183_11"><text:s/></text:span><text:span text:style-name="T183_12">storage</text:span><text:span text:style-name="T183_13"><text:s/></text:span><text:span text:style-name="T183_14">and</text:span><text:span text:style-name="T183_15"><text:s/></text:span><text:span text:style-name="T183_16">colonne</text:span><text:span text:style-name="T183_17"><text:s/></text:span><text:span text:style-name="T183_18">name</text:span><text:span text:style-name="T183_19"><text:s/></text:span><text:span text:style-name="T183_20">in</text:span><text:span text:style-name="T183_21"><text:s/></text:span><text:span text:style-name="T183_22">the</text:span><text:span text:style-name="T183_23"><text:s/></text:span><text:span text:style-name="T183_24">report</text:span><text:span text:style-name="T183_25"><text:s/></text:span><text:span text:style-name="T183_26">file</text:span></text:p>
      <text:p text:style-name="P184"><text:span text:style-name="T184_1">#</text:span><text:span text:style-name="T184_2">value</text:span><text:span text:style-name="T184_3"><text:s/></text:span><text:span text:style-name="T184_4">position</text:span><text:span text:style-name="T184_5"><text:s/>=<text:s/></text:span><text:span text:style-name="T184_6">rank</text:span><text:span text:style-name="T184_7"><text:s/></text:span><text:span text:style-name="T184_8">of</text:span><text:span text:style-name="T184_9"><text:s/></text:span><text:span text:style-name="T184_10">wanted</text:span><text:span text:style-name="T184_11"><text:s/></text:span><text:span text:style-name="T184_12">value</text:span><text:span text:style-name="T184_13"><text:s/></text:span><text:span text:style-name="T184_14">in</text:span><text:span text:style-name="T184_15"><text:s/></text:span><text:span text:style-name="T184_16">the</text:span><text:span text:style-name="T184_17"><text:s/></text:span><text:span text:style-name="T184_18">regular</text:span><text:span text:style-name="T184_19"><text:s/></text:span><text:span text:style-name="T184_20">expression</text:span><text:span text:style-name="T184_21"><text:s/></text:span><text:span text:style-name="T184_22">specified</text:span><text:span text:style-name="T184_23"><text:s/></text:span><text:span text:style-name="T184_24">in</text:span><text:span text:style-name="T184_25"><text:s/></text:span><text:span text:style-name="T184_26">the</text:span><text:span text:style-name="T184_27"><text:s/></text:span><text:span text:style-name="T184_28">next</text:span><text:span text:style-name="T184_29"><text:s/></text:span><text:span text:style-name="T184_30">field</text:span></text:p>
      <text:p text:style-name="P185"><text:span text:style-name="T185_1">#</text:span><text:span text:style-name="T185_2">regular</text:span><text:span text:style-name="T185_3"><text:s/></text:span><text:span text:style-name="T185_4">expression</text:span><text:span text:style-name="T185_5"><text:s/>==&gt;<text:s/></text:span><text:span text:style-name="T185_6">reg</text:span><text:span text:style-name="T185_7"><text:s/></text:span><text:span text:style-name="T185_8">exp</text:span><text:span text:style-name="T185_9"><text:s/></text:span><text:span text:style-name="T185_10">in</text:span><text:span text:style-name="T185_11"><text:s/></text:span><text:span text:style-name="T185_12">perl</text:span><text:span text:style-name="T185_13"><text:s/></text:span><text:span text:style-name="T185_14">syntax</text:span><text:span text:style-name="T185_15"><text:s/></text:span><text:span text:style-name="T185_16">fence</text:span><text:span text:style-name="T185_17"><text:s/></text:span><text:span text:style-name="T185_18">define</text:span><text:span text:style-name="T185_19"><text:s/></text:span><text:span text:style-name="T185_20">extract</text:span><text:span text:style-name="T185_21"><text:s/></text:span><text:span text:style-name="T185_22">value</text:span></text:p>
      <text:p text:style-name="P186"><text:span text:style-name="T186_1">#<text:s/></text:span><text:span text:style-name="T186_2">mandatory</text:span><text:span text:style-name="T186_3"><text:s/>==&gt;<text:s/></text:span><text:span text:style-name="T186_4">boolean</text:span><text:span text:style-name="T186_5"><text:s/></text:span><text:span text:style-name="T186_6">flag</text:span><text:span text:style-name="T186_7"><text:s/>1=&gt;<text:s/></text:span><text:span text:style-name="T186_8">current</text:span><text:span text:style-name="T186_9"><text:s/></text:span><text:span text:style-name="T186_10">element</text:span><text:span text:style-name="T186_11"><text:s/></text:span><text:span text:style-name="T186_12">is</text:span><text:span text:style-name="T186_13"><text:s/></text:span><text:span text:style-name="T186_14">mandatory</text:span><text:span text:style-name="T186_15"><text:s/>.</text:span><text:span text:style-name="T186_16">i</text:span><text:span text:style-name="T186_17">.</text:span><text:span text:style-name="T186_18">e</text:span><text:span text:style-name="T186_19"><text:s/></text:span><text:span text:style-name="T186_20">test</text:span><text:span text:style-name="T186_21"><text:s/></text:span><text:span text:style-name="T186_22">will</text:span><text:span text:style-name="T186_23"><text:s/></text:span><text:span text:style-name="T186_24">be</text:span><text:span text:style-name="T186_25"><text:s/></text:span><text:span text:style-name="T186_26">successful</text:span><text:span text:style-name="T186_27"><text:s/></text:span><text:span text:style-name="T186_28">or</text:span><text:span text:style-name="T186_29"><text:s/></text:span><text:span text:style-name="T186_30">failed</text:span><text:span text:style-name="T186_31"><text:s/></text:span><text:span text:style-name="T186_32">is</text:span><text:span text:style-name="T186_33"><text:s/></text:span><text:span text:style-name="T186_34">this</text:span><text:span text:style-name="T186_35"><text:s/></text:span><text:span text:style-name="T186_36">field</text:span><text:span text:style-name="T186_37"><text:s/></text:span><text:span text:style-name="T186_38">is</text:span><text:span text:style-name="T186_39"><text:s/></text:span><text:span text:style-name="T186_40">not</text:span><text:span text:style-name="T186_41"><text:s/></text:span><text:span text:style-name="T186_42">found</text:span><text:span text:style-name="T186_43"><text:s/></text:span><text:span text:style-name="T186_44">in</text:span><text:span text:style-name="T186_45"><text:s/></text:span><text:span text:style-name="T186_46">the</text:span><text:span text:style-name="T186_47"><text:s/></text:span><text:span text:style-name="T186_48">jobs</text:span><text:span text:style-name="T186_49"><text:s/></text:span><text:span text:style-name="T186_50">output</text:span></text:p>
      <text:p text:style-name="P187"/>
      <text:p text:style-name="P188"><text:span text:style-name="T188_1">Optimum</text:span><text:span text:style-name="T188_2">;2;(</text:span><text:span text:style-name="T188_3">Optimum</text:span><text:span text:style-name="T188_4">:)\</text:span><text:span text:style-name="T188_5">s</text:span><text:span text:style-name="T188_6">(\</text:span><text:span text:style-name="T188_7">d</text:span><text:span text:style-name="T188_8">*);1</text:span></text:p>
      <text:p text:style-name="P189"><text:span text:style-name="T189_1">backtracks</text:span><text:span text:style-name="T189_2">;1;[</text:span><text:span text:style-name="T189_3">in</text:span><text:span text:style-name="T189_4">]\</text:span><text:span text:style-name="T189_5">s</text:span><text:span text:style-name="T189_6">(\</text:span><text:span text:style-name="T189_7">d</text:span><text:span text:style-name="T189_8">+)\</text:span><text:span text:style-name="T189_9">s</text:span><text:span text:style-name="T189_10">+(</text:span><text:span text:style-name="T189_11">backtracks</text:span><text:span text:style-name="T189_12">);0</text:span></text:p>
      <text:p text:style-name="P190"><text:span text:style-name="T190_1">nodes</text:span><text:span text:style-name="T190_2">;1;[</text:span><text:span text:style-name="T190_3">and</text:span><text:span text:style-name="T190_4">]\</text:span><text:span text:style-name="T190_5">s</text:span><text:span text:style-name="T190_6">(\</text:span><text:span text:style-name="T190_7">d</text:span><text:span text:style-name="T190_8">+)\</text:span><text:span text:style-name="T190_9">s</text:span><text:span text:style-name="T190_10">+(</text:span><text:span text:style-name="T190_11">nodes</text:span><text:span text:style-name="T190_12">);0</text:span></text:p>
      <text:p text:style-name="P191"><text:span text:style-name="T191_1">seconds</text:span><text:span text:style-name="T191_2">;1;[</text:span><text:span text:style-name="T191_3">and</text:span><text:span text:style-name="T191_4">]\</text:span><text:span text:style-name="T191_5">s</text:span><text:span text:style-name="T191_6">(\</text:span><text:span text:style-name="T191_7">d</text:span><text:span text:style-name="T191_8">+.\</text:span><text:span text:style-name="T191_9">d</text:span><text:span text:style-name="T191_10">*|\</text:span><text:span text:style-name="T191_11">d</text:span><text:span text:style-name="T191_12">+)\</text:span><text:span text:style-name="T191_13">s</text:span><text:span text:style-name="T191_14">+(</text:span><text:span text:style-name="T191_15">seconds</text:span><text:span text:style-name="T191_16">.);0</text:span></text:p>
      <text:p text:style-name="P192"><text:span text:style-name="T192_1">Pretime</text:span><text:span text:style-name="T192_2">;1;[</text:span><text:span text:style-name="T192_3">Preprocessing</text:span><text:span text:style-name="T192_4"><text:s/></text:span><text:span text:style-name="T192_5">Time</text:span><text:span text:style-name="T192_6">]\</text:span><text:span text:style-name="T192_7">s</text:span><text:span text:style-name="T192_8">+[:]\</text:span><text:span text:style-name="T192_9">s</text:span><text:span text:style-name="T192_10">*(\</text:span><text:span text:style-name="T192_11">d</text:span><text:span text:style-name="T192_12">+.\</text:span><text:span text:style-name="T192_13">d</text:span><text:span text:style-name="T192_14">*|\</text:span><text:span text:style-name="T192_15">d</text:span><text:span text:style-name="T192_16">+)\</text:span><text:span text:style-name="T192_17">s</text:span><text:span text:style-name="T192_18">+(</text:span><text:span text:style-name="T192_19">seconds</text:span><text:span text:style-name="T192_20">);0</text:span></text:p>
      <text:p text:style-name="P193"><text:span text:style-name="T193_1">Solution</text:span><text:span text:style-name="T193_2">;1;</text:span><text:span text:style-name="T193_3">New</text:span><text:span text:style-name="T193_4"><text:s/></text:span><text:span text:style-name="T193_5">solution</text:span><text:span text:style-name="T193_6">:\</text:span><text:span text:style-name="T193_7">s</text:span><text:span text:style-name="T193_8">(\</text:span><text:span text:style-name="T193_9">d</text:span><text:span text:style-name="T193_10">+);0</text:span></text:p>
      <text:p text:style-name="P194"><text:span text:style-name="T194_1">logLike</text:span><text:span text:style-name="T194_2">;1;</text:span><text:span text:style-name="T194_3">log</text:span><text:span text:style-name="T194_4">10</text:span><text:span text:style-name="T194_5">like</text:span><text:span text:style-name="T194_6">:\</text:span><text:span text:style-name="T194_7">s</text:span><text:span text:style-name="T194_8">([+-]\</text:span><text:span text:style-name="T194_9">d</text:span><text:span text:style-name="T194_10">*.\</text:span><text:span text:style-name="T194_11">d</text:span><text:span text:style-name="T194_12">*)\</text:span><text:span text:style-name="T194_13">s</text:span><text:span text:style-name="T194_14">;0</text:span></text:p>
      <text:p text:style-name="P195"/>
      <text:p text:style-name="P196"><text:span text:style-name="T196_1">Match</text:span><text:span text:style-name="T196_2"><text:s/></text:span><text:span text:style-name="T196_3">allows</text:span><text:span text:style-name="T196_4"><text:s/></text:span><text:span text:style-name="T196_5">to</text:span><text:span text:style-name="T196_6"><text:s/></text:span><text:span text:style-name="T196_7">define</text:span><text:span text:style-name="T196_8"><text:s/></text:span><text:span text:style-name="T196_9">regular</text:span><text:span text:style-name="T196_10"><text:s/></text:span><text:span text:style-name="T196_11">expressions</text:span><text:span text:style-name="T196_12"><text:s/></text:span><text:span text:style-name="T196_13">in</text:span><text:span text:style-name="T196_14"><text:s/></text:span><text:span text:style-name="T196_15">order</text:span><text:span text:style-name="T196_16"><text:s/></text:span><text:span text:style-name="T196_17">to</text:span><text:span text:style-name="T196_18"><text:s/></text:span><text:span text:style-name="T196_19">extract</text:span><text:span text:style-name="T196_20"><text:s/></text:span><text:span text:style-name="T196_21">metrics</text:span><text:span text:style-name="T196_22"><text:s/></text:span><text:span text:style-name="T196_23">from</text:span><text:span text:style-name="T196_24"><text:s/></text:span><text:span text:style-name="T196_25">each</text:span><text:span text:style-name="T196_26"><text:s/></text:span><text:span text:style-name="T196_27">output</text:span><text:span text:style-name="T196_28">.</text:span></text:p>
      <text:p text:style-name="P19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